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OpenSymbol" svg:font-family="OpenSymbol"/>
    <style:font-face style:name="Monospace" svg:font-family="Monospace" style:font-pitch="fixed"/>
    <style:font-face style:name="Courier New" svg:font-family="'Courier New'" style:font-adornments="Negreta cursiva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Код">
      <style:text-properties fo:font-weight="bold" style:font-weight-asian="bold" style:font-weight-complex="bold"/>
    </style:style>
    <style:style style:name="P4" style:family="paragraph" style:parent-style-name="Код">
      <style:text-properties fo:font-weight="normal" style:font-weight-asian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Heading_20_1">
      <style:paragraph-properties fo:text-align="center" style:justify-single-word="false" fo:break-before="page"/>
    </style:style>
    <style:style style:name="P10" style:family="paragraph" style:parent-style-name="Heading_20_3">
      <style:text-properties fo:color="#000000" style:font-name-asian="Monospace" style:font-name-complex="Monospace"/>
    </style:style>
    <style:style style:name="T1" style:family="text">
      <style:text-properties style:text-underline-style="none"/>
    </style:style>
    <style:style style:name="T2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3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ценка доли «динамических» импортов в Python-проектах посредством logilab-astng</text:h>
      <text:p text:style-name="P2">Автор: Старцев Е.В.</text:p>
      <text:p text:style-name="Text_20_body">Язык программирования Python является одним из представителей динамических языков программирования. Но помимо возможности точно определить тип переменной в конкретном месте программы только в момент исполнения, также источник связи между Python-модулями – импорта также может быть точно определен лишь в момент исполнения. Но для того, чтобы импорт стал подлинно «динамическим», то есть таким, что его источник не могу быть определен при статическом анализе текстов нужно выполнить специальные действия – произвести модификации с набором каталогов, в которых ищет модули Python в момент исполнения.</text:p>
      <text:p text:style-name="Text_20_body">Проведенное исследование доказывает ничтожную долю таких случаев в реальных Python-проектах. Причина этого, на взгляд автора, в том что подобная возможность запутывает Python-проект, не предоставляя видимых преимуществ.</text:p>
      <text:p text:style-name="Text_20_body">Для анализа в первую очередь использовались большие Python-проекты. Они были найдены посредством запроса «Large Python Projects» <text:s/>в поисковой машине Google. Их список может быть найден по ссылке – <text:a xlink:type="simple" xlink:href="http://wiki.python.org/moin/LargePythonProjects">http://wiki.python.org/moin/LargePythonProjects</text:a>.</text:p>
      <text:p text:style-name="Text_20_body">Анализ проводился посредством библиотеки logilab-astng. Суть анализа состояла в построении дерева ASTNG для всего проекта и анализе узлов, связанных с импортами. Использовались стандартные классы logilab-astng, доработанные для получения информации о случаях, в которых узел дерева ASTNG, описывающий импорт не может быть корректно обработан – получена информация об модуле который импортируется (или имя из которого импортируется). В качестве такого случая рассматривался случай обработки исключения ImportError при котором анализ отдельного импорта завершался. <text:s/></text:p>
      <text:p text:style-name="Text_20_body"><text:s text:c="2"/>Метод _<text:span text:style-name="T1">imported_mod</text:span>ule <text:s/>Linker-а. Вызывается метод compute_module, основное действие проверка является ли импорт модуль «стандартным». Здесь вызывается метод file_from_modpath. Генерация ImportError при этом говорит о невозможности выполнить import стандартными средствами. Возможные варианты — нужные модули не установлены в системе либо не могут быть найдены стандартными средствами(«динамический» импорт).</text:p>
      <text:h text:style-name="Heading_20_2" text:outline-level="2">Тестирование появления случаев «нестандартных» импортов.</text:h>
      <text:h text:style-name="Heading_20_3" text:outline-level="3">Конфигурация системы</text:h>
      <text:p text:style-name="Text_20_body">Система — archlinux. </text:p>
      <text:p text:style-name="Text_20_body">Версии ПО при тестировании:</text:p>
      <text:p text:style-name="Text_20_body">python2 2.7.2-2</text:p>
      <text:p text:style-name="Text_20_body">python-logilab-astng 0.22.0-1 </text:p>
      <text:p text:style-name="Text_20_body">python-logilab-common 0.56.0-1 </text:p>
      <text:p text:style-name="Text_20_body">pylint 0.24.0-1</text:p>
      <text:p text:style-name="Text_20_body">python-lxml 2.3.1-1</text:p>
      <text:p text:style-name="Text_20_body">django 1.3.1-1</text:p>
      <text:p text:style-name="Text_20_body">python2-yaml 3.10-1</text:p>
      <text:p text:style-name="Text_20_body">bpython2-0.10.1-1</text:p>
      <text:p text:style-name="Text_20_body"><text:soft-page-break/>python-flup 1.0.2-2</text:p>
      <text:p text:style-name="Text_20_body">python-memcached-1.47-1</text:p>
      <text:p text:style-name="Text_20_body">python-markdown-2.0.3-5</text:p>
      <text:p text:style-name="Text_20_body">twisted 11.0.0-1</text:p>
      <text:p text:style-name="Text_20_body">python2-sqlalchemy 0.7.2-1</text:p>
      <text:h text:style-name="Heading_20_3" text:outline-level="3">Анализ проекта twisted</text:h>
      <text:p text:style-name="Text_20_body">По всей видимости это самый большой из существующих Python-проектов.</text:p>
      <text:list xml:id="list1704199223" text:style-name="L1">
        <text:list-item>
          <text:p text:style-name="P5">Импорты из не найденного модуля: 80;</text:p>
        </text:list-item>
        <text:list-item>
          <text:p text:style-name="P5">Импорты From из не найденного модуля: 111;</text:p>
        </text:list-item>
        <text:list-item>
          <text:p text:style-name="P5">Импорты From отдельного имени – 4216</text:p>
        </text:list-item>
        <text:list-item>
          <text:p text:style-name="P5">Импорты From всех имен (<text:span text:style-name="T5">from module import *</text:span>) – 0</text:p>
        </text:list-item>
        <text:list-item>
          <text:p text:style-name="P5">Успешные импорты : 6218.</text:p>
        </text:list-item>
      </text:list>
      <text:p text:style-name="Text_20_body">Большая часть импортов связана с отсутствующеми модулями. Есть несколько «динамических» импортов в тестах, создаются некоторые пакеты и модули и поризводятся некоторые порверки. Т.к. это тестовая функциональность для анализирования проекта эти импорты несущественны.</text:p>
      <text:h text:style-name="Heading_20_3" text:outline-level="3">Анализ проекта SQLAlchemy </text:h>
      <text:list xml:id="list1286303907" text:continue-numbering="true" text:style-name="L1">
        <text:list-item>
          <text:p text:style-name="P5">Импорты из не найденного модуля: 5;</text:p>
        </text:list-item>
        <text:list-item>
          <text:p text:style-name="P5">Импорты From из не найденного модуля: 10;</text:p>
        </text:list-item>
        <text:list-item>
          <text:p text:style-name="P5">Импорты From отдельного имени – 1282</text:p>
        </text:list-item>
        <text:list-item>
          <text:p text:style-name="P5">Импорты From всех имен (<text:span text:style-name="T5">from module import *</text:span>) – 2</text:p>
        </text:list-item>
        <text:list-item>
          <text:p text:style-name="P5">Успешные импорты : 1608.</text:p>
        </text:list-item>
      </text:list>
      <text:p text:style-name="Text_20_body">Все импорты для которых на системе тестирования модуль ине был найден связаны с отсутствующими (неустановленными) Python-библиотеками. В основном это библиотеки работы с различными типами СУБД — Oracle, Sybase, MySQL и некоторые другие.</text:p>
      <text:h text:style-name="Heading_20_3" text:outline-level="3">Анализ библиотеки logilab</text:h>
      <text:list xml:id="list1367776819" text:continue-numbering="true" text:style-name="L1">
        <text:list-item>
          <text:p text:style-name="P5">Импорты из не найденного модуля: 5;</text:p>
        </text:list-item>
        <text:list-item>
          <text:p text:style-name="P5">Импорты From из не найденного модуля: 40;</text:p>
        </text:list-item>
        <text:list-item>
          <text:p text:style-name="P5">Импорты From отдельного имени – 288</text:p>
        </text:list-item>
        <text:list-item>
          <text:p text:style-name="P5">Импорты From всех имен (<text:span text:style-name="T5">from module import *</text:span>) – 3</text:p>
        </text:list-item>
        <text:list-item>
          <text:p text:style-name="P6">Успешные импорты : 674.</text:p>
        </text:list-item>
      </text:list>
      <text:p text:style-name="P1">Все неразрешенные импорты связаны с отстутствующеми библиотеками.</text:p>
      <text:h text:style-name="P10" text:outline-level="3">Анализ pylint</text:h>
      <text:list xml:id="list904078741" text:continue-numbering="true" text:style-name="L1">
        <text:list-item>
          <text:p text:style-name="P5">Импорты из не найденного модуля: 0;</text:p>
        </text:list-item>
        <text:list-item>
          <text:p text:style-name="P5"><text:soft-page-break/>Импорты From из не найденного модуля: 0;</text:p>
        </text:list-item>
        <text:list-item>
          <text:p text:style-name="P5">Импорты From отдельного имени – 97</text:p>
        </text:list-item>
        <text:list-item>
          <text:p text:style-name="P5">Импорты From всех имен (<text:span text:style-name="T5">from module import *</text:span>) – 0</text:p>
        </text:list-item>
        <text:list-item>
          <text:p text:style-name="P6">Успешные импорты : 282.</text:p>
        </text:list-item>
      </text:list>
      <text:h text:style-name="P10" text:outline-level="3">Анализ lxml</text:h>
      <text:list xml:id="list46220768" text:continue-numbering="true" text:style-name="L1">
        <text:list-item>
          <text:p text:style-name="P5">Импорты из не найденного модуля: 0;</text:p>
        </text:list-item>
        <text:list-item>
          <text:p text:style-name="P5">Импорты From из не найденного модуля: 11;</text:p>
        </text:list-item>
        <text:list-item>
          <text:p text:style-name="P5">Импорты From отдельного имени – 49</text:p>
        </text:list-item>
        <text:list-item>
          <text:p text:style-name="P5">Импорты From всех имен (<text:span text:style-name="T5">from module import *</text:span>) – 0</text:p>
        </text:list-item>
        <text:list-item>
          <text:p text:style-name="P6">Успешные импорты : 572.</text:p>
        </text:list-item>
      </text:list>
      <text:p text:style-name="P1">Все неразрешенные импорты связаны с отстутствующеми библиотеками.</text:p>
      <text:h text:style-name="P10" text:outline-level="3">Анализ django</text:h>
      <text:list xml:id="list1262231576" text:continue-numbering="true" text:style-name="L1">
        <text:list-item>
          <text:p text:style-name="P5">Импорты из не найденного модуля: 12;</text:p>
        </text:list-item>
        <text:list-item>
          <text:p text:style-name="P5">Импорты From из не найденного модуля: 12;</text:p>
        </text:list-item>
        <text:list-item>
          <text:p text:style-name="P5">Успешные импорты : 4806.</text:p>
        </text:list-item>
        <text:list-item>
          <text:p text:style-name="P5">Импорты From отдельного имени – 3757</text:p>
        </text:list-item>
        <text:list-item>
          <text:p text:style-name="P5">Импорты From всех имен (<text:span text:style-name="T5">from module import *</text:span>) – 46</text:p>
        </text:list-item>
      </text:list>
      <text:p text:style-name="Text_20_body">Все случаи неудачной обработки импортов связаны с отстутствующими в системе модулями. </text:p>
      <text:h text:style-name="Heading_20_2" text:outline-level="2">Работа с импортами From в logilab</text:h>
      <text:p text:style-name="Text_20_body">На данный момент в logilab в классе Linker этот тип импортов анализируется не в полной мере, т.к. функция <text:span text:style-name="T3">get_module_part</text:span> реализована не до конца корректно. Признается ошибочно «плохим» импорт из __init__.py(модуля, соответствующего пакету), импорт модуля из пакета. В комментариях отмечено, что ошибкой является отсутствие обработки предшествующего имени пакета для модуля. В использующем logilab пакете pyreverse эти импорты разрешаются как-то иначе, т.к. в результирующую диаграмму пакетов они попадают, хоть и при анализе их Linker-ом выдается ошибка<text:span text:style-name="T4">. Скорее всего это делает <text:s/></text:span><text:span text:style-name="T2">DefaultDiadefGenerator, который также посещает узлы ASTNG (в том числе и импорты From).</text:span></text:p>
      <text:p text:style-name="Text_20_body">По непонятным причинам в функцию не передается context_file параметр сформированный перед ее вызовом, это приводит к тому что оносительные импорты корректно не работают (т.к. неизвестен контекст из которого они вызваны). В этой функции имеется соответствующий параметр, но для него установлено значение по умолчанию — None, которое и используется. Передача этого параметра сокращает количество «плохих» импортов с примерно 180 до 24 на django, аналогичная систуация ситуация с остальными пректами, подвергнутыми исследованию. В списке «плохих» импортов остались только импорты не установленных библиотек.</text:p>
      <text:h text:style-name="Heading_20_2" text:outline-level="2">Вывод</text:h>
      <text:p text:style-name="Text_20_body">В реально существующих Python-проектах число «динамических» импортов ничтожно <text:soft-page-break/>мало. Импорты могут быть проанализированы посредством статического анализа с очень малым процентом некорректно проанализированных импортов.</text:p>
      <text:p text:style-name="Text_20_body">Кроме того доля импортов типа «From»также очень мала, а в некоторых, в том числе в Twisted они вообще не используются, учитывая это можно свести обработку этого типа к простейшей и избежать сложного алгоритма проверки тех имен которые проимпортировались одной такой инструкцией, в частности можно рассматривать только локальные имена и имена которые импортированы в этот модуль без использования конструкции <text:span text:style-name="T5">import *</text:span>. То есть не учитывать те имена, которые импортированы в этот модуль также посредством конструкции <text:span text:style-name="T5">import *</text:span>.</text:p>
      <text:p text:style-name="Text_20_body"/>
      <text:h text:style-name="P9" text:outline-level="1">Приложение<text:line-break/>«Сырые» результаты</text:h>
      <text:h text:style-name="Heading_20_2" text:outline-level="2">Twisted</text:h>
      <text:p text:style-name="P3">$ python2.7 test.py twisted ./Twisted.xml</text:p>
      <text:p text:style-name="Код">parsing /usr/lib/python2.7/site-packages/twisted/__init__.py...</text:p>
      <text:p text:style-name="Код">parsing /usr/lib/python2.7/site-packages/twisted/plugin.py...</text:p>
      <text:p text:style-name="Код">parsing /usr/lib/python2.7/site-packages/twisted/copyright.py...</text:p>
      <text:p text:style-name="Код">parsing /usr/lib/python2.7/site-packages/twisted/_version.py...</text:p>
      <text:p text:style-name="Код">parsing /usr/lib/python2.7/site-packages/twisted/__init__.py...</text:p>
      <text:p text:style-name="Код">parsing /usr/lib/python2.7/site-packages/twisted/protocols/loopback.py...</text:p>
      <text:p text:style-name="Код">parsing /usr/lib/python2.7/site-packages/twisted/protocols/htb.py...</text:p>
      <text:p text:style-name="Код">parsing /usr/lib/python2.7/site-packages/twisted/protocols/basic.py...</text:p>
      <text:p text:style-name="Код">parsing /usr/lib/python2.7/site-packages/twisted/protocols/telnet.py...</text:p>
      <text:p text:style-name="Код">parsing /usr/lib/python2.7/site-packages/twisted/protocols/amp.py...</text:p>
      <text:p text:style-name="Код">parsing /usr/lib/python2.7/site-packages/twisted/protocols/sip.py...</text:p>
      <text:p text:style-name="Код">parsing /usr/lib/python2.7/site-packages/twisted/protocols/ftp.py...</text:p>
      <text:p text:style-name="Код">parsing /usr/lib/python2.7/site-packages/twisted/protocols/shoutcast.py...</text:p>
      <text:p text:style-name="Код">parsing /usr/lib/python2.7/site-packages/twisted/protocols/ident.py...</text:p>
      <text:p text:style-name="Код">parsing /usr/lib/python2.7/site-packages/twisted/protocols/memcache.py...</text:p>
      <text:p text:style-name="Код">parsing /usr/lib/python2.7/site-packages/twisted/protocols/stateful.py...</text:p>
      <text:p text:style-name="Код">parsing /usr/lib/python2.7/site-packages/twisted/protocols/tls.py...</text:p>
      <text:p text:style-name="Код">parsing /usr/lib/python2.7/site-packages/twisted/protocols/portforward.py...</text:p>
      <text:p text:style-name="Код">parsing /usr/lib/python2.7/site-packages/twisted/protocols/policies.py...</text:p>
      <text:p text:style-name="Код">parsing /usr/lib/python2.7/site-packages/twisted/protocols/dict.py...</text:p>
      <text:p text:style-name="Код">parsing /usr/lib/python2.7/site-packages/twisted/protocols/pcp.py...</text:p>
      <text:p text:style-name="Код">parsing /usr/lib/python2.7/site-packages/twisted/protocols/finger.py...</text:p>
      <text:p text:style-name="Код">parsing /usr/lib/python2.7/site-packages/twisted/protocols/wire.py...</text:p>
      <text:p text:style-name="Код">parsing /usr/lib/python2.7/site-packages/twisted/protocols/__init__.py...</text:p>
      <text:p text:style-name="Код">parsing /usr/lib/python2.7/site-packages/twisted/protocols/postfix.py...</text:p>
      <text:p text:style-name="Код">parsing /usr/lib/python2.7/site-packages/twisted/protocols/socks.py...</text:p>
      <text:p text:style-name="Код">parsing /usr/lib/python2.7/site-packages/twisted/protocols/test/test_tls.py...</text:p>
      <text:p text:style-name="Код">parsing /usr/lib/python2.7/site-packages/twisted/protocols/test/__init__.py...</text:p>
      <text:p text:style-name="Код">parsing /usr/lib/python2.7/site-packages/twisted/protocols/gps/rockwell.py...</text:p>
      <text:p text:style-name="Код">parsing /usr/lib/python2.7/site-packages/twisted/protocols/gps/nmea.py...</text:p>
      <text:p text:style-name="Код">parsing /usr/lib/python2.7/site-packages/twisted/protocols/gps/__init__.py...</text:p>
      <text:p text:style-name="Код">parsing /usr/lib/python2.7/site-packages/twisted/protocols/mice/__init__.py...</text:p>
      <text:p text:style-name="Код">parsing /usr/lib/python2.7/site-packages/twisted/protocols/mice/mouseman.py...</text:p>
      <text:p text:style-name="Код">parsing /usr/lib/python2.7/site-packages/twisted/test/test_roots.py...</text:p>
      <text:p text:style-name="Код">parsing /usr/lib/python2.7/site-packages/twisted/test/test_stateful.py...</text:p>
      <text:p text:style-name="Код">parsing /usr/lib/python2.7/site-packages/twisted/test/test_task.py...</text:p>
      <text:p text:style-name="Код">parsing /usr/lib/python2.7/site-packages/twisted/test/stdio_test_write.py...</text:p>
      <text:p text:style-name="Код">parsing /usr/lib/python2.7/site-packages/twisted/test/test_lockfile.py...</text:p>
      <text:p text:style-name="Код">parsing /usr/lib/python2.7/site-packages/twisted/test/test_randbytes.py...</text:p>
      <text:p text:style-name="Код">parsing /usr/lib/python2.7/site-packages/twisted/test/test_tcp_internals.py...</text:p>
      <text:p text:style-name="Код">parsing /usr/lib/python2.7/site-packages/twisted/test/test_unix.py...</text:p>
      <text:p text:style-name="Код">parsing /usr/lib/python2.7/site-packages/twisted/test/proto_helpers.py...</text:p>
      <text:p text:style-name="Код">parsing /usr/lib/python2.7/site-packages/twisted/test/test_threads.py...</text:p>
      <text:p text:style-name="Код">parsing /usr/lib/python2.7/site-packages/twisted/test/test_pbfailure.py...</text:p>
      <text:p text:style-name="Код">parsing /usr/lib/python2.7/site-packages/twisted/test/test_paths.py...</text:p>
      <text:p text:style-name="Код">parsing /usr/lib/python2.7/site-packages/twisted/test/test_plugin.py...</text:p>
      <text:p text:style-name="Код">parsing /usr/lib/python2.7/site-packages/twisted/test/test_socks.py...</text:p>
      <text:p text:style-name="Код">parsing /usr/lib/python2.7/site-packages/twisted/test/test_tpfile.py...</text:p>
      <text:p text:style-name="Код">parsing /usr/lib/python2.7/site-packages/twisted/test/test_formmethod.py...</text:p>
      <text:p text:style-name="Код">parsing /usr/lib/python2.7/site-packages/twisted/test/test_stdio.py...</text:p>
      <text:p text:style-name="Код">parsing /usr/lib/python2.7/site-packages/twisted/test/generator_failure_tests.py...</text:p>
      <text:p text:style-name="Код">parsing /usr/lib/python2.7/site-packages/twisted/test/test_defer.py...</text:p>
      <text:p text:style-name="Код">parsing /usr/lib/python2.7/site-packages/twisted/test/test_timehelpers.py...</text:p>
      <text:p text:style-name="Код">parsing /usr/lib/python2.7/site-packages/twisted/test/test_policies.py...</text:p>
      <text:p text:style-name="Код">parsing /usr/lib/python2.7/site-packages/twisted/test/test_application.py...</text:p>
      <text:p text:style-name="Код">parsing /usr/lib/python2.7/site-packages/twisted/test/test_threadable.py...</text:p>
      <text:p text:style-name="Код">parsing /usr/lib/python2.7/site-packages/twisted/test/stdio_test_lastwrite.py...</text:p>
      <text:p text:style-name="Код">parsing /usr/lib/python2.7/site-packages/twisted/test/test_enterprise.py...</text:p>
      <text:p text:style-name="Код">parsing /usr/lib/python2.7/site-packages/twisted/test/test_fdesc.py...</text:p>
      <text:p text:style-name="Код">parsing /usr/lib/python2.7/site-packages/twisted/test/plugin_extra1.py...</text:p>
      <text:p text:style-name="Код">parsing /usr/lib/python2.7/site-packages/twisted/test/test_ident.py...</text:p>
      <text:p text:style-name="Код">parsing /usr/lib/python2.7/site-packages/twisted/test/test_compat.py...</text:p>
      <text:p text:style-name="Код">parsing /usr/lib/python2.7/site-packages/twisted/test/test_nmea.py...</text:p>
      <text:p text:style-name="Код">parsing /usr/lib/python2.7/site-packages/twisted/test/process_cmdline.py...</text:p>
      <text:p text:style-name="Код">parsing /usr/lib/python2.7/site-packages/twisted/test/test_newcred.py...</text:p>
      <text:p text:style-name="Код">parsing /usr/lib/python2.7/site-packages/twisted/test/process_twisted.py...</text:p>
      <text:p text:style-name="Код">parsing /usr/lib/python2.7/site-packages/twisted/test/test_defgen.py...</text:p>
      <text:p text:style-name="Код">parsing /usr/lib/python2.7/site-packages/twisted/test/test_explorer.py...</text:p>
      <text:p text:style-name="Код">parsing /usr/lib/python2.7/site-packages/twisted/test/test_failure.py...</text:p>
      <text:p text:style-name="Код">parsing /usr/lib/python2.7/site-packages/twisted/test/test_digestauth.py...</text:p>
      <text:p text:style-name="Код">parsing /usr/lib/python2.7/site-packages/twisted/test/test_dirdbm.py...</text:p>
      <text:p text:style-name="Код">parsing /usr/lib/python2.7/site-packages/twisted/test/reflect_helper_ZDE.py...</text:p>
      <text:p text:style-name="Код">parsing /usr/lib/python2.7/site-packages/twisted/test/test_sob.py...</text:p>
      <text:p text:style-name="Код">parsing /usr/lib/python2.7/site-packages/twisted/test/test_stringtransport.py...</text:p>
      <text:p text:style-name="Код">parsing /usr/lib/python2.7/site-packages/twisted/test/test_iutils.py...</text:p>
      <text:p text:style-name="Код">parsing /usr/lib/python2.7/site-packages/twisted/test/test_amp.py...</text:p>
      <text:p text:style-name="Код">parsing /usr/lib/python2.7/site-packages/twisted/test/test_hook.py...</text:p>
      <text:p text:style-name="Код">parsing /usr/lib/python2.7/site-packages/twisted/test/test_shortcut.py...</text:p>
      <text:p text:style-name="Код"><text:soft-page-break/>parsing /usr/lib/python2.7/site-packages/twisted/test/test_jelly.py...</text:p>
      <text:p text:style-name="Код">parsing /usr/lib/python2.7/site-packages/twisted/test/test_reflector.py...</text:p>
      <text:p text:style-name="Код">parsing /usr/lib/python2.7/site-packages/twisted/test/test_zshcomp.py...</text:p>
      <text:p text:style-name="Код">parsing /usr/lib/python2.7/site-packages/twisted/test/test_sslverify.py...</text:p>
      <text:p text:style-name="Код">parsing /usr/lib/python2.7/site-packages/twisted/test/test_log.py...</text:p>
      <text:p text:style-name="Код">parsing /usr/lib/python2.7/site-packages/twisted/test/stdio_test_writeseq.py...</text:p>
      <text:p text:style-name="Код">parsing /usr/lib/python2.7/site-packages/twisted/test/test_pb.py...</text:p>
      <text:p text:style-name="Код">parsing /usr/lib/python2.7/site-packages/twisted/test/test_ssl.py...</text:p>
      <text:p text:style-name="Код">parsing /usr/lib/python2.7/site-packages/twisted/test/mock_win32process.py...</text:p>
      <text:p text:style-name="Код">parsing /usr/lib/python2.7/site-packages/twisted/test/process_linger.py...</text:p>
      <text:p text:style-name="Код">parsing /usr/lib/python2.7/site-packages/twisted/test/test_text.py...</text:p>
      <text:p text:style-name="Код">parsing /usr/lib/python2.7/site-packages/twisted/test/test_finger.py...</text:p>
      <text:p text:style-name="Код">parsing /usr/lib/python2.7/site-packages/twisted/test/stdio_test_producer.py...</text:p>
      <text:p text:style-name="Код">parsing /usr/lib/python2.7/site-packages/twisted/test/test_protocols.py...</text:p>
      <text:p text:style-name="Код">parsing /usr/lib/python2.7/site-packages/twisted/test/myrebuilder1.py...</text:p>
      <text:p text:style-name="Код">parsing /usr/lib/python2.7/site-packages/twisted/test/test_logfile.py...</text:p>
      <text:p text:style-name="Код">parsing /usr/lib/python2.7/site-packages/twisted/test/stdio_test_halfclose.py...</text:p>
      <text:p text:style-name="Код">parsing /usr/lib/python2.7/site-packages/twisted/test/test_loopback.py...</text:p>
      <text:p text:style-name="Код">parsing /usr/lib/python2.7/site-packages/twisted/test/test_udp.py...</text:p>
      <text:p text:style-name="Код">parsing /usr/lib/python2.7/site-packages/twisted/test/stdio_test_hostpeer.py...</text:p>
      <text:p text:style-name="Код">parsing /usr/lib/python2.7/site-packages/twisted/test/test_reflect.py...</text:p>
      <text:p text:style-name="Код">parsing /usr/lib/python2.7/site-packages/twisted/test/test_internet.py...</text:p>
      <text:p text:style-name="Код">parsing /usr/lib/python2.7/site-packages/twisted/test/testutils.py...</text:p>
      <text:p text:style-name="Код">parsing /usr/lib/python2.7/site-packages/twisted/test/test_adbapi.py...</text:p>
      <text:p text:style-name="Код">parsing /usr/lib/python2.7/site-packages/twisted/test/process_echoer.py...</text:p>
      <text:p text:style-name="Код">parsing /usr/lib/python2.7/site-packages/twisted/test/test_journal.py...</text:p>
      <text:p text:style-name="Код">parsing /usr/lib/python2.7/site-packages/twisted/test/test_threadpool.py...</text:p>
      <text:p text:style-name="Код">parsing /usr/lib/python2.7/site-packages/twisted/test/test_strports.py...</text:p>
      <text:p text:style-name="Код">parsing /usr/lib/python2.7/site-packages/twisted/test/test_strerror.py...</text:p>
      <text:p text:style-name="Код">parsing /usr/lib/python2.7/site-packages/twisted/test/plugin_basic.py...</text:p>
      <text:p text:style-name="Код">parsing /usr/lib/python2.7/site-packages/twisted/test/test_tcp.py...</text:p>
      <text:p text:style-name="Код">parsing /usr/lib/python2.7/site-packages/twisted/test/test_persisted.py...</text:p>
      <text:p text:style-name="Код">parsing /usr/lib/python2.7/site-packages/twisted/test/test_postfix.py...</text:p>
      <text:p text:style-name="Код">parsing /usr/lib/python2.7/site-packages/twisted/test/test_factories.py...</text:p>
      <text:p text:style-name="Код">parsing /usr/lib/python2.7/site-packages/twisted/test/process_fds.py...</text:p>
      <text:p text:style-name="Код">parsing /usr/lib/python2.7/site-packages/twisted/test/stdio_test_loseconn.py...</text:p>
      <text:p text:style-name="Код">parsing /usr/lib/python2.7/site-packages/twisted/test/time_helpers.py...</text:p>
      <text:p text:style-name="Код">parsing /usr/lib/python2.7/site-packages/twisted/test/reflect_helper_VE.py...</text:p>
      <text:p text:style-name="Код">parsing /usr/lib/python2.7/site-packages/twisted/test/test_cooperator.py...</text:p>
      <text:p text:style-name="Код">parsing /usr/lib/python2.7/site-packages/twisted/test/test_htb.py...</text:p>
      <text:p text:style-name="Код">parsing /usr/lib/python2.7/site-packages/twisted/test/process_tty.py...</text:p>
      <text:p text:style-name="Код">parsing /usr/lib/python2.7/site-packages/twisted/test/test_import.py...</text:p>
      <text:p text:style-name="Код">parsing /usr/lib/python2.7/site-packages/twisted/test/process_tester.py...</text:p>
      <text:p text:style-name="Код">parsing /usr/lib/python2.7/site-packages/twisted/test/test_strcred.py...</text:p>
      <text:p text:style-name="Код">parsing /usr/lib/python2.7/site-packages/twisted/test/test_epoll.py...</text:p>
      <text:p text:style-name="Код">parsing /usr/lib/python2.7/site-packages/twisted/test/plugin_extra2.py...</text:p>
      <text:p text:style-name="Код">parsing /usr/lib/python2.7/site-packages/twisted/test/crash_test_dummy.py...</text:p>
      <text:p text:style-name="Код">parsing /usr/lib/python2.7/site-packages/twisted/test/iosim.py...</text:p>
      <text:p text:style-name="Код">parsing /usr/lib/python2.7/site-packages/twisted/test/test_memcache.py...</text:p>
      <text:p text:style-name="Код">parsing /usr/lib/python2.7/site-packages/twisted/test/test_twistd.py...</text:p>
      <text:p text:style-name="Код">parsing /usr/lib/python2.7/site-packages/twisted/test/process_stdinreader.py...</text:p>
      <text:p text:style-name="Код">parsing /usr/lib/python2.7/site-packages/twisted/test/test_context.py...</text:p>
      <text:p text:style-name="Код">parsing /usr/lib/python2.7/site-packages/twisted/test/reflect_helper_IE.py...</text:p>
      <text:p text:style-name="Код">parsing /usr/lib/python2.7/site-packages/twisted/test/test_monkey.py...</text:p>
      <text:p text:style-name="Код">parsing /usr/lib/python2.7/site-packages/twisted/test/process_reader.py...</text:p>
      <text:p text:style-name="Код">parsing /usr/lib/python2.7/site-packages/twisted/test/myrebuilder2.py...</text:p>
      <text:p text:style-name="Код">parsing /usr/lib/python2.7/site-packages/twisted/test/test_pcp.py...</text:p>
      <text:p text:style-name="Код">parsing /usr/lib/python2.7/site-packages/twisted/test/test_sip.py...</text:p>
      <text:p text:style-name="Код">parsing /usr/lib/python2.7/site-packages/twisted/test/test_abstract.py...</text:p>
      <text:p text:style-name="Код">parsing /usr/lib/python2.7/site-packages/twisted/test/test_banana.py...</text:p>
      <text:p text:style-name="Код">parsing /usr/lib/python2.7/site-packages/twisted/test/__init__.py...</text:p>
      <text:p text:style-name="Код">parsing /usr/lib/python2.7/site-packages/twisted/test/test_error.py...</text:p>
      <text:p text:style-name="Код">parsing /usr/lib/python2.7/site-packages/twisted/test/stdio_test_consumer.py...</text:p>
      <text:p text:style-name="Код">parsing /usr/lib/python2.7/site-packages/twisted/test/test_doc.py...</text:p>
      <text:p text:style-name="Код">parsing /usr/lib/python2.7/site-packages/twisted/test/raiser.so...</text:p>
      <text:p text:style-name="Код">parsing /usr/lib/python2.7/site-packages/twisted/test/test_usage.py...</text:p>
      <text:p text:style-name="Код">parsing /usr/lib/python2.7/site-packages/twisted/test/test_manhole.py...</text:p>
      <text:p text:style-name="Код">parsing /usr/lib/python2.7/site-packages/twisted/test/test_process.py...</text:p>
      <text:p text:style-name="Код">parsing /usr/lib/python2.7/site-packages/twisted/test/test_modules.py...</text:p>
      <text:p text:style-name="Код">parsing /usr/lib/python2.7/site-packages/twisted/test/process_signal.py...</text:p>
      <text:p text:style-name="Код">parsing /usr/lib/python2.7/site-packages/twisted/test/test_dict.py...</text:p>
      <text:p text:style-name="Код">parsing /usr/lib/python2.7/site-packages/twisted/test/ssl_helpers.py...</text:p>
      <text:p text:style-name="Код">parsing /usr/lib/python2.7/site-packages/twisted/test/test_rebuild.py...</text:p>
      <text:p text:style-name="Код">parsing /usr/lib/python2.7/site-packages/twisted/test/test_ftp.py...</text:p>
      <text:p text:style-name="Код">parsing /usr/lib/python2.7/site-packages/twisted/lore/man2lore.py...</text:p>
      <text:p text:style-name="Код">parsing /usr/lib/python2.7/site-packages/twisted/lore/tree.py...</text:p>
      <text:p text:style-name="Код">parsing /usr/lib/python2.7/site-packages/twisted/lore/default.py...</text:p>
      <text:p text:style-name="Код">parsing /usr/lib/python2.7/site-packages/twisted/lore/lmath.py...</text:p>
      <text:p text:style-name="Код">parsing /usr/lib/python2.7/site-packages/twisted/lore/process.py...</text:p>
      <text:p text:style-name="Код">parsing /usr/lib/python2.7/site-packages/twisted/lore/numberer.py...</text:p>
      <text:p text:style-name="Код">parsing /usr/lib/python2.7/site-packages/twisted/lore/lint.py...</text:p>
      <text:p text:style-name="Код">parsing /usr/lib/python2.7/site-packages/twisted/lore/slides.py...</text:p>
      <text:p text:style-name="Код">parsing /usr/lib/python2.7/site-packages/twisted/lore/htmlbook.py...</text:p>
      <text:p text:style-name="Код">parsing /usr/lib/python2.7/site-packages/twisted/lore/_version.py...</text:p>
      <text:p text:style-name="Код">parsing /usr/lib/python2.7/site-packages/twisted/lore/indexer.py...</text:p>
      <text:p text:style-name="Код">parsing /usr/lib/python2.7/site-packages/twisted/lore/docbook.py...</text:p>
      <text:p text:style-name="Код">parsing /usr/lib/python2.7/site-packages/twisted/lore/latex.py...</text:p>
      <text:p text:style-name="Код">parsing /usr/lib/python2.7/site-packages/twisted/lore/__init__.py...</text:p>
      <text:p text:style-name="Код">parsing /usr/lib/python2.7/site-packages/twisted/lore/texi.py...</text:p>
      <text:p text:style-name="Код">parsing /usr/lib/python2.7/site-packages/twisted/lore/test/test_slides.py...</text:p>
      <text:p text:style-name="Код"><text:soft-page-break/>parsing /usr/lib/python2.7/site-packages/twisted/lore/test/test_latex.py...</text:p>
      <text:p text:style-name="Код">parsing /usr/lib/python2.7/site-packages/twisted/lore/test/test_docbook.py...</text:p>
      <text:p text:style-name="Код">parsing /usr/lib/python2.7/site-packages/twisted/lore/test/test_man2lore.py...</text:p>
      <text:p text:style-name="Код">parsing /usr/lib/python2.7/site-packages/twisted/lore/test/test_lore.py...</text:p>
      <text:p text:style-name="Код">parsing /usr/lib/python2.7/site-packages/twisted/lore/test/test_lint.py...</text:p>
      <text:p text:style-name="Код">parsing /usr/lib/python2.7/site-packages/twisted/lore/test/__init__.py...</text:p>
      <text:p text:style-name="Код">parsing /usr/lib/python2.7/site-packages/twisted/lore/test/test_lmath.py...</text:p>
      <text:p text:style-name="Код">parsing /usr/lib/python2.7/site-packages/twisted/lore/scripts/__init__.py...</text:p>
      <text:p text:style-name="Код">parsing /usr/lib/python2.7/site-packages/twisted/lore/scripts/lore.py...</text:p>
      <text:p text:style-name="Код">parsing /usr/lib/python2.7/site-packages/twisted/names/server.py...</text:p>
      <text:p text:style-name="Код">parsing /usr/lib/python2.7/site-packages/twisted/names/srvconnect.py...</text:p>
      <text:p text:style-name="Код">parsing /usr/lib/python2.7/site-packages/twisted/names/error.py...</text:p>
      <text:p text:style-name="Код">parsing /usr/lib/python2.7/site-packages/twisted/names/tap.py...</text:p>
      <text:p text:style-name="Код">parsing /usr/lib/python2.7/site-packages/twisted/names/common.py...</text:p>
      <text:p text:style-name="Код">parsing /usr/lib/python2.7/site-packages/twisted/names/dns.py...</text:p>
      <text:p text:style-name="Код">parsing /usr/lib/python2.7/site-packages/twisted/names/hosts.py...</text:p>
      <text:p text:style-name="Код">parsing /usr/lib/python2.7/site-packages/twisted/names/client.py...</text:p>
      <text:p text:style-name="Код">parsing /usr/lib/python2.7/site-packages/twisted/names/_version.py...</text:p>
      <text:p text:style-name="Код">parsing /usr/lib/python2.7/site-packages/twisted/names/authority.py...</text:p>
      <text:p text:style-name="Код">parsing /usr/lib/python2.7/site-packages/twisted/names/cache.py...</text:p>
      <text:p text:style-name="Код">parsing /usr/lib/python2.7/site-packages/twisted/names/secondary.py...</text:p>
      <text:p text:style-name="Код">parsing /usr/lib/python2.7/site-packages/twisted/names/resolve.py...</text:p>
      <text:p text:style-name="Код">parsing /usr/lib/python2.7/site-packages/twisted/names/__init__.py...</text:p>
      <text:p text:style-name="Код">parsing /usr/lib/python2.7/site-packages/twisted/names/root.py...</text:p>
      <text:p text:style-name="Код">parsing /usr/lib/python2.7/site-packages/twisted/names/test/test_srvconnect.py...</text:p>
      <text:p text:style-name="Код">parsing /usr/lib/python2.7/site-packages/twisted/names/test/test_rootresolve.py...</text:p>
      <text:p text:style-name="Код">parsing /usr/lib/python2.7/site-packages/twisted/names/test/test_client.py...</text:p>
      <text:p text:style-name="Код">parsing /usr/lib/python2.7/site-packages/twisted/names/test/test_cache.py...</text:p>
      <text:p text:style-name="Код">parsing /usr/lib/python2.7/site-packages/twisted/names/test/test_dns.py...</text:p>
      <text:p text:style-name="Код">parsing /usr/lib/python2.7/site-packages/twisted/names/test/test_names.py...</text:p>
      <text:p text:style-name="Код">parsing /usr/lib/python2.7/site-packages/twisted/names/test/test_common.py...</text:p>
      <text:p text:style-name="Код">parsing /usr/lib/python2.7/site-packages/twisted/names/test/__init__.py...</text:p>
      <text:p text:style-name="Код">parsing /usr/lib/python2.7/site-packages/twisted/web/http_headers.py...</text:p>
      <text:p text:style-name="Код">parsing /usr/lib/python2.7/site-packages/twisted/web/template.py...</text:p>
      <text:p text:style-name="Код">parsing /usr/lib/python2.7/site-packages/twisted/web/rewrite.py...</text:p>
      <text:p text:style-name="Код">parsing /usr/lib/python2.7/site-packages/twisted/web/http.py...</text:p>
      <text:p text:style-name="Код">parsing /usr/lib/python2.7/site-packages/twisted/web/resource.py...</text:p>
      <text:p text:style-name="Код">parsing /usr/lib/python2.7/site-packages/twisted/web/static.py...</text:p>
      <text:p text:style-name="Код">parsing /usr/lib/python2.7/site-packages/twisted/web/distrib.py...</text:p>
      <text:p text:style-name="Код">parsing /usr/lib/python2.7/site-packages/twisted/web/server.py...</text:p>
      <text:p text:style-name="Код">parsing /usr/lib/python2.7/site-packages/twisted/web/iweb.py...</text:p>
      <text:p text:style-name="Код">parsing /usr/lib/python2.7/site-packages/twisted/web/vhost.py...</text:p>
      <text:p text:style-name="Код">parsing /usr/lib/python2.7/site-packages/twisted/web/_flatten.py...</text:p>
      <text:p text:style-name="Код">parsing /usr/lib/python2.7/site-packages/twisted/web/microdom.py...</text:p>
      <text:p text:style-name="Код">parsing /usr/lib/python2.7/site-packages/twisted/web/script.py...</text:p>
      <text:p text:style-name="Код">parsing /usr/lib/python2.7/site-packages/twisted/web/html.py...</text:p>
      <text:p text:style-name="Код">parsing /usr/lib/python2.7/site-packages/twisted/web/demo.py...</text:p>
      <text:p text:style-name="Код">parsing /usr/lib/python2.7/site-packages/twisted/web/error.py...</text:p>
      <text:p text:style-name="Код">parsing /usr/lib/python2.7/site-packages/twisted/web/google.py...</text:p>
      <text:p text:style-name="Код">parsing /usr/lib/python2.7/site-packages/twisted/web/tap.py...</text:p>
      <text:p text:style-name="Код">parsing /usr/lib/python2.7/site-packages/twisted/web/_newclient.py...</text:p>
      <text:p text:style-name="Код">parsing /usr/lib/python2.7/site-packages/twisted/web/guard.py...</text:p>
      <text:p text:style-name="Код">parsing /usr/lib/python2.7/site-packages/twisted/web/soap.py...</text:p>
      <text:p text:style-name="Код">parsing /usr/lib/python2.7/site-packages/twisted/web/wsgi.py...</text:p>
      <text:p text:style-name="Код">parsing /usr/lib/python2.7/site-packages/twisted/web/_element.py...</text:p>
      <text:p text:style-name="Код">parsing /usr/lib/python2.7/site-packages/twisted/web/proxy.py...</text:p>
      <text:p text:style-name="Код">parsing /usr/lib/python2.7/site-packages/twisted/web/twcgi.py...</text:p>
      <text:p text:style-name="Код">parsing /usr/lib/python2.7/site-packages/twisted/web/client.py...</text:p>
      <text:p text:style-name="Код">parsing /usr/lib/python2.7/site-packages/twisted/web/_stan.py...</text:p>
      <text:p text:style-name="Код">parsing /usr/lib/python2.7/site-packages/twisted/web/util.py...</text:p>
      <text:p text:style-name="Код">parsing /usr/lib/python2.7/site-packages/twisted/web/_version.py...</text:p>
      <text:p text:style-name="Код">parsing /usr/lib/python2.7/site-packages/twisted/web/domhelpers.py...</text:p>
      <text:p text:style-name="Код">parsing /usr/lib/python2.7/site-packages/twisted/web/sux.py...</text:p>
      <text:p text:style-name="Код">parsing /usr/lib/python2.7/site-packages/twisted/web/xmlrpc.py...</text:p>
      <text:p text:style-name="Код">parsing /usr/lib/python2.7/site-packages/twisted/web/__init__.py...</text:p>
      <text:p text:style-name="Код">parsing /usr/lib/python2.7/site-packages/twisted/web/test/test_template.py...</text:p>
      <text:p text:style-name="Код">parsing /usr/lib/python2.7/site-packages/twisted/web/test/test_cgi.py...</text:p>
      <text:p text:style-name="Код">parsing /usr/lib/python2.7/site-packages/twisted/web/test/test_util.py...</text:p>
      <text:p text:style-name="Код">parsing /usr/lib/python2.7/site-packages/twisted/web/test/test_static.py...</text:p>
      <text:p text:style-name="Код">parsing /usr/lib/python2.7/site-packages/twisted/web/test/test_webclient.py...</text:p>
      <text:p text:style-name="Код">parsing /usr/lib/python2.7/site-packages/twisted/web/test/test_distrib.py...</text:p>
      <text:p text:style-name="Код">parsing /usr/lib/python2.7/site-packages/twisted/web/test/test_vhost.py...</text:p>
      <text:p text:style-name="Код">parsing /usr/lib/python2.7/site-packages/twisted/web/test/test_http_headers.py...</text:p>
      <text:p text:style-name="Код">parsing /usr/lib/python2.7/site-packages/twisted/web/test/test_flatten.py...</text:p>
      <text:p text:style-name="Код">parsing /usr/lib/python2.7/site-packages/twisted/web/test/test_wsgi.py...</text:p>
      <text:p text:style-name="Код">parsing /usr/lib/python2.7/site-packages/twisted/web/test/test_proxy.py...</text:p>
      <text:p text:style-name="Код">parsing /usr/lib/python2.7/site-packages/twisted/web/test/test_httpauth.py...</text:p>
      <text:p text:style-name="Код">parsing /usr/lib/python2.7/site-packages/twisted/web/test/test_xmlrpc.py...</text:p>
      <text:p text:style-name="Код">parsing /usr/lib/python2.7/site-packages/twisted/web/test/test_web.py...</text:p>
      <text:p text:style-name="Код">parsing /usr/lib/python2.7/site-packages/twisted/web/test/test_resource.py...</text:p>
      <text:p text:style-name="Код">parsing /usr/lib/python2.7/site-packages/twisted/web/test/test_xml.py...</text:p>
      <text:p text:style-name="Код">parsing /usr/lib/python2.7/site-packages/twisted/web/test/test_http.py...</text:p>
      <text:p text:style-name="Код">parsing /usr/lib/python2.7/site-packages/twisted/web/test/test_soap.py...</text:p>
      <text:p text:style-name="Код">parsing /usr/lib/python2.7/site-packages/twisted/web/test/test_domhelpers.py...</text:p>
      <text:p text:style-name="Код">parsing /usr/lib/python2.7/site-packages/twisted/web/test/test_script.py...</text:p>
      <text:p text:style-name="Код">parsing /usr/lib/python2.7/site-packages/twisted/web/test/__init__.py...</text:p>
      <text:p text:style-name="Код">parsing /usr/lib/python2.7/site-packages/twisted/web/test/test_error.py...</text:p>
      <text:p text:style-name="Код">parsing /usr/lib/python2.7/site-packages/twisted/web/test/_util.py...</text:p>
      <text:p text:style-name="Код">parsing /usr/lib/python2.7/site-packages/twisted/web/test/test_newclient.py...</text:p>
      <text:p text:style-name="Код">parsing /usr/lib/python2.7/site-packages/twisted/web/test/test_stan.py...</text:p>
      <text:p text:style-name="Код"><text:soft-page-break/>parsing /usr/lib/python2.7/site-packages/twisted/web/test/test_tap.py...</text:p>
      <text:p text:style-name="Код">parsing /usr/lib/python2.7/site-packages/twisted/web/_auth/basic.py...</text:p>
      <text:p text:style-name="Код">parsing /usr/lib/python2.7/site-packages/twisted/web/_auth/wrapper.py...</text:p>
      <text:p text:style-name="Код">parsing /usr/lib/python2.7/site-packages/twisted/web/_auth/digest.py...</text:p>
      <text:p text:style-name="Код">parsing /usr/lib/python2.7/site-packages/twisted/web/_auth/__init__.py...</text:p>
      <text:p text:style-name="Код">parsing /usr/lib/python2.7/site-packages/twisted/application/strports.py...</text:p>
      <text:p text:style-name="Код">parsing /usr/lib/python2.7/site-packages/twisted/application/internet.py...</text:p>
      <text:p text:style-name="Код">parsing /usr/lib/python2.7/site-packages/twisted/application/service.py...</text:p>
      <text:p text:style-name="Код">parsing /usr/lib/python2.7/site-packages/twisted/application/reactors.py...</text:p>
      <text:p text:style-name="Код">parsing /usr/lib/python2.7/site-packages/twisted/application/app.py...</text:p>
      <text:p text:style-name="Код">parsing /usr/lib/python2.7/site-packages/twisted/application/__init__.py...</text:p>
      <text:p text:style-name="Код">parsing /usr/lib/python2.7/site-packages/twisted/application/test/test_internet.py...</text:p>
      <text:p text:style-name="Код">parsing /usr/lib/python2.7/site-packages/twisted/application/test/__init__.py...</text:p>
      <text:p text:style-name="Код">parsing /usr/lib/python2.7/site-packages/twisted/mail/alias.py...</text:p>
      <text:p text:style-name="Код">parsing /usr/lib/python2.7/site-packages/twisted/mail/relaymanager.py...</text:p>
      <text:p text:style-name="Код">parsing /usr/lib/python2.7/site-packages/twisted/mail/tap.py...</text:p>
      <text:p text:style-name="Код">parsing /usr/lib/python2.7/site-packages/twisted/mail/imap4.py...</text:p>
      <text:p text:style-name="Код">parsing /usr/lib/python2.7/site-packages/twisted/mail/pb.py...</text:p>
      <text:p text:style-name="Код">parsing /usr/lib/python2.7/site-packages/twisted/mail/pop3.py...</text:p>
      <text:p text:style-name="Код">parsing /usr/lib/python2.7/site-packages/twisted/mail/maildir.py...</text:p>
      <text:p text:style-name="Код">parsing /usr/lib/python2.7/site-packages/twisted/mail/smtp.py...</text:p>
      <text:p text:style-name="Код">parsing /usr/lib/python2.7/site-packages/twisted/mail/protocols.py...</text:p>
      <text:p text:style-name="Код">parsing /usr/lib/python2.7/site-packages/twisted/mail/mail.py...</text:p>
      <text:p text:style-name="Код">parsing /usr/lib/python2.7/site-packages/twisted/mail/_version.py...</text:p>
      <text:p text:style-name="Код">parsing /usr/lib/python2.7/site-packages/twisted/mail/bounce.py...</text:p>
      <text:p text:style-name="Код">parsing /usr/lib/python2.7/site-packages/twisted/mail/relay.py...</text:p>
      <text:p text:style-name="Код">parsing /usr/lib/python2.7/site-packages/twisted/mail/pop3client.py...</text:p>
      <text:p text:style-name="Код">parsing /usr/lib/python2.7/site-packages/twisted/mail/__init__.py...</text:p>
      <text:p text:style-name="Код">parsing /usr/lib/python2.7/site-packages/twisted/mail/test/test_mailmail.py...</text:p>
      <text:p text:style-name="Код">parsing /usr/lib/python2.7/site-packages/twisted/mail/test/test_pop3.py...</text:p>
      <text:p text:style-name="Код">parsing /usr/lib/python2.7/site-packages/twisted/mail/test/test_pop3client.py...</text:p>
      <text:p text:style-name="Код">parsing /usr/lib/python2.7/site-packages/twisted/mail/test/test_bounce.py...</text:p>
      <text:p text:style-name="Код">parsing /usr/lib/python2.7/site-packages/twisted/mail/test/test_smtp.py...</text:p>
      <text:p text:style-name="Код">parsing /usr/lib/python2.7/site-packages/twisted/mail/test/test_mail.py...</text:p>
      <text:p text:style-name="Код">parsing /usr/lib/python2.7/site-packages/twisted/mail/test/test_options.py...</text:p>
      <text:p text:style-name="Код">parsing /usr/lib/python2.7/site-packages/twisted/mail/test/__init__.py...</text:p>
      <text:p text:style-name="Код">parsing /usr/lib/python2.7/site-packages/twisted/mail/test/test_imap.py...</text:p>
      <text:p text:style-name="Код">parsing /usr/lib/python2.7/site-packages/twisted/mail/test/pop3testserver.py...</text:p>
      <text:p text:style-name="Код">parsing /usr/lib/python2.7/site-packages/twisted/mail/scripts/mailmail.py...</text:p>
      <text:p text:style-name="Код">parsing /usr/lib/python2.7/site-packages/twisted/mail/scripts/__init__.py...</text:p>
      <text:p text:style-name="Код">parsing /usr/lib/python2.7/site-packages/twisted/words/iwords.py...</text:p>
      <text:p text:style-name="Код">parsing /usr/lib/python2.7/site-packages/twisted/words/service.py...</text:p>
      <text:p text:style-name="Код">parsing /usr/lib/python2.7/site-packages/twisted/words/tap.py...</text:p>
      <text:p text:style-name="Код">parsing /usr/lib/python2.7/site-packages/twisted/words/xmpproutertap.py...</text:p>
      <text:p text:style-name="Код">parsing /usr/lib/python2.7/site-packages/twisted/words/_version.py...</text:p>
      <text:p text:style-name="Код">parsing /usr/lib/python2.7/site-packages/twisted/words/__init__.py...</text:p>
      <text:p text:style-name="Код">parsing /usr/lib/python2.7/site-packages/twisted/words/ewords.py...</text:p>
      <text:p text:style-name="Код">parsing /usr/lib/python2.7/site-packages/twisted/words/protocols/irc.py...</text:p>
      <text:p text:style-name="Код">parsing /usr/lib/python2.7/site-packages/twisted/words/protocols/oscar.py...</text:p>
      <text:p text:style-name="Код">parsing /usr/lib/python2.7/site-packages/twisted/words/protocols/__init__.py...</text:p>
      <text:p text:style-name="Код">parsing /usr/lib/python2.7/site-packages/twisted/words/protocols/msn.py...</text:p>
      <text:p text:style-name="Код">parsing /usr/lib/python2.7/site-packages/twisted/words/protocols/jabber/xmlstream.py...</text:p>
      <text:p text:style-name="Код">parsing /usr/lib/python2.7/site-packages/twisted/words/protocols/jabber/sasl.py...</text:p>
      <text:p text:style-name="Код">parsing /usr/lib/python2.7/site-packages/twisted/words/protocols/jabber/error.py...</text:p>
      <text:p text:style-name="Код">parsing /usr/lib/python2.7/site-packages/twisted/words/protocols/jabber/xmpp_stringprep.py...</text:p>
      <text:p text:style-name="Код">parsing /usr/lib/python2.7/site-packages/twisted/words/protocols/jabber/sasl_mechanisms.py...</text:p>
      <text:p text:style-name="Код">parsing /usr/lib/python2.7/site-packages/twisted/words/protocols/jabber/jid.py...</text:p>
      <text:p text:style-name="Код">parsing /usr/lib/python2.7/site-packages/twisted/words/protocols/jabber/client.py...</text:p>
      <text:p text:style-name="Код">parsing /usr/lib/python2.7/site-packages/twisted/words/protocols/jabber/component.py...</text:p>
      <text:p text:style-name="Код">parsing /usr/lib/python2.7/site-packages/twisted/words/protocols/jabber/__init__.py...</text:p>
      <text:p text:style-name="Код">parsing /usr/lib/python2.7/site-packages/twisted/words/protocols/jabber/jstrports.py...</text:p>
      <text:p text:style-name="Код">parsing /usr/lib/python2.7/site-packages/twisted/words/protocols/jabber/ijabber.py...</text:p>
      <text:p text:style-name="Код">parsing /usr/lib/python2.7/site-packages/twisted/words/test/test_irc_service.py...</text:p>
      <text:p text:style-name="Код">parsing /usr/lib/python2.7/site-packages/twisted/words/test/test_jabberjstrports.py...</text:p>
      <text:p text:style-name="Код">parsing /usr/lib/python2.7/site-packages/twisted/words/test/test_msn.py...</text:p>
      <text:p text:style-name="Код">parsing /usr/lib/python2.7/site-packages/twisted/words/test/test_jabbersaslmechanisms.py...</text:p>
      <text:p text:style-name="Код">parsing /usr/lib/python2.7/site-packages/twisted/words/test/test_xmlstream.py...</text:p>
      <text:p text:style-name="Код">parsing /usr/lib/python2.7/site-packages/twisted/words/test/test_jabberclient.py...</text:p>
      <text:p text:style-name="Код">parsing /usr/lib/python2.7/site-packages/twisted/words/test/test_jabbercomponent.py...</text:p>
      <text:p text:style-name="Код">parsing /usr/lib/python2.7/site-packages/twisted/words/test/test_jabberjid.py...</text:p>
      <text:p text:style-name="Код">parsing /usr/lib/python2.7/site-packages/twisted/words/test/test_jabberxmppstringprep.py...</text:p>
      <text:p text:style-name="Код">parsing /usr/lib/python2.7/site-packages/twisted/words/test/test_jabberxmlstream.py...</text:p>
      <text:p text:style-name="Код">parsing /usr/lib/python2.7/site-packages/twisted/words/test/test_irc.py...</text:p>
      <text:p text:style-name="Код">parsing /usr/lib/python2.7/site-packages/twisted/words/test/test_basesupport.py...</text:p>
      <text:p text:style-name="Код">parsing /usr/lib/python2.7/site-packages/twisted/words/test/test_ircsupport.py...</text:p>
      <text:p text:style-name="Код">parsing /usr/lib/python2.7/site-packages/twisted/words/test/test_basechat.py...</text:p>
      <text:p text:style-name="Код">parsing /usr/lib/python2.7/site-packages/twisted/words/test/test_service.py...</text:p>
      <text:p text:style-name="Код">parsing /usr/lib/python2.7/site-packages/twisted/words/test/test_xmpproutertap.py...</text:p>
      <text:p text:style-name="Код">parsing /usr/lib/python2.7/site-packages/twisted/words/test/test_domish.py...</text:p>
      <text:p text:style-name="Код">parsing /usr/lib/python2.7/site-packages/twisted/words/test/test_xishutil.py...</text:p>
      <text:p text:style-name="Код">parsing /usr/lib/python2.7/site-packages/twisted/words/test/test_xpath.py...</text:p>
      <text:p text:style-name="Код">parsing /usr/lib/python2.7/site-packages/twisted/words/test/test_oscar.py...</text:p>
      <text:p text:style-name="Код">parsing /usr/lib/python2.7/site-packages/twisted/words/test/test_jabbersasl.py...</text:p>
      <text:p text:style-name="Код">parsing /usr/lib/python2.7/site-packages/twisted/words/test/test_jabbererror.py...</text:p>
      <text:p text:style-name="Код">parsing /usr/lib/python2.7/site-packages/twisted/words/test/__init__.py...</text:p>
      <text:p text:style-name="Код">parsing /usr/lib/python2.7/site-packages/twisted/words/test/test_tap.py...</text:p>
      <text:p text:style-name="Код">parsing /usr/lib/python2.7/site-packages/twisted/words/xish/xmlstream.py...</text:p>
      <text:p text:style-name="Код">parsing /usr/lib/python2.7/site-packages/twisted/words/xish/xpath.py...</text:p>
      <text:p text:style-name="Код">parsing /usr/lib/python2.7/site-packages/twisted/words/xish/utility.py...</text:p>
      <text:p text:style-name="Код">parsing /usr/lib/python2.7/site-packages/twisted/words/xish/domish.py...</text:p>
      <text:p text:style-name="Код"><text:soft-page-break/>parsing /usr/lib/python2.7/site-packages/twisted/words/xish/xpathparser.py...</text:p>
      <text:p text:style-name="Код">parsing /usr/lib/python2.7/site-packages/twisted/words/xish/__init__.py...</text:p>
      <text:p text:style-name="Код">parsing /usr/lib/python2.7/site-packages/twisted/words/im/basechat.py...</text:p>
      <text:p text:style-name="Код">parsing /usr/lib/python2.7/site-packages/twisted/words/im/ircsupport.py...</text:p>
      <text:p text:style-name="Код">parsing /usr/lib/python2.7/site-packages/twisted/words/im/locals.py...</text:p>
      <text:p text:style-name="Код">parsing /usr/lib/python2.7/site-packages/twisted/words/im/basesupport.py...</text:p>
      <text:p text:style-name="Код">parsing /usr/lib/python2.7/site-packages/twisted/words/im/interfaces.py...</text:p>
      <text:p text:style-name="Код">parsing /usr/lib/python2.7/site-packages/twisted/words/im/baseaccount.py...</text:p>
      <text:p text:style-name="Код">parsing /usr/lib/python2.7/site-packages/twisted/words/im/__init__.py...</text:p>
      <text:p text:style-name="Код">parsing /usr/lib/python2.7/site-packages/twisted/words/im/pbsupport.py...</text:p>
      <text:p text:style-name="Код">parsing /usr/lib/python2.7/site-packages/twisted/runner/procmon.py...</text:p>
      <text:p text:style-name="Код">parsing /usr/lib/python2.7/site-packages/twisted/runner/procmontap.py...</text:p>
      <text:p text:style-name="Код">parsing /usr/lib/python2.7/site-packages/twisted/runner/procutils.py...</text:p>
      <text:p text:style-name="Код">parsing /usr/lib/python2.7/site-packages/twisted/runner/inetd.py...</text:p>
      <text:p text:style-name="Код">parsing /usr/lib/python2.7/site-packages/twisted/runner/inetdconf.py...</text:p>
      <text:p text:style-name="Код">parsing /usr/lib/python2.7/site-packages/twisted/runner/portmap.so...</text:p>
      <text:p text:style-name="Код">parsing /usr/lib/python2.7/site-packages/twisted/runner/inetdtap.py...</text:p>
      <text:p text:style-name="Код">parsing /usr/lib/python2.7/site-packages/twisted/runner/_version.py...</text:p>
      <text:p text:style-name="Код">parsing /usr/lib/python2.7/site-packages/twisted/runner/__init__.py...</text:p>
      <text:p text:style-name="Код">parsing /usr/lib/python2.7/site-packages/twisted/runner/test/test_procmontap.py...</text:p>
      <text:p text:style-name="Код">parsing /usr/lib/python2.7/site-packages/twisted/runner/test/__init__.py...</text:p>
      <text:p text:style-name="Код">parsing /usr/lib/python2.7/site-packages/twisted/runner/test/test_procmon.py...</text:p>
      <text:p text:style-name="Код">parsing /usr/lib/python2.7/site-packages/twisted/news/tap.py...</text:p>
      <text:p text:style-name="Код">parsing /usr/lib/python2.7/site-packages/twisted/news/nntp.py...</text:p>
      <text:p text:style-name="Код">parsing /usr/lib/python2.7/site-packages/twisted/news/news.py...</text:p>
      <text:p text:style-name="Код">parsing /usr/lib/python2.7/site-packages/twisted/news/_version.py...</text:p>
      <text:p text:style-name="Код">parsing /usr/lib/python2.7/site-packages/twisted/news/database.py...</text:p>
      <text:p text:style-name="Код">parsing /usr/lib/python2.7/site-packages/twisted/news/__init__.py...</text:p>
      <text:p text:style-name="Код">parsing /usr/lib/python2.7/site-packages/twisted/news/test/test_news.py...</text:p>
      <text:p text:style-name="Код">parsing /usr/lib/python2.7/site-packages/twisted/news/test/test_nntp.py...</text:p>
      <text:p text:style-name="Код">parsing /usr/lib/python2.7/site-packages/twisted/news/test/test_database.py...</text:p>
      <text:p text:style-name="Код">parsing /usr/lib/python2.7/site-packages/twisted/news/test/__init__.py...</text:p>
      <text:p text:style-name="Код">parsing /usr/lib/python2.7/site-packages/twisted/scripts/tap2rpm.py...</text:p>
      <text:p text:style-name="Код">parsing /usr/lib/python2.7/site-packages/twisted/scripts/_twistw.py...</text:p>
      <text:p text:style-name="Код">parsing /usr/lib/python2.7/site-packages/twisted/scripts/tapconvert.py...</text:p>
      <text:p text:style-name="Код">parsing /usr/lib/python2.7/site-packages/twisted/scripts/mktap.py...</text:p>
      <text:p text:style-name="Код">parsing /usr/lib/python2.7/site-packages/twisted/scripts/twistd.py...</text:p>
      <text:p text:style-name="Код">parsing /usr/lib/python2.7/site-packages/twisted/scripts/manhole.py...</text:p>
      <text:p text:style-name="Код">parsing /usr/lib/python2.7/site-packages/twisted/scripts/trial.py...</text:p>
      <text:p text:style-name="Код">parsing /usr/lib/python2.7/site-packages/twisted/scripts/htmlizer.py...</text:p>
      <text:p text:style-name="Код">parsing /usr/lib/python2.7/site-packages/twisted/scripts/tap2deb.py...</text:p>
      <text:p text:style-name="Код">parsing /usr/lib/python2.7/site-packages/twisted/scripts/_twistd_unix.py...</text:p>
      <text:p text:style-name="Код">parsing /usr/lib/python2.7/site-packages/twisted/scripts/tkunzip.py...</text:p>
      <text:p text:style-name="Код">parsing /usr/lib/python2.7/site-packages/twisted/scripts/__init__.py...</text:p>
      <text:p text:style-name="Код">parsing /usr/lib/python2.7/site-packages/twisted/scripts/test/test_tap2rpm.py...</text:p>
      <text:p text:style-name="Код">parsing /usr/lib/python2.7/site-packages/twisted/scripts/test/__init__.py...</text:p>
      <text:p text:style-name="Код">parsing /usr/lib/python2.7/site-packages/twisted/scripts/test/test_mktap.py...</text:p>
      <text:p text:style-name="Код">parsing /usr/lib/python2.7/site-packages/twisted/trial/reporter.py...</text:p>
      <text:p text:style-name="Код">parsing /usr/lib/python2.7/site-packages/twisted/trial/util.py...</text:p>
      <text:p text:style-name="Код">parsing /usr/lib/python2.7/site-packages/twisted/trial/runner.py...</text:p>
      <text:p text:style-name="Код">parsing /usr/lib/python2.7/site-packages/twisted/trial/__init__.py...</text:p>
      <text:p text:style-name="Код">parsing /usr/lib/python2.7/site-packages/twisted/trial/itrial.py...</text:p>
      <text:p text:style-name="Код">parsing /usr/lib/python2.7/site-packages/twisted/trial/unittest.py...</text:p>
      <text:p text:style-name="Код">parsing /usr/lib/python2.7/site-packages/twisted/trial/test/mockcustomsuite.py...</text:p>
      <text:p text:style-name="Код">parsing /usr/lib/python2.7/site-packages/twisted/trial/test/test_keyboard.py...</text:p>
      <text:p text:style-name="Код">parsing /usr/lib/python2.7/site-packages/twisted/trial/test/test_util.py...</text:p>
      <text:p text:style-name="Код">parsing /usr/lib/python2.7/site-packages/twisted/trial/test/mockdoctest.py...</text:p>
      <text:p text:style-name="Код">parsing /usr/lib/python2.7/site-packages/twisted/trial/test/test_testcase.py...</text:p>
      <text:p text:style-name="Код">parsing /usr/lib/python2.7/site-packages/twisted/trial/test/test_assertions.py...</text:p>
      <text:p text:style-name="Код">parsing /usr/lib/python2.7/site-packages/twisted/trial/test/test_runner.py...</text:p>
      <text:p text:style-name="Код">parsing /usr/lib/python2.7/site-packages/twisted/trial/test/mockcustomsuite3.py...</text:p>
      <text:p text:style-name="Код">parsing /usr/lib/python2.7/site-packages/twisted/trial/test/test_loader.py...</text:p>
      <text:p text:style-name="Код">parsing /usr/lib/python2.7/site-packages/twisted/trial/test/test_tests.py...</text:p>
      <text:p text:style-name="Код">parsing /usr/lib/python2.7/site-packages/twisted/trial/test/test_pyunitcompat.py...</text:p>
      <text:p text:style-name="Код">parsing /usr/lib/python2.7/site-packages/twisted/trial/test/test_plugins.py...</text:p>
      <text:p text:style-name="Код">parsing /usr/lib/python2.7/site-packages/twisted/trial/test/test_log.py...</text:p>
      <text:p text:style-name="Код">parsing /usr/lib/python2.7/site-packages/twisted/trial/test/moduletest.py...</text:p>
      <text:p text:style-name="Код">parsing /usr/lib/python2.7/site-packages/twisted/trial/test/test_output.py...</text:p>
      <text:p text:style-name="Код">parsing /usr/lib/python2.7/site-packages/twisted/trial/test/test_test_visitor.py...</text:p>
      <text:p text:style-name="Код">parsing /usr/lib/python2.7/site-packages/twisted/trial/test/moduleself.py...</text:p>
      <text:p text:style-name="Код">parsing /usr/lib/python2.7/site-packages/twisted/trial/test/suppression.py...</text:p>
      <text:p text:style-name="Код">parsing /usr/lib/python2.7/site-packages/twisted/trial/test/novars.py...</text:p>
      <text:p text:style-name="Код">parsing /usr/lib/python2.7/site-packages/twisted/trial/test/test_doctest.py...</text:p>
      <text:p text:style-name="Код">parsing /usr/lib/python2.7/site-packages/twisted/trial/test/weird.py...</text:p>
      <text:p text:style-name="Код">parsing /usr/lib/python2.7/site-packages/twisted/trial/test/test_deferred.py...</text:p>
      <text:p text:style-name="Код">parsing /usr/lib/python2.7/site-packages/twisted/trial/test/sample.py...</text:p>
      <text:p text:style-name="Код">parsing /usr/lib/python2.7/site-packages/twisted/trial/test/scripttest.py...</text:p>
      <text:p text:style-name="Код">parsing /usr/lib/python2.7/site-packages/twisted/trial/test/erroneous.py...</text:p>
      <text:p text:style-name="Код">parsing /usr/lib/python2.7/site-packages/twisted/trial/test/test_reporter.py...</text:p>
      <text:p text:style-name="Код">parsing /usr/lib/python2.7/site-packages/twisted/trial/test/detests.py...</text:p>
      <text:p text:style-name="Код">parsing /usr/lib/python2.7/site-packages/twisted/trial/test/mockcustomsuite2.py...</text:p>
      <text:p text:style-name="Код">parsing /usr/lib/python2.7/site-packages/twisted/trial/test/test_script.py...</text:p>
      <text:p text:style-name="Код">parsing /usr/lib/python2.7/site-packages/twisted/trial/test/test_warning.py...</text:p>
      <text:p text:style-name="Код">parsing /usr/lib/python2.7/site-packages/twisted/trial/test/__init__.py...</text:p>
      <text:p text:style-name="Код">parsing /usr/lib/python2.7/site-packages/twisted/trial/test/packages.py...</text:p>
      <text:p text:style-name="Код">parsing /usr/lib/python2.7/site-packages/twisted/internet/utils.py...</text:p>
      <text:p text:style-name="Код">parsing /usr/lib/python2.7/site-packages/twisted/internet/posixbase.py...</text:p>
      <text:p text:style-name="Код">parsing /usr/lib/python2.7/site-packages/twisted/internet/_baseprocess.py...</text:p>
      <text:p text:style-name="Код">parsing /usr/lib/python2.7/site-packages/twisted/internet/ssl.py...</text:p>
      <text:p text:style-name="Код">parsing /usr/lib/python2.7/site-packages/twisted/internet/base.py...</text:p>
      <text:p text:style-name="Код"><text:soft-page-break/>parsing /usr/lib/python2.7/site-packages/twisted/internet/stdio.py...</text:p>
      <text:p text:style-name="Код">parsing /usr/lib/python2.7/site-packages/twisted/internet/cfreactor.py...</text:p>
      <text:p text:style-name="Код">parsing /usr/lib/python2.7/site-packages/twisted/internet/address.py...</text:p>
      <text:p text:style-name="Код">parsing /usr/lib/python2.7/site-packages/twisted/internet/serialport.py...</text:p>
      <text:p text:style-name="Код">parsing /usr/lib/python2.7/site-packages/twisted/internet/tksupport.py...</text:p>
      <text:p text:style-name="Код">parsing /usr/lib/python2.7/site-packages/twisted/internet/wxsupport.py...</text:p>
      <text:p text:style-name="Код">parsing /usr/lib/python2.7/site-packages/twisted/internet/_sigchld.so...</text:p>
      <text:p text:style-name="Код">parsing /usr/lib/python2.7/site-packages/twisted/internet/endpoints.py...</text:p>
      <text:p text:style-name="Код">parsing /usr/lib/python2.7/site-packages/twisted/internet/pollreactor.py...</text:p>
      <text:p text:style-name="Код">parsing /usr/lib/python2.7/site-packages/twisted/internet/main.py...</text:p>
      <text:p text:style-name="Код">parsing /usr/lib/python2.7/site-packages/twisted/internet/error.py...</text:p>
      <text:p text:style-name="Код">parsing /usr/lib/python2.7/site-packages/twisted/internet/default.py...</text:p>
      <text:p text:style-name="Код">parsing /usr/lib/python2.7/site-packages/twisted/internet/gtk2reactor.py...</text:p>
      <text:p text:style-name="Код">parsing /usr/lib/python2.7/site-packages/twisted/internet/epollreactor.py...</text:p>
      <text:p text:style-name="Код">parsing /usr/lib/python2.7/site-packages/twisted/internet/unix.py...</text:p>
      <text:p text:style-name="Код">parsing /usr/lib/python2.7/site-packages/twisted/internet/wxreactor.py...</text:p>
      <text:p text:style-name="Код">parsing /usr/lib/python2.7/site-packages/twisted/internet/_signals.py...</text:p>
      <text:p text:style-name="Код">parsing /usr/lib/python2.7/site-packages/twisted/internet/_dumbwin32proc.py...</text:p>
      <text:p text:style-name="Код">parsing /usr/lib/python2.7/site-packages/twisted/internet/qtreactor.py...</text:p>
      <text:p text:style-name="Код">parsing /usr/lib/python2.7/site-packages/twisted/internet/abstract.py...</text:p>
      <text:p text:style-name="Код">parsing /usr/lib/python2.7/site-packages/twisted/internet/pyuisupport.py...</text:p>
      <text:p text:style-name="Код">parsing /usr/lib/python2.7/site-packages/twisted/internet/_posixstdio.py...</text:p>
      <text:p text:style-name="Код">parsing /usr/lib/python2.7/site-packages/twisted/internet/process.py...</text:p>
      <text:p text:style-name="Код">parsing /usr/lib/python2.7/site-packages/twisted/internet/tcp.py...</text:p>
      <text:p text:style-name="Код">parsing /usr/lib/python2.7/site-packages/twisted/internet/gtkreactor.py...</text:p>
      <text:p text:style-name="Код">parsing /usr/lib/python2.7/site-packages/twisted/internet/selectreactor.py...</text:p>
      <text:p text:style-name="Код">parsing /usr/lib/python2.7/site-packages/twisted/internet/_win32serialport.py...</text:p>
      <text:p text:style-name="Код">parsing /usr/lib/python2.7/site-packages/twisted/internet/kqreactor.py...</text:p>
      <text:p text:style-name="Код">parsing /usr/lib/python2.7/site-packages/twisted/internet/_threadedselect.py...</text:p>
      <text:p text:style-name="Код">parsing /usr/lib/python2.7/site-packages/twisted/internet/udp.py...</text:p>
      <text:p text:style-name="Код">parsing /usr/lib/python2.7/site-packages/twisted/internet/reactor.py...</text:p>
      <text:p text:style-name="Код">parsing /usr/lib/python2.7/site-packages/twisted/internet/_win32stdio.py...</text:p>
      <text:p text:style-name="Код">parsing /usr/lib/python2.7/site-packages/twisted/internet/win32eventreactor.py...</text:p>
      <text:p text:style-name="Код">parsing /usr/lib/python2.7/site-packages/twisted/internet/fdesc.py...</text:p>
      <text:p text:style-name="Код">parsing /usr/lib/python2.7/site-packages/twisted/internet/interfaces.py...</text:p>
      <text:p text:style-name="Код">parsing /usr/lib/python2.7/site-packages/twisted/internet/glib2reactor.py...</text:p>
      <text:p text:style-name="Код">parsing /usr/lib/python2.7/site-packages/twisted/internet/threads.py...</text:p>
      <text:p text:style-name="Код">parsing /usr/lib/python2.7/site-packages/twisted/internet/task.py...</text:p>
      <text:p text:style-name="Код">parsing /usr/lib/python2.7/site-packages/twisted/internet/defer.py...</text:p>
      <text:p text:style-name="Код">parsing /usr/lib/python2.7/site-packages/twisted/internet/protocol.py...</text:p>
      <text:p text:style-name="Код">parsing /usr/lib/python2.7/site-packages/twisted/internet/_pollingfile.py...</text:p>
      <text:p text:style-name="Код">parsing /usr/lib/python2.7/site-packages/twisted/internet/inotify.py...</text:p>
      <text:p text:style-name="Код">parsing /usr/lib/python2.7/site-packages/twisted/internet/__init__.py...</text:p>
      <text:p text:style-name="Код">parsing /usr/lib/python2.7/site-packages/twisted/internet/_posixserialport.py...</text:p>
      <text:p text:style-name="Код">parsing /usr/lib/python2.7/site-packages/twisted/internet/_sslverify.py...</text:p>
      <text:p text:style-name="Код">parsing /usr/lib/python2.7/site-packages/twisted/internet/iocpreactor/abstract.py...</text:p>
      <text:p text:style-name="Код">parsing /usr/lib/python2.7/site-packages/twisted/internet/iocpreactor/tcp.py...</text:p>
      <text:p text:style-name="Код">parsing /usr/lib/python2.7/site-packages/twisted/internet/iocpreactor/udp.py...</text:p>
      <text:p text:style-name="Код">parsing /usr/lib/python2.7/site-packages/twisted/internet/iocpreactor/reactor.py...</text:p>
      <text:p text:style-name="Код">parsing /usr/lib/python2.7/site-packages/twisted/internet/iocpreactor/interfaces.py...</text:p>
      <text:p text:style-name="Код">parsing /usr/lib/python2.7/site-packages/twisted/internet/iocpreactor/const.py...</text:p>
      <text:p text:style-name="Код">parsing /usr/lib/python2.7/site-packages/twisted/internet/iocpreactor/__init__.py...</text:p>
      <text:p text:style-name="Код">parsing /usr/lib/python2.7/site-packages/twisted/internet/iocpreactor/setup.py...</text:p>
      <text:p text:style-name="Код">parsing /usr/lib/python2.7/site-packages/twisted/internet/test/test_unix.py...</text:p>
      <text:p text:style-name="Код">parsing /usr/lib/python2.7/site-packages/twisted/internet/test/test_qtreactor.py...</text:p>
      <text:p text:style-name="Код">parsing /usr/lib/python2.7/site-packages/twisted/internet/test/test_threads.py...</text:p>
      <text:p text:style-name="Код">parsing /usr/lib/python2.7/site-packages/twisted/internet/test/test_baseprocess.py...</text:p>
      <text:p text:style-name="Код">parsing /usr/lib/python2.7/site-packages/twisted/internet/test/process_helper.py...</text:p>
      <text:p text:style-name="Код">parsing /usr/lib/python2.7/site-packages/twisted/internet/test/test_core.py...</text:p>
      <text:p text:style-name="Код">parsing /usr/lib/python2.7/site-packages/twisted/internet/test/test_gtkreactor.py...</text:p>
      <text:p text:style-name="Код">parsing /usr/lib/python2.7/site-packages/twisted/internet/test/test_main.py...</text:p>
      <text:p text:style-name="Код">parsing /usr/lib/python2.7/site-packages/twisted/internet/test/test_iocp.py...</text:p>
      <text:p text:style-name="Код">parsing /usr/lib/python2.7/site-packages/twisted/internet/test/test_endpoints.py...</text:p>
      <text:p text:style-name="Код">parsing /usr/lib/python2.7/site-packages/twisted/internet/test/test_win32events.py...</text:p>
      <text:p text:style-name="Код">parsing /usr/lib/python2.7/site-packages/twisted/internet/test/test_inotify.py...</text:p>
      <text:p text:style-name="Код">parsing /usr/lib/python2.7/site-packages/twisted/internet/test/test_posixbase.py...</text:p>
      <text:p text:style-name="Код">parsing /usr/lib/python2.7/site-packages/twisted/internet/test/test_udp.py...</text:p>
      <text:p text:style-name="Код">parsing /usr/lib/python2.7/site-packages/twisted/internet/test/test_protocol.py...</text:p>
      <text:p text:style-name="Код">parsing /usr/lib/python2.7/site-packages/twisted/internet/test/test_time.py...</text:p>
      <text:p text:style-name="Код">parsing /usr/lib/python2.7/site-packages/twisted/internet/test/test_address.py...</text:p>
      <text:p text:style-name="Код">parsing /usr/lib/python2.7/site-packages/twisted/internet/test/test_tcp.py...</text:p>
      <text:p text:style-name="Код">parsing /usr/lib/python2.7/site-packages/twisted/internet/test/test_pollingfile.py...</text:p>
      <text:p text:style-name="Код">parsing /usr/lib/python2.7/site-packages/twisted/internet/test/inlinecb_tests.py...</text:p>
      <text:p text:style-name="Код">parsing /usr/lib/python2.7/site-packages/twisted/internet/test/test_tls.py...</text:p>
      <text:p text:style-name="Код">parsing /usr/lib/python2.7/site-packages/twisted/internet/test/test_sigchld.py...</text:p>
      <text:p text:style-name="Код">parsing /usr/lib/python2.7/site-packages/twisted/internet/test/test_base.py...</text:p>
      <text:p text:style-name="Код">parsing /usr/lib/python2.7/site-packages/twisted/internet/test/test_inlinecb.py...</text:p>
      <text:p text:style-name="Код">parsing /usr/lib/python2.7/site-packages/twisted/internet/test/test_fdset.py...</text:p>
      <text:p text:style-name="Код">parsing /usr/lib/python2.7/site-packages/twisted/internet/test/fakeendpoint.py...</text:p>
      <text:p text:style-name="Код">parsing /usr/lib/python2.7/site-packages/twisted/internet/test/test_posixprocess.py...</text:p>
      <text:p text:style-name="Код">parsing /usr/lib/python2.7/site-packages/twisted/internet/test/reactormixins.py...</text:p>
      <text:p text:style-name="Код">parsing /usr/lib/python2.7/site-packages/twisted/internet/test/__init__.py...</text:p>
      <text:p text:style-name="Код">parsing /usr/lib/python2.7/site-packages/twisted/internet/test/test_process.py...</text:p>
      <text:p text:style-name="Код">parsing /usr/lib/python2.7/site-packages/twisted/tap/telnet.py...</text:p>
      <text:p text:style-name="Код">parsing /usr/lib/python2.7/site-packages/twisted/tap/ftp.py...</text:p>
      <text:p text:style-name="Код">parsing /usr/lib/python2.7/site-packages/twisted/tap/manhole.py...</text:p>
      <text:p text:style-name="Код">parsing /usr/lib/python2.7/site-packages/twisted/tap/portforward.py...</text:p>
      <text:p text:style-name="Код">parsing /usr/lib/python2.7/site-packages/twisted/tap/__init__.py...</text:p>
      <text:p text:style-name="Код">parsing /usr/lib/python2.7/site-packages/twisted/tap/socks.py...</text:p>
      <text:p text:style-name="Код">parsing /usr/lib/python2.7/site-packages/twisted/spread/pb.py...</text:p>
      <text:p text:style-name="Код"><text:soft-page-break/>parsing /usr/lib/python2.7/site-packages/twisted/spread/refpath.py...</text:p>
      <text:p text:style-name="Код">parsing /usr/lib/python2.7/site-packages/twisted/spread/interfaces.py...</text:p>
      <text:p text:style-name="Код">parsing /usr/lib/python2.7/site-packages/twisted/spread/util.py...</text:p>
      <text:p text:style-name="Код">parsing /usr/lib/python2.7/site-packages/twisted/spread/publish.py...</text:p>
      <text:p text:style-name="Код">parsing /usr/lib/python2.7/site-packages/twisted/spread/__init__.py...</text:p>
      <text:p text:style-name="Код">parsing /usr/lib/python2.7/site-packages/twisted/spread/jelly.py...</text:p>
      <text:p text:style-name="Код">parsing /usr/lib/python2.7/site-packages/twisted/spread/banana.py...</text:p>
      <text:p text:style-name="Код">parsing /usr/lib/python2.7/site-packages/twisted/spread/flavors.py...</text:p>
      <text:p text:style-name="Код">parsing /usr/lib/python2.7/site-packages/twisted/spread/ui/tktree.py...</text:p>
      <text:p text:style-name="Код">parsing /usr/lib/python2.7/site-packages/twisted/spread/ui/gtk2util.py...</text:p>
      <text:p text:style-name="Код">parsing /usr/lib/python2.7/site-packages/twisted/spread/ui/__init__.py...</text:p>
      <text:p text:style-name="Код">parsing /usr/lib/python2.7/site-packages/twisted/spread/ui/tkutil.py...</text:p>
      <text:p text:style-name="Код">parsing /usr/lib/python2.7/site-packages/twisted/manhole/explorer.py...</text:p>
      <text:p text:style-name="Код">parsing /usr/lib/python2.7/site-packages/twisted/manhole/service.py...</text:p>
      <text:p text:style-name="Код">parsing /usr/lib/python2.7/site-packages/twisted/manhole/telnet.py...</text:p>
      <text:p text:style-name="Код">parsing /usr/lib/python2.7/site-packages/twisted/manhole/_inspectro.py...</text:p>
      <text:p text:style-name="Код">parsing /usr/lib/python2.7/site-packages/twisted/manhole/gladereactor.py...</text:p>
      <text:p text:style-name="Код">parsing /usr/lib/python2.7/site-packages/twisted/manhole/__init__.py...</text:p>
      <text:p text:style-name="Код">parsing /usr/lib/python2.7/site-packages/twisted/manhole/ui/gtk2manhole.py...</text:p>
      <text:p text:style-name="Код">parsing /usr/lib/python2.7/site-packages/twisted/manhole/ui/__init__.py...</text:p>
      <text:p text:style-name="Код">parsing /usr/lib/python2.7/site-packages/twisted/manhole/ui/test/test_gtk2manhole.py...</text:p>
      <text:p text:style-name="Код">parsing /usr/lib/python2.7/site-packages/twisted/manhole/ui/test/__init__.py...</text:p>
      <text:p text:style-name="Код">parsing /usr/lib/python2.7/site-packages/twisted/plugins/twisted_trial.py...</text:p>
      <text:p text:style-name="Код">parsing /usr/lib/python2.7/site-packages/twisted/plugins/twisted_portforward.py...</text:p>
      <text:p text:style-name="Код">parsing /usr/lib/python2.7/site-packages/twisted/plugins/twisted_lore.py...</text:p>
      <text:p text:style-name="Код">parsing /usr/lib/python2.7/site-packages/twisted/plugins/twisted_reactors.py...</text:p>
      <text:p text:style-name="Код">parsing /usr/lib/python2.7/site-packages/twisted/plugins/twisted_inet.py...</text:p>
      <text:p text:style-name="Код">parsing /usr/lib/python2.7/site-packages/twisted/plugins/cred_anonymous.py...</text:p>
      <text:p text:style-name="Код">parsing /usr/lib/python2.7/site-packages/twisted/plugins/twisted_telnet.py...</text:p>
      <text:p text:style-name="Код">parsing /usr/lib/python2.7/site-packages/twisted/plugins/twisted_news.py...</text:p>
      <text:p text:style-name="Код">parsing /usr/lib/python2.7/site-packages/twisted/plugins/twisted_runner.py...</text:p>
      <text:p text:style-name="Код">parsing /usr/lib/python2.7/site-packages/twisted/plugins/cred_memory.py...</text:p>
      <text:p text:style-name="Код">parsing /usr/lib/python2.7/site-packages/twisted/plugins/twisted_names.py...</text:p>
      <text:p text:style-name="Код">parsing /usr/lib/python2.7/site-packages/twisted/plugins/twisted_qtstub.py...</text:p>
      <text:p text:style-name="Код">parsing /usr/lib/python2.7/site-packages/twisted/plugins/cred_unix.py...</text:p>
      <text:p text:style-name="Код">parsing /usr/lib/python2.7/site-packages/twisted/plugins/twisted_ftp.py...</text:p>
      <text:p text:style-name="Код">parsing /usr/lib/python2.7/site-packages/twisted/plugins/twisted_web.py...</text:p>
      <text:p text:style-name="Код">parsing /usr/lib/python2.7/site-packages/twisted/plugins/twisted_socks.py...</text:p>
      <text:p text:style-name="Код">parsing /usr/lib/python2.7/site-packages/twisted/plugins/twisted_mail.py...</text:p>
      <text:p text:style-name="Код">parsing /usr/lib/python2.7/site-packages/twisted/plugins/cred_file.py...</text:p>
      <text:p text:style-name="Код">parsing /usr/lib/python2.7/site-packages/twisted/plugins/__init__.py...</text:p>
      <text:p text:style-name="Код">parsing /usr/lib/python2.7/site-packages/twisted/plugins/twisted_conch.py...</text:p>
      <text:p text:style-name="Код">parsing /usr/lib/python2.7/site-packages/twisted/plugins/twisted_words.py...</text:p>
      <text:p text:style-name="Код">parsing /usr/lib/python2.7/site-packages/twisted/plugins/twisted_manhole.py...</text:p>
      <text:p text:style-name="Код">parsing /usr/lib/python2.7/site-packages/twisted/python/modules.py...</text:p>
      <text:p text:style-name="Код">parsing /usr/lib/python2.7/site-packages/twisted/python/components.py...</text:p>
      <text:p text:style-name="Код">parsing /usr/lib/python2.7/site-packages/twisted/python/rebuild.py...</text:p>
      <text:p text:style-name="Код">parsing /usr/lib/python2.7/site-packages/twisted/python/zshcomp.py...</text:p>
      <text:p text:style-name="Код">parsing /usr/lib/python2.7/site-packages/twisted/python/_epoll.so...</text:p>
      <text:p text:style-name="Код">parsing /usr/lib/python2.7/site-packages/twisted/python/syslog.py...</text:p>
      <text:p text:style-name="Код">parsing /usr/lib/python2.7/site-packages/twisted/python/formmethod.py...</text:p>
      <text:p text:style-name="Код">parsing /usr/lib/python2.7/site-packages/twisted/python/procutils.py...</text:p>
      <text:p text:style-name="Код">parsing /usr/lib/python2.7/site-packages/twisted/python/otp.py...</text:p>
      <text:p text:style-name="Код">parsing /usr/lib/python2.7/site-packages/twisted/python/logfile.py...</text:p>
      <text:p text:style-name="Код">parsing /usr/lib/python2.7/site-packages/twisted/python/failure.py...</text:p>
      <text:p text:style-name="Код">parsing /usr/lib/python2.7/site-packages/twisted/python/text.py...</text:p>
      <text:p text:style-name="Код">parsing /usr/lib/python2.7/site-packages/twisted/python/filepath.py...</text:p>
      <text:p text:style-name="Код">parsing /usr/lib/python2.7/site-packages/twisted/python/_release.py...</text:p>
      <text:p text:style-name="Код">parsing /usr/lib/python2.7/site-packages/twisted/python/usage.py...</text:p>
      <text:p text:style-name="Код">parsing /usr/lib/python2.7/site-packages/twisted/python/release.py...</text:p>
      <text:p text:style-name="Код">parsing /usr/lib/python2.7/site-packages/twisted/python/hashlib.py...</text:p>
      <text:p text:style-name="Код">parsing /usr/lib/python2.7/site-packages/twisted/python/runtime.py...</text:p>
      <text:p text:style-name="Код">parsing /usr/lib/python2.7/site-packages/twisted/python/log.py...</text:p>
      <text:p text:style-name="Код">parsing /usr/lib/python2.7/site-packages/twisted/python/finalize.py...</text:p>
      <text:p text:style-name="Код">parsing /usr/lib/python2.7/site-packages/twisted/python/deprecate.py...</text:p>
      <text:p text:style-name="Код">parsing /usr/lib/python2.7/site-packages/twisted/python/dist.py...</text:p>
      <text:p text:style-name="Код">parsing /usr/lib/python2.7/site-packages/twisted/python/threadpool.py...</text:p>
      <text:p text:style-name="Код">parsing /usr/lib/python2.7/site-packages/twisted/python/win32.py...</text:p>
      <text:p text:style-name="Код">parsing /usr/lib/python2.7/site-packages/twisted/python/lockfile.py...</text:p>
      <text:p text:style-name="Код">parsing /usr/lib/python2.7/site-packages/twisted/python/_inotify.py...</text:p>
      <text:p text:style-name="Код">parsing /usr/lib/python2.7/site-packages/twisted/python/htmlizer.py...</text:p>
      <text:p text:style-name="Код">parsing /usr/lib/python2.7/site-packages/twisted/python/context.py...</text:p>
      <text:p text:style-name="Код">parsing /usr/lib/python2.7/site-packages/twisted/python/dispatch.py...</text:p>
      <text:p text:style-name="Код">parsing /usr/lib/python2.7/site-packages/twisted/python/zipstream.py...</text:p>
      <text:p text:style-name="Код">parsing /usr/lib/python2.7/site-packages/twisted/python/threadable.py...</text:p>
      <text:p text:style-name="Код">parsing /usr/lib/python2.7/site-packages/twisted/python/_initgroups.so...</text:p>
      <text:p text:style-name="Код">parsing /usr/lib/python2.7/site-packages/twisted/python/util.py...</text:p>
      <text:p text:style-name="Код">parsing /usr/lib/python2.7/site-packages/twisted/python/roots.py...</text:p>
      <text:p text:style-name="Код">parsing /usr/lib/python2.7/site-packages/twisted/python/zippath.py...</text:p>
      <text:p text:style-name="Код">parsing /usr/lib/python2.7/site-packages/twisted/python/monkey.py...</text:p>
      <text:p text:style-name="Код">parsing /usr/lib/python2.7/site-packages/twisted/python/reflect.py...</text:p>
      <text:p text:style-name="Код">parsing /usr/lib/python2.7/site-packages/twisted/python/versions.py...</text:p>
      <text:p text:style-name="Код">parsing /usr/lib/python2.7/site-packages/twisted/python/urlpath.py...</text:p>
      <text:p text:style-name="Код">parsing /usr/lib/python2.7/site-packages/twisted/python/hook.py...</text:p>
      <text:p text:style-name="Код">parsing /usr/lib/python2.7/site-packages/twisted/python/__init__.py...</text:p>
      <text:p text:style-name="Код">parsing /usr/lib/python2.7/site-packages/twisted/python/randbytes.py...</text:p>
      <text:p text:style-name="Код">parsing /usr/lib/python2.7/site-packages/twisted/python/compat.py...</text:p>
      <text:p text:style-name="Код">parsing /usr/lib/python2.7/site-packages/twisted/python/fakepwd.py...</text:p>
      <text:p text:style-name="Код">parsing /usr/lib/python2.7/site-packages/twisted/python/shortcut.py...</text:p>
      <text:p text:style-name="Код">parsing /usr/lib/python2.7/site-packages/twisted/python/test/test_hashlib.py...</text:p>
      <text:p text:style-name="Код"><text:soft-page-break/>parsing /usr/lib/python2.7/site-packages/twisted/python/test/test_htmlizer.py...</text:p>
      <text:p text:style-name="Код">parsing /usr/lib/python2.7/site-packages/twisted/python/test/test_util.py...</text:p>
      <text:p text:style-name="Код">parsing /usr/lib/python2.7/site-packages/twisted/python/test/test_versions.py...</text:p>
      <text:p text:style-name="Код">parsing /usr/lib/python2.7/site-packages/twisted/python/test/test_syslog.py...</text:p>
      <text:p text:style-name="Код">parsing /usr/lib/python2.7/site-packages/twisted/python/test/test_dist.py...</text:p>
      <text:p text:style-name="Код">parsing /usr/lib/python2.7/site-packages/twisted/python/test/test_release.py...</text:p>
      <text:p text:style-name="Код">parsing /usr/lib/python2.7/site-packages/twisted/python/test/test_inotify.py...</text:p>
      <text:p text:style-name="Код">parsing /usr/lib/python2.7/site-packages/twisted/python/test/deprecatedattributes.py...</text:p>
      <text:p text:style-name="Код">parsing /usr/lib/python2.7/site-packages/twisted/python/test/test_deprecate.py...</text:p>
      <text:p text:style-name="Код">parsing /usr/lib/python2.7/site-packages/twisted/python/test/test_zipstream.py...</text:p>
      <text:p text:style-name="Код">parsing /usr/lib/python2.7/site-packages/twisted/python/test/test_fakepwd.py...</text:p>
      <text:p text:style-name="Код">parsing /usr/lib/python2.7/site-packages/twisted/python/test/test_win32.py...</text:p>
      <text:p text:style-name="Код">parsing /usr/lib/python2.7/site-packages/twisted/python/test/test_runtime.py...</text:p>
      <text:p text:style-name="Код">parsing /usr/lib/python2.7/site-packages/twisted/python/test/test_components.py...</text:p>
      <text:p text:style-name="Код">parsing /usr/lib/python2.7/site-packages/twisted/python/test/__init__.py...</text:p>
      <text:p text:style-name="Код">parsing /usr/lib/python2.7/site-packages/twisted/cred/checkers.py...</text:p>
      <text:p text:style-name="Код">parsing /usr/lib/python2.7/site-packages/twisted/cred/strcred.py...</text:p>
      <text:p text:style-name="Код">parsing /usr/lib/python2.7/site-packages/twisted/cred/error.py...</text:p>
      <text:p text:style-name="Код">parsing /usr/lib/python2.7/site-packages/twisted/cred/portal.py...</text:p>
      <text:p text:style-name="Код">parsing /usr/lib/python2.7/site-packages/twisted/cred/_digest.py...</text:p>
      <text:p text:style-name="Код">parsing /usr/lib/python2.7/site-packages/twisted/cred/credentials.py...</text:p>
      <text:p text:style-name="Код">parsing /usr/lib/python2.7/site-packages/twisted/cred/pamauth.py...</text:p>
      <text:p text:style-name="Код">parsing /usr/lib/python2.7/site-packages/twisted/cred/__init__.py...</text:p>
      <text:p text:style-name="Код">parsing /usr/lib/python2.7/site-packages/twisted/conch/ttymodes.py...</text:p>
      <text:p text:style-name="Код">parsing /usr/lib/python2.7/site-packages/twisted/conch/stdio.py...</text:p>
      <text:p text:style-name="Код">parsing /usr/lib/python2.7/site-packages/twisted/conch/checkers.py...</text:p>
      <text:p text:style-name="Код">parsing /usr/lib/python2.7/site-packages/twisted/conch/error.py...</text:p>
      <text:p text:style-name="Код">parsing /usr/lib/python2.7/site-packages/twisted/conch/telnet.py...</text:p>
      <text:p text:style-name="Код">parsing /usr/lib/python2.7/site-packages/twisted/conch/manhole_ssh.py...</text:p>
      <text:p text:style-name="Код">parsing /usr/lib/python2.7/site-packages/twisted/conch/unix.py...</text:p>
      <text:p text:style-name="Код">parsing /usr/lib/python2.7/site-packages/twisted/conch/mixin.py...</text:p>
      <text:p text:style-name="Код">parsing /usr/lib/python2.7/site-packages/twisted/conch/avatar.py...</text:p>
      <text:p text:style-name="Код">parsing /usr/lib/python2.7/site-packages/twisted/conch/tap.py...</text:p>
      <text:p text:style-name="Код">parsing /usr/lib/python2.7/site-packages/twisted/conch/manhole_tap.py...</text:p>
      <text:p text:style-name="Код">parsing /usr/lib/python2.7/site-packages/twisted/conch/recvline.py...</text:p>
      <text:p text:style-name="Код">parsing /usr/lib/python2.7/site-packages/twisted/conch/manhole.py...</text:p>
      <text:p text:style-name="Код">parsing /usr/lib/python2.7/site-packages/twisted/conch/interfaces.py...</text:p>
      <text:p text:style-name="Код">parsing /usr/lib/python2.7/site-packages/twisted/conch/ls.py...</text:p>
      <text:p text:style-name="Код">parsing /usr/lib/python2.7/site-packages/twisted/conch/_version.py...</text:p>
      <text:p text:style-name="Код">parsing /usr/lib/python2.7/site-packages/twisted/conch/__init__.py...</text:p>
      <text:p text:style-name="Код">parsing /usr/lib/python2.7/site-packages/twisted/conch/ui/tkvt100.py...</text:p>
      <text:p text:style-name="Код">parsing /usr/lib/python2.7/site-packages/twisted/conch/ui/ansi.py...</text:p>
      <text:p text:style-name="Код">parsing /usr/lib/python2.7/site-packages/twisted/conch/ui/__init__.py...</text:p>
      <text:p text:style-name="Код">parsing /usr/lib/python2.7/site-packages/twisted/conch/client/knownhosts.py...</text:p>
      <text:p text:style-name="Код">parsing /usr/lib/python2.7/site-packages/twisted/conch/client/direct.py...</text:p>
      <text:p text:style-name="Код">parsing /usr/lib/python2.7/site-packages/twisted/conch/client/default.py...</text:p>
      <text:p text:style-name="Код">parsing /usr/lib/python2.7/site-packages/twisted/conch/client/agent.py...</text:p>
      <text:p text:style-name="Код">parsing /usr/lib/python2.7/site-packages/twisted/conch/client/options.py...</text:p>
      <text:p text:style-name="Код">parsing /usr/lib/python2.7/site-packages/twisted/conch/client/__init__.py...</text:p>
      <text:p text:style-name="Код">parsing /usr/lib/python2.7/site-packages/twisted/conch/client/connect.py...</text:p>
      <text:p text:style-name="Код">parsing /usr/lib/python2.7/site-packages/twisted/conch/test/test_conch.py...</text:p>
      <text:p text:style-name="Код">parsing /usr/lib/python2.7/site-packages/twisted/conch/test/test_checkers.py...</text:p>
      <text:p text:style-name="Код">parsing /usr/lib/python2.7/site-packages/twisted/conch/test/test_helper.py...</text:p>
      <text:p text:style-name="Код">parsing /usr/lib/python2.7/site-packages/twisted/conch/test/test_insults.py...</text:p>
      <text:p text:style-name="Код">parsing /usr/lib/python2.7/site-packages/twisted/conch/test/test_recvline.py...</text:p>
      <text:p text:style-name="Код">parsing /usr/lib/python2.7/site-packages/twisted/conch/test/test_openssh_compat.py...</text:p>
      <text:p text:style-name="Код">parsing /usr/lib/python2.7/site-packages/twisted/conch/test/test_mixin.py...</text:p>
      <text:p text:style-name="Код">parsing /usr/lib/python2.7/site-packages/twisted/conch/test/test_filetransfer.py...</text:p>
      <text:p text:style-name="Код">parsing /usr/lib/python2.7/site-packages/twisted/conch/test/test_telnet.py...</text:p>
      <text:p text:style-name="Код">parsing /usr/lib/python2.7/site-packages/twisted/conch/test/test_ckeygen.py...</text:p>
      <text:p text:style-name="Код">parsing /usr/lib/python2.7/site-packages/twisted/conch/test/test_agent.py...</text:p>
      <text:p text:style-name="Код">parsing /usr/lib/python2.7/site-packages/twisted/conch/test/test_channel.py...</text:p>
      <text:p text:style-name="Код">parsing /usr/lib/python2.7/site-packages/twisted/conch/test/test_default.py...</text:p>
      <text:p text:style-name="Код">parsing /usr/lib/python2.7/site-packages/twisted/conch/test/test_text.py...</text:p>
      <text:p text:style-name="Код">parsing /usr/lib/python2.7/site-packages/twisted/conch/test/test_keys.py...</text:p>
      <text:p text:style-name="Код">parsing /usr/lib/python2.7/site-packages/twisted/conch/test/test_knownhosts.py...</text:p>
      <text:p text:style-name="Код">parsing /usr/lib/python2.7/site-packages/twisted/conch/test/test_connection.py...</text:p>
      <text:p text:style-name="Код">parsing /usr/lib/python2.7/site-packages/twisted/conch/test/keydata.py...</text:p>
      <text:p text:style-name="Код">parsing /usr/lib/python2.7/site-packages/twisted/conch/test/test_cftp.py...</text:p>
      <text:p text:style-name="Код">parsing /usr/lib/python2.7/site-packages/twisted/conch/test/test_ssh.py...</text:p>
      <text:p text:style-name="Код">parsing /usr/lib/python2.7/site-packages/twisted/conch/test/test_session.py...</text:p>
      <text:p text:style-name="Код">parsing /usr/lib/python2.7/site-packages/twisted/conch/test/__init__.py...</text:p>
      <text:p text:style-name="Код">parsing /usr/lib/python2.7/site-packages/twisted/conch/test/test_manhole.py...</text:p>
      <text:p text:style-name="Код">parsing /usr/lib/python2.7/site-packages/twisted/conch/test/test_transport.py...</text:p>
      <text:p text:style-name="Код">parsing /usr/lib/python2.7/site-packages/twisted/conch/test/test_userauth.py...</text:p>
      <text:p text:style-name="Код">parsing /usr/lib/python2.7/site-packages/twisted/conch/test/test_window.py...</text:p>
      <text:p text:style-name="Код">parsing /usr/lib/python2.7/site-packages/twisted/conch/test/test_tap.py...</text:p>
      <text:p text:style-name="Код">parsing /usr/lib/python2.7/site-packages/twisted/conch/openssh_compat/factory.py...</text:p>
      <text:p text:style-name="Код">parsing /usr/lib/python2.7/site-packages/twisted/conch/openssh_compat/primes.py...</text:p>
      <text:p text:style-name="Код">parsing /usr/lib/python2.7/site-packages/twisted/conch/openssh_compat/__init__.py...</text:p>
      <text:p text:style-name="Код">parsing /usr/lib/python2.7/site-packages/twisted/conch/insults/colors.py...</text:p>
      <text:p text:style-name="Код">parsing /usr/lib/python2.7/site-packages/twisted/conch/insults/text.py...</text:p>
      <text:p text:style-name="Код">parsing /usr/lib/python2.7/site-packages/twisted/conch/insults/window.py...</text:p>
      <text:p text:style-name="Код">parsing /usr/lib/python2.7/site-packages/twisted/conch/insults/client.py...</text:p>
      <text:p text:style-name="Код">parsing /usr/lib/python2.7/site-packages/twisted/conch/insults/helper.py...</text:p>
      <text:p text:style-name="Код">parsing /usr/lib/python2.7/site-packages/twisted/conch/insults/insults.py...</text:p>
      <text:p text:style-name="Код">parsing /usr/lib/python2.7/site-packages/twisted/conch/insults/__init__.py...</text:p>
      <text:p text:style-name="Код">parsing /usr/lib/python2.7/site-packages/twisted/conch/scripts/cftp.py...</text:p>
      <text:p text:style-name="Код">parsing /usr/lib/python2.7/site-packages/twisted/conch/scripts/tkconch.py...</text:p>
      <text:p text:style-name="Код">parsing /usr/lib/python2.7/site-packages/twisted/conch/scripts/conch.py...</text:p>
      <text:p text:style-name="Код"><text:soft-page-break/>parsing /usr/lib/python2.7/site-packages/twisted/conch/scripts/__init__.py...</text:p>
      <text:p text:style-name="Код">parsing /usr/lib/python2.7/site-packages/twisted/conch/scripts/ckeygen.py...</text:p>
      <text:p text:style-name="Код">parsing /usr/lib/python2.7/site-packages/twisted/conch/ssh/userauth.py...</text:p>
      <text:p text:style-name="Код">parsing /usr/lib/python2.7/site-packages/twisted/conch/ssh/factory.py...</text:p>
      <text:p text:style-name="Код">parsing /usr/lib/python2.7/site-packages/twisted/conch/ssh/service.py...</text:p>
      <text:p text:style-name="Код">parsing /usr/lib/python2.7/site-packages/twisted/conch/ssh/forwarding.py...</text:p>
      <text:p text:style-name="Код">parsing /usr/lib/python2.7/site-packages/twisted/conch/ssh/common.py...</text:p>
      <text:p text:style-name="Код">parsing /usr/lib/python2.7/site-packages/twisted/conch/ssh/channel.py...</text:p>
      <text:p text:style-name="Код">parsing /usr/lib/python2.7/site-packages/twisted/conch/ssh/session.py...</text:p>
      <text:p text:style-name="Код">parsing /usr/lib/python2.7/site-packages/twisted/conch/ssh/agent.py...</text:p>
      <text:p text:style-name="Код">parsing /usr/lib/python2.7/site-packages/twisted/conch/ssh/sexpy.py...</text:p>
      <text:p text:style-name="Код">parsing /usr/lib/python2.7/site-packages/twisted/conch/ssh/transport.py...</text:p>
      <text:p text:style-name="Код">parsing /usr/lib/python2.7/site-packages/twisted/conch/ssh/filetransfer.py...</text:p>
      <text:p text:style-name="Код">parsing /usr/lib/python2.7/site-packages/twisted/conch/ssh/connection.py...</text:p>
      <text:p text:style-name="Код">parsing /usr/lib/python2.7/site-packages/twisted/conch/ssh/__init__.py...</text:p>
      <text:p text:style-name="Код">parsing /usr/lib/python2.7/site-packages/twisted/conch/ssh/keys.py...</text:p>
      <text:p text:style-name="Код">parsing /usr/lib/python2.7/site-packages/twisted/enterprise/adbapi.py...</text:p>
      <text:p text:style-name="Код">parsing /usr/lib/python2.7/site-packages/twisted/enterprise/row.py...</text:p>
      <text:p text:style-name="Код">parsing /usr/lib/python2.7/site-packages/twisted/enterprise/reflector.py...</text:p>
      <text:p text:style-name="Код">parsing /usr/lib/python2.7/site-packages/twisted/enterprise/util.py...</text:p>
      <text:p text:style-name="Код">parsing /usr/lib/python2.7/site-packages/twisted/enterprise/sqlreflector.py...</text:p>
      <text:p text:style-name="Код">parsing /usr/lib/python2.7/site-packages/twisted/enterprise/__init__.py...</text:p>
      <text:p text:style-name="Код">parsing /usr/lib/python2.7/site-packages/twisted/pair/ip.py...</text:p>
      <text:p text:style-name="Код">parsing /usr/lib/python2.7/site-packages/twisted/pair/tuntap.py...</text:p>
      <text:p text:style-name="Код">parsing /usr/lib/python2.7/site-packages/twisted/pair/ethernet.py...</text:p>
      <text:p text:style-name="Код">parsing /usr/lib/python2.7/site-packages/twisted/pair/raw.py...</text:p>
      <text:p text:style-name="Код">parsing /usr/lib/python2.7/site-packages/twisted/pair/rawudp.py...</text:p>
      <text:p text:style-name="Код">parsing /usr/lib/python2.7/site-packages/twisted/pair/_version.py...</text:p>
      <text:p text:style-name="Код">parsing /usr/lib/python2.7/site-packages/twisted/pair/__init__.py...</text:p>
      <text:p text:style-name="Код">parsing /usr/lib/python2.7/site-packages/twisted/pair/test/test_ethernet.py...</text:p>
      <text:p text:style-name="Код">parsing /usr/lib/python2.7/site-packages/twisted/pair/test/test_rawudp.py...</text:p>
      <text:p text:style-name="Код">parsing /usr/lib/python2.7/site-packages/twisted/pair/test/test_ip.py...</text:p>
      <text:p text:style-name="Код">parsing /usr/lib/python2.7/site-packages/twisted/pair/test/__init__.py...</text:p>
      <text:p text:style-name="Код">parsing /usr/lib/python2.7/site-packages/twisted/persisted/styles.py...</text:p>
      <text:p text:style-name="Код">parsing /usr/lib/python2.7/site-packages/twisted/persisted/crefutil.py...</text:p>
      <text:p text:style-name="Код">parsing /usr/lib/python2.7/site-packages/twisted/persisted/aot.py...</text:p>
      <text:p text:style-name="Код">parsing /usr/lib/python2.7/site-packages/twisted/persisted/sob.py...</text:p>
      <text:p text:style-name="Код">parsing /usr/lib/python2.7/site-packages/twisted/persisted/dirdbm.py...</text:p>
      <text:p text:style-name="Код">parsing /usr/lib/python2.7/site-packages/twisted/persisted/__init__.py...</text:p>
      <text:p text:style-name="Код">parsing /usr/lib/python2.7/site-packages/twisted/persisted/journal/rowjournal.py...</text:p>
      <text:p text:style-name="Код">parsing /usr/lib/python2.7/site-packages/twisted/persisted/journal/base.py...</text:p>
      <text:p text:style-name="Код">parsing /usr/lib/python2.7/site-packages/twisted/persisted/journal/picklelog.py...</text:p>
      <text:p text:style-name="Код">parsing /usr/lib/python2.7/site-packages/twisted/persisted/journal/__init__.py...</text:p>
      <text:p text:style-name="P3">Unresolved From - from win32api import OpenProcess File - twisted.test.test_lockfile Lineno - <text:s/>18</text:p>
      <text:p text:style-name="P3">Unresolved Import, module name - <text:s/>pywintypes</text:p>
      <text:p text:style-name="P3">Unresolved Import, module name - <text:s/>mypackage</text:p>
      <text:p text:style-name="P3">Unresolved Import, module name - <text:s/>mypackage</text:p>
      <text:p text:style-name="P3">Unresolved Import, module name - <text:s/>plugindummy</text:p>
      <text:p text:style-name="P3">Unresolved Import, module name - <text:s/>dummy</text:p>
      <text:p text:style-name="P3">Unresolved Import, module name - <text:s/>dummy</text:p>
      <text:p text:style-name="P3">Unresolved Import, module name - <text:s/>win32process</text:p>
      <text:p text:style-name="P3">Unresolved Import, module name - <text:s/>win32process</text:p>
      <text:p text:style-name="P3">Unresolved Import, module name - <text:s/>gadfly</text:p>
      <text:p text:style-name="P3">Unresolved Import, module name - <text:s/>gadfly</text:p>
      <text:p text:style-name="P3">Unresolved From - from pyPgSQL import PgSQL File - twisted.test.test_adbapi Lineno - <text:s/>442</text:p>
      <text:p text:style-name="P3">Unresolved Import, module name - <text:s/>MySQLdb</text:p>
      <text:p text:style-name="P3">Unresolved Import, module name - <text:s/>kinterbasdb</text:p>
      <text:p text:style-name="P3">Unresolved Import, module name - <text:s/>kinterbasdb</text:p>
      <text:p text:style-name="P3">Unresolved Import, module name - <text:s/>kinterbasdb</text:p>
      <text:p text:style-name="P3">Unresolved From - from win32api import FormatMessage File - twisted.test.test_strerror Lineno - <text:s/>108</text:p>
      <text:p text:style-name="P3">Unresolved From - from win32api import FormatMessage File - twisted.test.test_strerror Lineno - <text:s/>137</text:p>
      <text:p text:style-name="P3">Unresolved Import, module name - <text:s/>msvcrt</text:p>
      <text:p text:style-name="P3">Unresolved Import, module name - <text:s/>idonotexist</text:p>
      <text:p text:style-name="P3">Unresolved Import, module name - <text:s/>win32api</text:p>
      <text:p text:style-name="P3">Unresolved Import, module name - <text:s/>abcd</text:p>
      <text:p text:style-name="P3">Unresolved From - from twisted_rebuild_fakelib import myrebuilder File - twisted.test.test_rebuild Lineno - <text:s/>59</text:p>
      <text:p text:style-name="P3">Unresolved From - from quixote import ptl_compile File - twisted.web.script Lineno - <text:s/>73</text:p>
      <text:p text:style-name="P3">Unresolved Import, module name - <text:s/>SOAPpy</text:p>
      <text:p text:style-name="P3">Unresolved Import, module name - <text:s/>SOAPpy</text:p>
      <text:p text:style-name="P3">Unresolved From - from subunit import TestProtocolClient File - twisted.trial.reporter Lineno - <text:s/>23</text:p>
      <text:p text:style-name="P3">Unresolved From - from win32console import GetStdHandle, STD_OUTPUT_HANDLE, FOREGROUND_RED, FOREGROUND_BLUE, FOREGROUND_GREEN, FOREGROUND_INTENSITY File - twisted.trial.reporter Lineno - <text:s/>862</text:p>
      <text:p text:style-name="P3">Unresolved From - from win32console import GetStdHandle, STD_OUTPUT_HANDLE, FOREGROUND_RED, FOREGROUND_BLUE, FOREGROUND_GREEN, FOREGROUND_INTENSITY File - twisted.trial.reporter Lineno - <text:s/>862</text:p>
      <text:p text:style-name="P3">Unresolved From - from win32console import GetStdHandle, STD_OUTPUT_HANDLE, FOREGROUND_RED, FOREGROUND_BLUE, FOREGROUND_GREEN, FOREGROUND_INTENSITY File - twisted.trial.reporter Lineno - <text:s/>862</text:p>
      <text:p text:style-name="P3">Unresolved From - from win32console import GetStdHandle, STD_OUTPUT_HANDLE, FOREGROUND_RED, FOREGROUND_BLUE, FOREGROUND_GREEN, FOREGROUND_INTENSITY File - twisted.trial.reporter Lineno - <text:s/>862</text:p>
      <text:p text:style-name="P3">Unresolved From - from win32console import GetStdHandle, STD_OUTPUT_HANDLE, FOREGROUND_RED, FOREGROUND_BLUE, FOREGROUND_GREEN, FOREGROUND_INTENSITY File - twisted.trial.reporter Lineno - <text:s/>862</text:p>
      <text:p text:style-name="P3">Unresolved From - from win32console import GetStdHandle, STD_OUTPUT_HANDLE, FOREGROUND_RED, FOREGROUND_BLUE, FOREGROUND_GREEN, FOREGROUND_INTENSITY File - twisted.trial.reporter Lineno - <text:s/>862</text:p>
      <text:p text:style-name="P3">Unresolved Import, module name - <text:s/>win32console</text:p>
      <text:p text:style-name="P3">Unresolved Import, module name - <text:s/>pywintypes</text:p>
      <text:p text:style-name="P3">Unresolved Import, module name - <text:s/>package</text:p>
      <text:p text:style-name="P3">Unresolved From - from goodpackage import test_sample File - twisted.trial.test.test_util Lineno - <text:s/>82</text:p>
      <text:p text:style-name="P3">Unresolved From - from goodpackage import test_sample File - twisted.trial.test.test_util Lineno - <text:s/>107</text:p>
      <text:p text:style-name="P3">Unresolved From - from goodpackage import test_sample as sample2 File - twisted.trial.test.test_loader Lineno - <text:s/>110</text:p>
      <text:p text:style-name="P3">Unresolved Import, module name - <text:s/>goodpackage</text:p>
      <text:p text:style-name="P3"><text:soft-page-break/>Unresolved Import, module name - <text:s/>goodpackage</text:p>
      <text:p text:style-name="P3">Unresolved Import, module name - <text:s/>goodpackage</text:p>
      <text:p text:style-name="P3">Unresolved Import, module name - <text:s/>goodpackage</text:p>
      <text:p text:style-name="P3">Unresolved Import, module name - <text:s/>goodpackage</text:p>
      <text:p text:style-name="P3">Unresolved Import, module name - <text:s/>goodpackage</text:p>
      <text:p text:style-name="P3">Unresolved Import, module name - <text:s/>package</text:p>
      <text:p text:style-name="P3">Unresolved Import, module name - <text:s/>uberpackage</text:p>
      <text:p text:style-name="P3">Unresolved From - from twisted_private_helper import missingsourcefile File - twisted.trial.test.test_warning Lineno - <text:s/>288</text:p>
      <text:p text:style-name="P3">Unresolved From - from twisted_private_helper import module File - twisted.trial.test.test_warning Lineno - <text:s/>320</text:p>
      <text:p text:style-name="P3">Unresolved From - from twisted_renamed_helper import module File - twisted.trial.test.test_warning Lineno - <text:s/>331</text:p>
      <text:p text:style-name="P3">Unresolved Import, module name - <text:s/>win32process</text:p>
      <text:p text:style-name="P3">Unresolved From - from CoreFoundation import CFRunLoopAddSource, CFRunLoopRemoveSource, CFRunLoopGetMain, CFRunLoopRun, CFRunLoopStop, CFRunLoopTimerCreate, CFRunLoopAddTimer, CFRunLoopTimerInvalidate, kCFAllocatorDefault, kCFRunLoopCommonModes, CFAbsoluteTimeGetCurrent File - twisted.internet.cfreactor Lineno - <text:s/>28</text:p>
      <text:p text:style-name="P3">Unresolved From - from CoreFoundation import CFRunLoopAddSource, CFRunLoopRemoveSource, CFRunLoopGetMain, CFRunLoopRun, CFRunLoopStop, CFRunLoopTimerCreate, CFRunLoopAddTimer, CFRunLoopTimerInvalidate, kCFAllocatorDefault, kCFRunLoopCommonModes, CFAbsoluteTimeGetCurrent File - twisted.internet.cfreactor Lineno - <text:s/>28</text:p>
      <text:p text:style-name="P3">Unresolved From - from CoreFoundation import CFRunLoopAddSource, CFRunLoopRemoveSource, CFRunLoopGetMain, CFRunLoopRun, CFRunLoopStop, CFRunLoopTimerCreate, CFRunLoopAddTimer, CFRunLoopTimerInvalidate, kCFAllocatorDefault, kCFRunLoopCommonModes, CFAbsoluteTimeGetCurrent File - twisted.internet.cfreactor Lineno - <text:s/>28</text:p>
      <text:p text:style-name="P3">Unresolved From - from CoreFoundation import CFRunLoopAddSource, CFRunLoopRemoveSource, CFRunLoopGetMain, CFRunLoopRun, CFRunLoopStop, CFRunLoopTimerCreate, CFRunLoopAddTimer, CFRunLoopTimerInvalidate, kCFAllocatorDefault, kCFRunLoopCommonModes, CFAbsoluteTimeGetCurrent File - twisted.internet.cfreactor Lineno - <text:s/>28</text:p>
      <text:p text:style-name="P3">Unresolved From - from CoreFoundation import CFRunLoopAddSource, CFRunLoopRemoveSource, CFRunLoopGetMain, CFRunLoopRun, CFRunLoopStop, CFRunLoopTimerCreate, CFRunLoopAddTimer, CFRunLoopTimerInvalidate, kCFAllocatorDefault, kCFRunLoopCommonModes, CFAbsoluteTimeGetCurrent File - twisted.internet.cfreactor Lineno - <text:s/>28</text:p>
      <text:p text:style-name="P3">Unresolved From - from CoreFoundation import CFRunLoopAddSource, CFRunLoopRemoveSource, CFRunLoopGetMain, CFRunLoopRun, CFRunLoopStop, CFRunLoopTimerCreate, CFRunLoopAddTimer, CFRunLoopTimerInvalidate, kCFAllocatorDefault, kCFRunLoopCommonModes, CFAbsoluteTimeGetCurrent File - twisted.internet.cfreactor Lineno - <text:s/>28</text:p>
      <text:p text:style-name="P3">Unresolved From - from CoreFoundation import CFRunLoopAddSource, CFRunLoopRemoveSource, CFRunLoopGetMain, CFRunLoopRun, CFRunLoopStop, CFRunLoopTimerCreate, CFRunLoopAddTimer, CFRunLoopTimerInvalidate, kCFAllocatorDefault, kCFRunLoopCommonModes, CFAbsoluteTimeGetCurrent File - twisted.internet.cfreactor Lineno - <text:s/>28</text:p>
      <text:p text:style-name="P3">Unresolved From - from CoreFoundation import CFRunLoopAddSource, CFRunLoopRemoveSource, CFRunLoopGetMain, CFRunLoopRun, CFRunLoopStop, CFRunLoopTimerCreate, CFRunLoopAddTimer, CFRunLoopTimerInvalidate, kCFAllocatorDefault, kCFRunLoopCommonModes, CFAbsoluteTimeGetCurrent File - twisted.internet.cfreactor Lineno - <text:s/>28</text:p>
      <text:p text:style-name="P3">Unresolved From - from CoreFoundation import CFRunLoopAddSource, CFRunLoopRemoveSource, CFRunLoopGetMain, CFRunLoopRun, CFRunLoopStop, CFRunLoopTimerCreate, CFRunLoopAddTimer, CFRunLoopTimerInvalidate, kCFAllocatorDefault, kCFRunLoopCommonModes, CFAbsoluteTimeGetCurrent File - twisted.internet.cfreactor Lineno - <text:s/>28</text:p>
      <text:p text:style-name="P3">Unresolved From - from CoreFoundation import CFRunLoopAddSource, CFRunLoopRemoveSource, CFRunLoopGetMain, CFRunLoopRun, CFRunLoopStop, CFRunLoopTimerCreate, CFRunLoopAddTimer, CFRunLoopTimerInvalidate, kCFAllocatorDefault, kCFRunLoopCommonModes, CFAbsoluteTimeGetCurrent File - twisted.internet.cfreactor Lineno - <text:s/>28</text:p>
      <text:p text:style-name="P3">Unresolved From - from CoreFoundation import CFRunLoopAddSource, CFRunLoopRemoveSource, CFRunLoopGetMain, CFRunLoopRun, CFRunLoopStop, CFRunLoopTimerCreate, CFRunLoopAddTimer, CFRunLoopTimerInvalidate, kCFAllocatorDefault, kCFRunLoopCommonModes, CFAbsoluteTimeGetCurrent File - twisted.internet.cfreactor Lineno - <text:s/>28</text:p>
      <text:p text:style-name="P3">Unresolved From - from CFNetwork import CFSocketCreateWithNative, CFSocketSetSocketFlags, CFSocketEnableCallBacks, CFSocketCreateRunLoopSource, CFSocketDisableCallBacks, CFSocketInvalidate, kCFSocketWriteCallBack, kCFSocketReadCallBack, kCFSocketConnectCallBack, kCFSocketAutomaticallyReenableReadCallBack, kCFSocketAutomaticallyReenableWriteCallBack File - twisted.internet.cfreactor Lineno - <text:s/>34</text:p>
      <text:p text:style-name="P3">Unresolved From - from CFNetwork import CFSocketCreateWithNative, CFSocketSetSocketFlags, CFSocketEnableCallBacks, CFSocketCreateRunLoopSource, CFSocketDisableCallBacks, CFSocketInvalidate, kCFSocketWriteCallBack, kCFSocketReadCallBack, kCFSocketConnectCallBack, kCFSocketAutomaticallyReenableReadCallBack, kCFSocketAutomaticallyReenableWriteCallBack File - twisted.internet.cfreactor Lineno - <text:s/>34</text:p>
      <text:p text:style-name="P3">Unresolved From - from CFNetwork import CFSocketCreateWithNative, CFSocketSetSocketFlags, CFSocketEnableCallBacks, CFSocketCreateRunLoopSource, CFSocketDisableCallBacks, CFSocketInvalidate, kCFSocketWriteCallBack, kCFSocketReadCallBack, kCFSocketConnectCallBack, kCFSocketAutomaticallyReenableReadCallBack, kCFSocketAutomaticallyReenableWriteCallBack File - twisted.internet.cfreactor Lineno - <text:s/>34</text:p>
      <text:p text:style-name="P3">Unresolved From - from CFNetwork import CFSocketCreateWithNative, CFSocketSetSocketFlags, CFSocketEnableCallBacks, CFSocketCreateRunLoopSource, CFSocketDisableCallBacks, CFSocketInvalidate, kCFSocketWriteCallBack, kCFSocketReadCallBack, kCFSocketConnectCallBack, kCFSocketAutomaticallyReenableReadCallBack, kCFSocketAutomaticallyReenableWriteCallBack File - twisted.internet.cfreactor Lineno - <text:s/>34</text:p>
      <text:p text:style-name="P3">Unresolved From - from CFNetwork import CFSocketCreateWithNative, CFSocketSetSocketFlags, CFSocketEnableCallBacks, CFSocketCreateRunLoopSource, CFSocketDisableCallBacks, CFSocketInvalidate, kCFSocketWriteCallBack, kCFSocketReadCallBack, kCFSocketConnectCallBack, kCFSocketAutomaticallyReenableReadCallBack, kCFSocketAutomaticallyReenableWriteCallBack File - twisted.internet.cfreactor Lineno - <text:s/>34</text:p>
      <text:p text:style-name="P3">Unresolved From - from CFNetwork import CFSocketCreateWithNative, CFSocketSetSocketFlags, CFSocketEnableCallBacks, CFSocketCreateRunLoopSource, CFSocketDisableCallBacks, CFSocketInvalidate, kCFSocketWriteCallBack, kCFSocketReadCallBack, kCFSocketConnectCallBack, kCFSocketAutomaticallyReenableReadCallBack, kCFSocketAutomaticallyReenableWriteCallBack File - twisted.internet.cfreactor Lineno - <text:s/>34</text:p>
      <text:p text:style-name="P3">Unresolved From - from CFNetwork import CFSocketCreateWithNative, CFSocketSetSocketFlags, CFSocketEnableCallBacks, CFSocketCreateRunLoopSource, CFSocketDisableCallBacks, CFSocketInvalidate, kCFSocketWriteCallBack, kCFSocketReadCallBack, kCFSocketConnectCallBack, kCFSocketAutomaticallyReenableReadCallBack, kCFSocketAutomaticallyReenableWriteCallBack File - <text:soft-page-break/>twisted.internet.cfreactor Lineno - <text:s/>34</text:p>
      <text:p text:style-name="P3">Unresolved From - from CFNetwork import CFSocketCreateWithNative, CFSocketSetSocketFlags, CFSocketEnableCallBacks, CFSocketCreateRunLoopSource, CFSocketDisableCallBacks, CFSocketInvalidate, kCFSocketWriteCallBack, kCFSocketReadCallBack, kCFSocketConnectCallBack, kCFSocketAutomaticallyReenableReadCallBack, kCFSocketAutomaticallyReenableWriteCallBack File - twisted.internet.cfreactor Lineno - <text:s/>34</text:p>
      <text:p text:style-name="P3">Unresolved From - from CFNetwork import CFSocketCreateWithNative, CFSocketSetSocketFlags, CFSocketEnableCallBacks, CFSocketCreateRunLoopSource, CFSocketDisableCallBacks, CFSocketInvalidate, kCFSocketWriteCallBack, kCFSocketReadCallBack, kCFSocketConnectCallBack, kCFSocketAutomaticallyReenableReadCallBack, kCFSocketAutomaticallyReenableWriteCallBack File - twisted.internet.cfreactor Lineno - <text:s/>34</text:p>
      <text:p text:style-name="P3">Unresolved From - from CFNetwork import CFSocketCreateWithNative, CFSocketSetSocketFlags, CFSocketEnableCallBacks, CFSocketCreateRunLoopSource, CFSocketDisableCallBacks, CFSocketInvalidate, kCFSocketWriteCallBack, kCFSocketReadCallBack, kCFSocketConnectCallBack, kCFSocketAutomaticallyReenableReadCallBack, kCFSocketAutomaticallyReenableWriteCallBack File - twisted.internet.cfreactor Lineno - <text:s/>34</text:p>
      <text:p text:style-name="P3">Unresolved From - from CFNetwork import CFSocketCreateWithNative, CFSocketSetSocketFlags, CFSocketEnableCallBacks, CFSocketCreateRunLoopSource, CFSocketDisableCallBacks, CFSocketInvalidate, kCFSocketWriteCallBack, kCFSocketReadCallBack, kCFSocketConnectCallBack, kCFSocketAutomaticallyReenableReadCallBack, kCFSocketAutomaticallyReenableWriteCallBack File - twisted.internet.cfreactor Lineno - <text:s/>34</text:p>
      <text:p text:style-name="P3">Unresolved Import, module name - <text:s/>serial</text:p>
      <text:p text:style-name="P3">Unresolved From - from serial import PARITY_NONE, PARITY_EVEN, PARITY_ODD File - twisted.internet.serialport Lineno - <text:s/>23</text:p>
      <text:p text:style-name="P3">Unresolved From - from serial import PARITY_NONE, PARITY_EVEN, PARITY_ODD File - twisted.internet.serialport Lineno - <text:s/>23</text:p>
      <text:p text:style-name="P3">Unresolved From - from serial import PARITY_NONE, PARITY_EVEN, PARITY_ODD File - twisted.internet.serialport Lineno - <text:s/>23</text:p>
      <text:p text:style-name="P3">Unresolved From - from serial import STOPBITS_ONE, STOPBITS_TWO File - twisted.internet.serialport Lineno - <text:s/>24</text:p>
      <text:p text:style-name="P3">Unresolved From - from serial import STOPBITS_ONE, STOPBITS_TWO File - twisted.internet.serialport Lineno - <text:s/>24</text:p>
      <text:p text:style-name="P3">Unresolved From - from serial import FIVEBITS, SIXBITS, SEVENBITS, EIGHTBITS File - twisted.internet.serialport Lineno - <text:s/>25</text:p>
      <text:p text:style-name="P3">Unresolved From - from serial import FIVEBITS, SIXBITS, SEVENBITS, EIGHTBITS File - twisted.internet.serialport Lineno - <text:s/>25</text:p>
      <text:p text:style-name="P3">Unresolved From - from serial import FIVEBITS, SIXBITS, SEVENBITS, EIGHTBITS File - twisted.internet.serialport Lineno - <text:s/>25</text:p>
      <text:p text:style-name="P3">Unresolved From - from serial import FIVEBITS, SIXBITS, SEVENBITS, EIGHTBITS File - twisted.internet.serialport Lineno - <text:s/>25</text:p>
      <text:p text:style-name="P3">Unresolved From - from wxPython.wx import wxApp File - twisted.internet.wxsupport Lineno - <text:s/>28</text:p>
      <text:p text:style-name="P3">Unresolved From - from wx import PySimpleApp as wxPySimpleApp, CallAfter as wxCallAfter, Timer as wxTimer File - twisted.internet.wxreactor Lineno - <text:s/>28</text:p>
      <text:p text:style-name="P3">Unresolved From - from wx import PySimpleApp as wxPySimpleApp, CallAfter as wxCallAfter, Timer as wxTimer File - twisted.internet.wxreactor Lineno - <text:s/>28</text:p>
      <text:p text:style-name="P3">Unresolved From - from wx import PySimpleApp as wxPySimpleApp, CallAfter as wxCallAfter, Timer as wxTimer File - twisted.internet.wxreactor Lineno - <text:s/>28</text:p>
      <text:p text:style-name="P3">Unresolved From - from wxPython.wx import wxPySimpleApp, wxCallAfter, wxTimer File - twisted.internet.wxreactor Lineno - <text:s/>32</text:p>
      <text:p text:style-name="P3">Unresolved From - from wxPython.wx import wxPySimpleApp, wxCallAfter, wxTimer File - twisted.internet.wxreactor Lineno - <text:s/>32</text:p>
      <text:p text:style-name="P3">Unresolved From - from wxPython.wx import wxPySimpleApp, wxCallAfter, wxTimer File - twisted.internet.wxreactor Lineno - <text:s/>32</text:p>
      <text:p text:style-name="P3">Unresolved Import, module name - <text:s/>win32api</text:p>
      <text:p text:style-name="P3">Unresolved Import, module name - <text:s/>win32con</text:p>
      <text:p text:style-name="P3">Unresolved Import, module name - <text:s/>win32event</text:p>
      <text:p text:style-name="P3">Unresolved Import, module name - <text:s/>win32file</text:p>
      <text:p text:style-name="P3">Unresolved Import, module name - <text:s/>win32pipe</text:p>
      <text:p text:style-name="P3">Unresolved Import, module name - <text:s/>win32process</text:p>
      <text:p text:style-name="P3">Unresolved Import, module name - <text:s/>win32security</text:p>
      <text:p text:style-name="P3">Unresolved Import, module name - <text:s/>pywintypes</text:p>
      <text:p text:style-name="P3">Unresolved Import, module name - <text:s/>pyui</text:p>
      <text:p text:style-name="P3">Unresolved Import, module name - <text:s/>serial</text:p>
      <text:p text:style-name="P3">Unresolved From - from serial import PARITY_NONE, PARITY_EVEN, PARITY_ODD File - twisted.internet._win32serialport Lineno - <text:s/>15</text:p>
      <text:p text:style-name="P3">Unresolved From - from serial import PARITY_NONE, PARITY_EVEN, PARITY_ODD File - twisted.internet._win32serialport Lineno - <text:s/>15</text:p>
      <text:p text:style-name="P3">Unresolved From - from serial import PARITY_NONE, PARITY_EVEN, PARITY_ODD File - twisted.internet._win32serialport Lineno - <text:s/>15</text:p>
      <text:p text:style-name="P3">Unresolved From - from serial import STOPBITS_ONE, STOPBITS_TWO File - twisted.internet._win32serialport Lineno - <text:s/>16</text:p>
      <text:p text:style-name="P3">Unresolved From - from serial import STOPBITS_ONE, STOPBITS_TWO File - twisted.internet._win32serialport Lineno - <text:s/>16</text:p>
      <text:p text:style-name="P3">Unresolved From - from serial import FIVEBITS, SIXBITS, SEVENBITS, EIGHTBITS File - twisted.internet._win32serialport Lineno - <text:s/>17</text:p>
      <text:p text:style-name="P3">Unresolved From - from serial import FIVEBITS, SIXBITS, SEVENBITS, EIGHTBITS File - twisted.internet._win32serialport Lineno - <text:s/>17</text:p>
      <text:p text:style-name="P3">Unresolved From - from serial import FIVEBITS, SIXBITS, SEVENBITS, EIGHTBITS File - twisted.internet._win32serialport Lineno - <text:s/>17</text:p>
      <text:p text:style-name="P3">Unresolved From - from serial import FIVEBITS, SIXBITS, SEVENBITS, EIGHTBITS File - twisted.internet._win32serialport Lineno - <text:s/>17</text:p>
      <text:p text:style-name="P3">Unresolved Import, module name - <text:s/>win32file</text:p>
      <text:p text:style-name="P3">Unresolved Import, module name - <text:s/>win32event</text:p>
      <text:p text:style-name="P3">Unresolved From - from kqsyscall import EVFILT_READ, EVFILT_WRITE, EV_DELETE, EV_ADD File - twisted.internet.kqreactor Lineno - <text:s/>65</text:p>
      <text:p text:style-name="P3">Unresolved From - from kqsyscall import EVFILT_READ, EVFILT_WRITE, EV_DELETE, EV_ADD File - twisted.internet.kqreactor Lineno - <text:s/>65</text:p>
      <text:p text:style-name="P3">Unresolved From - from kqsyscall import EVFILT_READ, EVFILT_WRITE, EV_DELETE, EV_ADD File - twisted.internet.kqreactor Lineno - <text:s/>65</text:p>
      <text:p text:style-name="P3">Unresolved From - from kqsyscall import EVFILT_READ, EVFILT_WRITE, EV_DELETE, EV_ADD File - twisted.internet.kqreactor Lineno - <text:s/>65</text:p>
      <text:p text:style-name="P3">Unresolved From - from kqsyscall import kqueue, kevent File - twisted.internet.kqreactor Lineno - <text:s/>66</text:p>
      <text:p text:style-name="P3"><text:soft-page-break/>Unresolved From - from kqsyscall import kqueue, kevent File - twisted.internet.kqreactor Lineno - <text:s/>66</text:p>
      <text:p text:style-name="P3">Unresolved Import, module name - <text:s/>win32api</text:p>
      <text:p text:style-name="P3">Unresolved Import, module name - <text:s/>msvcrt</text:p>
      <text:p text:style-name="P3">Unresolved From - from win32file import WSAEventSelect, FD_READ, FD_CLOSE, FD_ACCEPT, FD_CONNECT File - twisted.internet.win32eventreactor Lineno - <text:s/>57</text:p>
      <text:p text:style-name="P3">Unresolved From - from win32file import WSAEventSelect, FD_READ, FD_CLOSE, FD_ACCEPT, FD_CONNECT File - twisted.internet.win32eventreactor Lineno - <text:s/>57</text:p>
      <text:p text:style-name="P3">Unresolved From - from win32file import WSAEventSelect, FD_READ, FD_CLOSE, FD_ACCEPT, FD_CONNECT File - twisted.internet.win32eventreactor Lineno - <text:s/>57</text:p>
      <text:p text:style-name="P3">Unresolved From - from win32file import WSAEventSelect, FD_READ, FD_CLOSE, FD_ACCEPT, FD_CONNECT File - twisted.internet.win32eventreactor Lineno - <text:s/>57</text:p>
      <text:p text:style-name="P3">Unresolved From - from win32file import WSAEventSelect, FD_READ, FD_CLOSE, FD_ACCEPT, FD_CONNECT File - twisted.internet.win32eventreactor Lineno - <text:s/>57</text:p>
      <text:p text:style-name="P3">Unresolved From - from win32event import CreateEvent, MsgWaitForMultipleObjects File - twisted.internet.win32eventreactor Lineno - <text:s/>58</text:p>
      <text:p text:style-name="P3">Unresolved From - from win32event import CreateEvent, MsgWaitForMultipleObjects File - twisted.internet.win32eventreactor Lineno - <text:s/>58</text:p>
      <text:p text:style-name="P3">Unresolved From - from win32event import WAIT_OBJECT_0, WAIT_TIMEOUT, QS_ALLINPUT, QS_ALLEVENTS File - twisted.internet.win32eventreactor Lineno - <text:s/>59</text:p>
      <text:p text:style-name="P3">Unresolved From - from win32event import WAIT_OBJECT_0, WAIT_TIMEOUT, QS_ALLINPUT, QS_ALLEVENTS File - twisted.internet.win32eventreactor Lineno - <text:s/>59</text:p>
      <text:p text:style-name="P3">Unresolved From - from win32event import WAIT_OBJECT_0, WAIT_TIMEOUT, QS_ALLINPUT, QS_ALLEVENTS File - twisted.internet.win32eventreactor Lineno - <text:s/>59</text:p>
      <text:p text:style-name="P3">Unresolved From - from win32event import WAIT_OBJECT_0, WAIT_TIMEOUT, QS_ALLINPUT, QS_ALLEVENTS File - twisted.internet.win32eventreactor Lineno - <text:s/>59</text:p>
      <text:p text:style-name="P3">Unresolved Import, module name - <text:s/>win32gui</text:p>
      <text:p text:style-name="P3">Unresolved Import, module name - <text:s/>win32pipe</text:p>
      <text:p text:style-name="P3">Unresolved Import, module name - <text:s/>win32file</text:p>
      <text:p text:style-name="P3">Unresolved Import, module name - <text:s/>win32api</text:p>
      <text:p text:style-name="P3">Unresolved Import, module name - <text:s/>pywintypes</text:p>
      <text:p text:style-name="P3">Unresolved Import, module name - <text:s/>serial</text:p>
      <text:p text:style-name="P3">Unresolved From - from serial import PARITY_NONE, PARITY_EVEN, PARITY_ODD File - twisted.internet._posixserialport Lineno - <text:s/>15</text:p>
      <text:p text:style-name="P3">Unresolved From - from serial import PARITY_NONE, PARITY_EVEN, PARITY_ODD File - twisted.internet._posixserialport Lineno - <text:s/>15</text:p>
      <text:p text:style-name="P3">Unresolved From - from serial import PARITY_NONE, PARITY_EVEN, PARITY_ODD File - twisted.internet._posixserialport Lineno - <text:s/>15</text:p>
      <text:p text:style-name="P3">Unresolved From - from serial import STOPBITS_ONE, STOPBITS_TWO File - twisted.internet._posixserialport Lineno - <text:s/>16</text:p>
      <text:p text:style-name="P3">Unresolved From - from serial import STOPBITS_ONE, STOPBITS_TWO File - twisted.internet._posixserialport Lineno - <text:s/>16</text:p>
      <text:p text:style-name="P3">Unresolved From - from serial import FIVEBITS, SIXBITS, SEVENBITS, EIGHTBITS File - twisted.internet._posixserialport Lineno - <text:s/>17</text:p>
      <text:p text:style-name="P3">Unresolved From - from serial import FIVEBITS, SIXBITS, SEVENBITS, EIGHTBITS File - twisted.internet._posixserialport Lineno - <text:s/>17</text:p>
      <text:p text:style-name="P3">Unresolved From - from serial import FIVEBITS, SIXBITS, SEVENBITS, EIGHTBITS File - twisted.internet._posixserialport Lineno - <text:s/>17</text:p>
      <text:p text:style-name="P3">Unresolved From - from serial import FIVEBITS, SIXBITS, SEVENBITS, EIGHTBITS File - twisted.internet._posixserialport Lineno - <text:s/>17</text:p>
      <text:p text:style-name="P3">Unresolved From - from Cython.Distutils import build_ext File - twisted.internet.iocpreactor.setup Lineno - <text:s/>12</text:p>
      <text:p text:style-name="P3">Unresolved Import, module name - <text:s/>win32process</text:p>
      <text:p text:style-name="P3">Unresolved Import, module name - <text:s/>win32api</text:p>
      <text:p text:style-name="P3">Unresolved Import, module name - <text:s/>win32process</text:p>
      <text:p text:style-name="P3">Unresolved Import, module name - <text:s/>win32event</text:p>
      <text:p text:style-name="P3">Unresolved From - from pydoctor.driver import main File - twisted.python._release Lineno - <text:s/>456</text:p>
      <text:p text:style-name="P3">Unresolved Import, module name - <text:s/>_winreg</text:p>
      <text:p text:style-name="P3">Unresolved Import, module name - <text:s/>win32api</text:p>
      <text:p text:style-name="P3">Unresolved Import, module name - <text:s/>win32con</text:p>
      <text:p text:style-name="P3">Unresolved From - from win32api import FormatMessage File - twisted.python.win32 Lineno - <text:s/>132</text:p>
      <text:p text:style-name="P3">Unresolved From - from win32api import OpenProcess File - twisted.python.lockfile Lineno - <text:s/>30</text:p>
      <text:p text:style-name="P3">Unresolved Import, module name - <text:s/>pywintypes</text:p>
      <text:p text:style-name="P3">Unresolved From - from win32com.shell import shell File - twisted.python.shortcut Lineno - <text:s/>10</text:p>
      <text:p text:style-name="P3">Unresolved Import, module name - <text:s/>pythoncom</text:p>
      <text:p text:style-name="P3">Unresolved Import, module name - <text:s/>twisted_python_versions_package</text:p>
      <text:p text:style-name="P3">Unresolved Import, module name - <text:s/>pydoctor</text:p>
      <text:p text:style-name="P3">Unresolved From - from package import module File - twisted.python.test.test_deprecate Lineno - <text:s/>514</text:p>
      <text:p text:style-name="P3">Unresolved From - from twisted_private_helper import module File - twisted.python.test.test_deprecate Lineno - <text:s/>581</text:p>
      <text:p text:style-name="P3">Unresolved From - from twisted_private_helper import module File - twisted.python.test.test_deprecate Lineno - <text:s/>616</text:p>
      <text:p text:style-name="P3">Unresolved From - from twisted_renamed_helper import module File - twisted.python.test.test_deprecate Lineno - <text:s/>626</text:p>
      <text:p text:style-name="P3">Unresolved From - from twisted_private_helper import module File - twisted.python.test.test_deprecate Lineno - <text:s/>655</text:p>
      <text:p text:style-name="P3">Unresolved From - from twisted_private_helper import module File - twisted.python.test.test_deprecate Lineno - <text:s/>676</text:p>
      <text:p text:style-name="P3">Unresolved Import, module name - <text:s/>PAM</text:p>
      <text:p text:style-name="P3">Unresolved Import, module name - <text:s/>shadow</text:p>
      <text:p text:style-name="P3">Unresolved Import, module name - <text:s/>utmp</text:p>
      <text:p text:style-name="P3">Unresolved Import, module name - <text:s/>pyasn1</text:p>
      <text:p text:style-name="P3">Unresolved Import, module name - <text:s/>pyasn1</text:p>
      <text:p text:style-name="P3">Unresolved Import, module name - <text:s/>pyasn1</text:p>
      <text:p text:style-name="P3">Unresolved Import, module name - <text:s/>pyasn1</text:p>
      <text:p text:style-name="P3">Unresolved Import, module name - <text:s/>pyasn1</text:p>
      <text:p text:style-name="P3">Unresolved Import, module name - <text:s/>pyasn1</text:p>
      <text:p text:style-name="P3">Unresolved Import, module name - <text:s/>pyasn1</text:p>
      <text:p text:style-name="P3">Unresolved Import, module name - <text:s/>pyasn1</text:p>
      <text:p text:style-name="P3">Unresolved Import, module name - <text:s/>gmpy</text:p>
      <text:p text:style-name="P3">Unresolved Import, module name - <text:s/>pyasn1</text:p>
      <text:p text:style-name="P3">Unresolved Import, module name - <text:s/>pyasn1</text:p>
      <text:p text:style-name="P3"><text:soft-page-break/>Unresolved Import, module name - <text:s/>pyasn1</text:p>
      <text:p text:style-name="P3">Unresolved Import, module name - <text:s/>gmpy</text:p>
      <text:p text:style-name="P3">Unresolved From - from pyasn1.type import univ File - twisted.conch.ssh.keys Lineno - <text:s/>20</text:p>
      <text:p text:style-name="P3">Unresolved From - from pyasn1.codec.ber import decoder as berDecoder File - twisted.conch.ssh.keys Lineno - <text:s/>21</text:p>
      <text:p text:style-name="P3">Unresolved From - from pyasn1.codec.ber import encoder as berEncoder File - twisted.conch.ssh.keys Lineno - <text:s/>22</text:p>
      <text:p text:style-name="P3">Unresolved From - from eunuchs.tuntap import opentuntap, TuntapPacketInfo, makePacketInfo File - twisted.pair.tuntap Lineno - <text:s/>36</text:p>
      <text:p text:style-name="P3">Unresolved From - from eunuchs.tuntap import opentuntap, TuntapPacketInfo, makePacketInfo File - twisted.pair.tuntap Lineno - <text:s/>36</text:p>
      <text:p text:style-name="P3">Unresolved From - from eunuchs.tuntap import opentuntap, TuntapPacketInfo, makePacketInfo File - twisted.pair.tuntap Lineno - <text:s/>36</text:p>
      <text:p text:style-name="P3">Unresolved From - from org.python.core import PyMethod File - twisted.persisted.styles Lineno - <text:s/>27</text:p>
      <text:p text:style-name="P3">Unresolved From - from org.python.core import PyMethod File - twisted.persisted.crefutil Lineno - <text:s/>16</text:p>
      <text:p text:style-name="P3"/>
      <text:h text:style-name="P7" text:outline-level="2">Django</text:h>
      <text:p text:style-name="P3">$python2.7 test.py django ./Django.xml</text:p>
      <text:p text:style-name="Код">parsing /usr/lib/python2.7/site-packages/django/__init__.py...</text:p>
      <text:p text:style-name="Код">parsing /usr/lib/python2.7/site-packages/django/__init__.py...</text:p>
      <text:p text:style-name="Код">parsing /usr/lib/python2.7/site-packages/django/middleware/http.py...</text:p>
      <text:p text:style-name="Код">parsing /usr/lib/python2.7/site-packages/django/middleware/locale.py...</text:p>
      <text:p text:style-name="Код">parsing /usr/lib/python2.7/site-packages/django/middleware/common.py...</text:p>
      <text:p text:style-name="Код">parsing /usr/lib/python2.7/site-packages/django/middleware/transaction.py...</text:p>
      <text:p text:style-name="Код">parsing /usr/lib/python2.7/site-packages/django/middleware/gzip.py...</text:p>
      <text:p text:style-name="Код">parsing /usr/lib/python2.7/site-packages/django/middleware/cache.py...</text:p>
      <text:p text:style-name="Код">parsing /usr/lib/python2.7/site-packages/django/middleware/__init__.py...</text:p>
      <text:p text:style-name="Код">parsing /usr/lib/python2.7/site-packages/django/middleware/csrf.py...</text:p>
      <text:p text:style-name="Код">parsing /usr/lib/python2.7/site-packages/django/middleware/doc.py...</text:p>
      <text:p text:style-name="Код">parsing /usr/lib/python2.7/site-packages/django/forms/widgets.py...</text:p>
      <text:p text:style-name="Код">parsing /usr/lib/python2.7/site-packages/django/forms/formsets.py...</text:p>
      <text:p text:style-name="Код">parsing /usr/lib/python2.7/site-packages/django/forms/models.py...</text:p>
      <text:p text:style-name="Код">parsing /usr/lib/python2.7/site-packages/django/forms/forms.py...</text:p>
      <text:p text:style-name="Код">parsing /usr/lib/python2.7/site-packages/django/forms/util.py...</text:p>
      <text:p text:style-name="Код">parsing /usr/lib/python2.7/site-packages/django/forms/__init__.py...</text:p>
      <text:p text:style-name="Код">parsing /usr/lib/python2.7/site-packages/django/forms/fields.py...</text:p>
      <text:p text:style-name="Код">parsing /usr/lib/python2.7/site-packages/django/forms/extras/widgets.py...</text:p>
      <text:p text:style-name="Код">parsing /usr/lib/python2.7/site-packages/django/forms/extras/__init__.py...</text:p>
      <text:p text:style-name="Код">parsing /usr/lib/python2.7/site-packages/django/conf/global_settings.py...</text:p>
      <text:p text:style-name="Код">parsing /usr/lib/python2.7/site-packages/django/conf/__init__.py...</text:p>
      <text:p text:style-name="Код">parsing /usr/lib/python2.7/site-packages/django/conf/urls/static.py...</text:p>
      <text:p text:style-name="Код">parsing /usr/lib/python2.7/site-packages/django/conf/urls/i18n.py...</text:p>
      <text:p text:style-name="Код">parsing /usr/lib/python2.7/site-packages/django/conf/urls/defaults.py...</text:p>
      <text:p text:style-name="Код">parsing /usr/lib/python2.7/site-packages/django/conf/urls/__init__.py...</text:p>
      <text:p text:style-name="Код">parsing /usr/lib/python2.7/site-packages/django/conf/urls/shortcut.py...</text:p>
      <text:p text:style-name="Код">parsing /usr/lib/python2.7/site-packages/django/conf/app_template/tests.py...</text:p>
      <text:p text:style-name="Код">parsing /usr/lib/python2.7/site-packages/django/conf/app_template/views.py...</text:p>
      <text:p text:style-name="Код">parsing /usr/lib/python2.7/site-packages/django/conf/app_template/models.py...</text:p>
      <text:p text:style-name="Код">parsing /usr/lib/python2.7/site-packages/django/conf/app_template/__init__.py...</text:p>
      <text:p text:style-name="Код">parsing /usr/lib/python2.7/site-packages/django/conf/project_template/manage.py...</text:p>
      <text:p text:style-name="Код">parsing /usr/lib/python2.7/site-packages/django/conf/project_template/settings.py...</text:p>
      <text:p text:style-name="Код">parsing /usr/lib/python2.7/site-packages/django/conf/project_template/__init__.py...</text:p>
      <text:p text:style-name="Код">parsing /usr/lib/python2.7/site-packages/django/conf/project_template/urls.py...</text:p>
      <text:p text:style-name="Код">parsing /usr/lib/python2.7/site-packages/django/conf/locale/__init__.py...</text:p>
      <text:p text:style-name="Код">parsing /usr/lib/python2.7/site-packages/django/conf/locale/sr/formats.py...</text:p>
      <text:p text:style-name="Код">parsing /usr/lib/python2.7/site-packages/django/conf/locale/sr/__init__.py...</text:p>
      <text:p text:style-name="Код">parsing /usr/lib/python2.7/site-packages/django/conf/locale/sv/formats.py...</text:p>
      <text:p text:style-name="Код">parsing /usr/lib/python2.7/site-packages/django/conf/locale/sv/__init__.py...</text:p>
      <text:p text:style-name="Код">parsing /usr/lib/python2.7/site-packages/django/conf/locale/fr/formats.py...</text:p>
      <text:p text:style-name="Код">parsing /usr/lib/python2.7/site-packages/django/conf/locale/fr/__init__.py...</text:p>
      <text:p text:style-name="Код">parsing /usr/lib/python2.7/site-packages/django/conf/locale/lv/formats.py...</text:p>
      <text:p text:style-name="Код">parsing /usr/lib/python2.7/site-packages/django/conf/locale/lv/__init__.py...</text:p>
      <text:p text:style-name="Код">parsing /usr/lib/python2.7/site-packages/django/conf/locale/de/formats.py...</text:p>
      <text:p text:style-name="Код">parsing /usr/lib/python2.7/site-packages/django/conf/locale/de/__init__.py...</text:p>
      <text:p text:style-name="Код">parsing /usr/lib/python2.7/site-packages/django/conf/locale/sq/formats.py...</text:p>
      <text:p text:style-name="Код">parsing /usr/lib/python2.7/site-packages/django/conf/locale/sq/__init__.py...</text:p>
      <text:p text:style-name="Код">parsing /usr/lib/python2.7/site-packages/django/conf/locale/sr_Latn/formats.py...</text:p>
      <text:p text:style-name="Код">parsing /usr/lib/python2.7/site-packages/django/conf/locale/sr_Latn/__init__.py...</text:p>
      <text:p text:style-name="Код">parsing /usr/lib/python2.7/site-packages/django/conf/locale/hu/formats.py...</text:p>
      <text:p text:style-name="Код">parsing /usr/lib/python2.7/site-packages/django/conf/locale/hu/__init__.py...</text:p>
      <text:p text:style-name="Код">parsing /usr/lib/python2.7/site-packages/django/conf/locale/pt/formats.py...</text:p>
      <text:p text:style-name="Код">parsing /usr/lib/python2.7/site-packages/django/conf/locale/pt/__init__.py...</text:p>
      <text:p text:style-name="Код">parsing /usr/lib/python2.7/site-packages/django/conf/locale/ro/formats.py...</text:p>
      <text:p text:style-name="Код">parsing /usr/lib/python2.7/site-packages/django/conf/locale/ro/__init__.py...</text:p>
      <text:p text:style-name="Код">parsing /usr/lib/python2.7/site-packages/django/conf/locale/zh_TW/formats.py...</text:p>
      <text:p text:style-name="Код">parsing /usr/lib/python2.7/site-packages/django/conf/locale/zh_TW/__init__.py...</text:p>
      <text:p text:style-name="Код">parsing /usr/lib/python2.7/site-packages/django/conf/locale/ml/formats.py...</text:p>
      <text:p text:style-name="Код">parsing /usr/lib/python2.7/site-packages/django/conf/locale/ml/__init__.py...</text:p>
      <text:p text:style-name="Код">parsing /usr/lib/python2.7/site-packages/django/conf/locale/nl/formats.py...</text:p>
      <text:p text:style-name="Код">parsing /usr/lib/python2.7/site-packages/django/conf/locale/nl/__init__.py...</text:p>
      <text:p text:style-name="Код">parsing /usr/lib/python2.7/site-packages/django/conf/locale/sk/formats.py...</text:p>
      <text:p text:style-name="Код">parsing /usr/lib/python2.7/site-packages/django/conf/locale/sk/__init__.py...</text:p>
      <text:p text:style-name="Код">parsing /usr/lib/python2.7/site-packages/django/conf/locale/hr/formats.py...</text:p>
      <text:p text:style-name="Код">parsing /usr/lib/python2.7/site-packages/django/conf/locale/hr/__init__.py...</text:p>
      <text:p text:style-name="Код">parsing /usr/lib/python2.7/site-packages/django/conf/locale/cy/formats.py...</text:p>
      <text:p text:style-name="Код">parsing /usr/lib/python2.7/site-packages/django/conf/locale/cy/__init__.py...</text:p>
      <text:p text:style-name="Код">parsing /usr/lib/python2.7/site-packages/django/conf/locale/pt_BR/formats.py...</text:p>
      <text:p text:style-name="Код">parsing /usr/lib/python2.7/site-packages/django/conf/locale/pt_BR/__init__.py...</text:p>
      <text:p text:style-name="Код">parsing /usr/lib/python2.7/site-packages/django/conf/locale/mn/formats.py...</text:p>
      <text:p text:style-name="Код">parsing /usr/lib/python2.7/site-packages/django/conf/locale/mn/__init__.py...</text:p>
      <text:p text:style-name="Код">parsing /usr/lib/python2.7/site-packages/django/conf/locale/el/formats.py...from imports - <text:s/>4216 from * imports - <text:s/>0</text:p>
      <text:p text:style-name="Код">parsing /usr/lib/python2.7/site-packages/django/conf/locale/el/__init__.py...</text:p>
      <text:p text:style-name="Код">parsing /usr/lib/python2.7/site-packages/django/conf/locale/kn/formats.py...</text:p>
      <text:p text:style-name="Код">parsing /usr/lib/python2.7/site-packages/django/conf/locale/kn/__init__.py...</text:p>
      <text:p text:style-name="Код">parsing /usr/lib/python2.7/site-packages/django/conf/locale/is/formats.py...</text:p>
      <text:p text:style-name="Код">parsing /usr/lib/python2.7/site-packages/django/conf/locale/is/__init__.py...</text:p>
      <text:p text:style-name="Код">parsing /usr/lib/python2.7/site-packages/django/conf/locale/cs/formats.py...</text:p>
      <text:p text:style-name="Код">parsing /usr/lib/python2.7/site-packages/django/conf/locale/cs/__init__.py...</text:p>
      <text:p text:style-name="Код">parsing /usr/lib/python2.7/site-packages/django/conf/locale/en_GB/formats.py...</text:p>
      <text:p text:style-name="Код">parsing /usr/lib/python2.7/site-packages/django/conf/locale/en_GB/__init__.py...</text:p>
      <text:p text:style-name="Код">parsing /usr/lib/python2.7/site-packages/django/conf/locale/nb/formats.py...</text:p>
      <text:p text:style-name="Код">parsing /usr/lib/python2.7/site-packages/django/conf/locale/nb/__init__.py...</text:p>
      <text:p text:style-name="Код"><text:soft-page-break/>parsing /usr/lib/python2.7/site-packages/django/conf/locale/es/formats.py...</text:p>
      <text:p text:style-name="Код">parsing /usr/lib/python2.7/site-packages/django/conf/locale/es/__init__.py...</text:p>
      <text:p text:style-name="Код">parsing /usr/lib/python2.7/site-packages/django/conf/locale/ca/formats.py...</text:p>
      <text:p text:style-name="Код">parsing /usr/lib/python2.7/site-packages/django/conf/locale/ca/__init__.py...</text:p>
      <text:p text:style-name="Код">parsing /usr/lib/python2.7/site-packages/django/conf/locale/es_MX/formats.py...</text:p>
      <text:p text:style-name="Код">parsing /usr/lib/python2.7/site-packages/django/conf/locale/es_MX/__init__.py...</text:p>
      <text:p text:style-name="Код">parsing /usr/lib/python2.7/site-packages/django/conf/locale/th/formats.py...</text:p>
      <text:p text:style-name="Код">parsing /usr/lib/python2.7/site-packages/django/conf/locale/th/__init__.py...</text:p>
      <text:p text:style-name="Код">parsing /usr/lib/python2.7/site-packages/django/conf/locale/sl/formats.py...</text:p>
      <text:p text:style-name="Код">parsing /usr/lib/python2.7/site-packages/django/conf/locale/sl/__init__.py...</text:p>
      <text:p text:style-name="Код">parsing /usr/lib/python2.7/site-packages/django/conf/locale/gl/formats.py...</text:p>
      <text:p text:style-name="Код">parsing /usr/lib/python2.7/site-packages/django/conf/locale/gl/__init__.py...</text:p>
      <text:p text:style-name="Код">parsing /usr/lib/python2.7/site-packages/django/conf/locale/en/formats.py...</text:p>
      <text:p text:style-name="Код">parsing /usr/lib/python2.7/site-packages/django/conf/locale/en/__init__.py...</text:p>
      <text:p text:style-name="Код">parsing /usr/lib/python2.7/site-packages/django/conf/locale/mk/formats.py...</text:p>
      <text:p text:style-name="Код">parsing /usr/lib/python2.7/site-packages/django/conf/locale/mk/__init__.py...</text:p>
      <text:p text:style-name="Код">parsing /usr/lib/python2.7/site-packages/django/conf/locale/id/formats.py...</text:p>
      <text:p text:style-name="Код">parsing /usr/lib/python2.7/site-packages/django/conf/locale/id/__init__.py...</text:p>
      <text:p text:style-name="Код">parsing /usr/lib/python2.7/site-packages/django/conf/locale/ga/formats.py...</text:p>
      <text:p text:style-name="Код">parsing /usr/lib/python2.7/site-packages/django/conf/locale/ga/__init__.py...</text:p>
      <text:p text:style-name="Код">parsing /usr/lib/python2.7/site-packages/django/conf/locale/uk/formats.py...</text:p>
      <text:p text:style-name="Код">parsing /usr/lib/python2.7/site-packages/django/conf/locale/uk/__init__.py...</text:p>
      <text:p text:style-name="Код">parsing /usr/lib/python2.7/site-packages/django/conf/locale/hi/formats.py...</text:p>
      <text:p text:style-name="Код">parsing /usr/lib/python2.7/site-packages/django/conf/locale/hi/__init__.py...</text:p>
      <text:p text:style-name="Код">parsing /usr/lib/python2.7/site-packages/django/conf/locale/no/formats.py...</text:p>
      <text:p text:style-name="Код">parsing /usr/lib/python2.7/site-packages/django/conf/locale/no/__init__.py...</text:p>
      <text:p text:style-name="Код">parsing /usr/lib/python2.7/site-packages/django/conf/locale/vi/formats.py...</text:p>
      <text:p text:style-name="Код">parsing /usr/lib/python2.7/site-packages/django/conf/locale/vi/__init__.py...</text:p>
      <text:p text:style-name="Код">parsing /usr/lib/python2.7/site-packages/django/conf/locale/fy_NL/formats.py...</text:p>
      <text:p text:style-name="Код">parsing /usr/lib/python2.7/site-packages/django/conf/locale/fy_NL/__init__.py...</text:p>
      <text:p text:style-name="Код">parsing /usr/lib/python2.7/site-packages/django/conf/locale/pl/formats.py...</text:p>
      <text:p text:style-name="Код">parsing /usr/lib/python2.7/site-packages/django/conf/locale/pl/__init__.py...</text:p>
      <text:p text:style-name="Код">parsing /usr/lib/python2.7/site-packages/django/conf/locale/bs/formats.py...</text:p>
      <text:p text:style-name="Код">parsing /usr/lib/python2.7/site-packages/django/conf/locale/bs/__init__.py...</text:p>
      <text:p text:style-name="Код">parsing /usr/lib/python2.7/site-packages/django/conf/locale/eu/formats.py...</text:p>
      <text:p text:style-name="Код">parsing /usr/lib/python2.7/site-packages/django/conf/locale/eu/__init__.py...</text:p>
      <text:p text:style-name="Код">parsing /usr/lib/python2.7/site-packages/django/conf/locale/km/formats.py...</text:p>
      <text:p text:style-name="Код">parsing /usr/lib/python2.7/site-packages/django/conf/locale/km/__init__.py...</text:p>
      <text:p text:style-name="Код">parsing /usr/lib/python2.7/site-packages/django/conf/locale/ka/formats.py...</text:p>
      <text:p text:style-name="Код">parsing /usr/lib/python2.7/site-packages/django/conf/locale/ka/__init__.py...</text:p>
      <text:p text:style-name="Код">parsing /usr/lib/python2.7/site-packages/django/conf/locale/it/formats.py...</text:p>
      <text:p text:style-name="Код">parsing /usr/lib/python2.7/site-packages/django/conf/locale/it/__init__.py...</text:p>
      <text:p text:style-name="Код">parsing /usr/lib/python2.7/site-packages/django/conf/locale/tr/formats.py...</text:p>
      <text:p text:style-name="Код">parsing /usr/lib/python2.7/site-packages/django/conf/locale/tr/__init__.py...</text:p>
      <text:p text:style-name="Код">parsing /usr/lib/python2.7/site-packages/django/conf/locale/fi/formats.py...</text:p>
      <text:p text:style-name="Код">parsing /usr/lib/python2.7/site-packages/django/conf/locale/fi/__init__.py...</text:p>
      <text:p text:style-name="Код">parsing /usr/lib/python2.7/site-packages/django/conf/locale/bn/formats.py...</text:p>
      <text:p text:style-name="Код">parsing /usr/lib/python2.7/site-packages/django/conf/locale/bn/__init__.py...</text:p>
      <text:p text:style-name="Код">parsing /usr/lib/python2.7/site-packages/django/conf/locale/bg/formats.py...</text:p>
      <text:p text:style-name="Код">parsing /usr/lib/python2.7/site-packages/django/conf/locale/bg/__init__.py...</text:p>
      <text:p text:style-name="Код">parsing /usr/lib/python2.7/site-packages/django/conf/locale/lt/formats.py...</text:p>
      <text:p text:style-name="Код">parsing /usr/lib/python2.7/site-packages/django/conf/locale/lt/__init__.py...</text:p>
      <text:p text:style-name="Код">parsing /usr/lib/python2.7/site-packages/django/conf/locale/ar/formats.py...</text:p>
      <text:p text:style-name="Код">parsing /usr/lib/python2.7/site-packages/django/conf/locale/ar/__init__.py...</text:p>
      <text:p text:style-name="Код">parsing /usr/lib/python2.7/site-packages/django/conf/locale/nn/formats.py...</text:p>
      <text:p text:style-name="Код">parsing /usr/lib/python2.7/site-packages/django/conf/locale/nn/__init__.py...</text:p>
      <text:p text:style-name="Код">parsing /usr/lib/python2.7/site-packages/django/conf/locale/zh_CN/formats.py...</text:p>
      <text:p text:style-name="Код">parsing /usr/lib/python2.7/site-packages/django/conf/locale/zh_CN/__init__.py...</text:p>
      <text:p text:style-name="Код">parsing /usr/lib/python2.7/site-packages/django/conf/locale/fa/formats.py...</text:p>
      <text:p text:style-name="Код">parsing /usr/lib/python2.7/site-packages/django/conf/locale/fa/__init__.py...</text:p>
      <text:p text:style-name="Код">parsing /usr/lib/python2.7/site-packages/django/conf/locale/ru/formats.py...</text:p>
      <text:p text:style-name="Код">parsing /usr/lib/python2.7/site-packages/django/conf/locale/ru/__init__.py...</text:p>
      <text:p text:style-name="Код">parsing /usr/lib/python2.7/site-packages/django/conf/locale/ta/formats.py...</text:p>
      <text:p text:style-name="Код">parsing /usr/lib/python2.7/site-packages/django/conf/locale/ta/__init__.py...</text:p>
      <text:p text:style-name="Код">parsing /usr/lib/python2.7/site-packages/django/conf/locale/te/formats.py...</text:p>
      <text:p text:style-name="Код">parsing /usr/lib/python2.7/site-packages/django/conf/locale/te/__init__.py...</text:p>
      <text:p text:style-name="Код">parsing /usr/lib/python2.7/site-packages/django/conf/locale/et/formats.py...</text:p>
      <text:p text:style-name="Код">parsing /usr/lib/python2.7/site-packages/django/conf/locale/et/__init__.py...</text:p>
      <text:p text:style-name="Код">parsing /usr/lib/python2.7/site-packages/django/conf/locale/ja/formats.py...</text:p>
      <text:p text:style-name="Код">parsing /usr/lib/python2.7/site-packages/django/conf/locale/ja/__init__.py...</text:p>
      <text:p text:style-name="Код">parsing /usr/lib/python2.7/site-packages/django/conf/locale/da/formats.py...</text:p>
      <text:p text:style-name="Код">parsing /usr/lib/python2.7/site-packages/django/conf/locale/da/__init__.py...</text:p>
      <text:p text:style-name="Код">parsing /usr/lib/python2.7/site-packages/django/conf/locale/ko/formats.py...</text:p>
      <text:p text:style-name="Код">parsing /usr/lib/python2.7/site-packages/django/conf/locale/ko/__init__.py...</text:p>
      <text:p text:style-name="Код">parsing /usr/lib/python2.7/site-packages/django/conf/locale/he/formats.py...</text:p>
      <text:p text:style-name="Код">parsing /usr/lib/python2.7/site-packages/django/conf/locale/he/__init__.py...</text:p>
      <text:p text:style-name="Код">parsing /usr/lib/python2.7/site-packages/django/conf/locale/es_AR/formats.py...</text:p>
      <text:p text:style-name="Код">parsing /usr/lib/python2.7/site-packages/django/conf/locale/es_AR/__init__.py...</text:p>
      <text:p text:style-name="Код">parsing /usr/lib/python2.7/site-packages/django/conf/locale/es_NI/formats.py...</text:p>
      <text:p text:style-name="Код">parsing /usr/lib/python2.7/site-packages/django/conf/locale/es_NI/__init__.py...</text:p>
      <text:p text:style-name="Код">parsing /usr/lib/python2.7/site-packages/django/views/static.py...</text:p>
      <text:p text:style-name="Код">parsing /usr/lib/python2.7/site-packages/django/views/i18n.py...</text:p>
      <text:p text:style-name="Код">parsing /usr/lib/python2.7/site-packages/django/views/debug.py...</text:p>
      <text:p text:style-name="Код">parsing /usr/lib/python2.7/site-packages/django/views/defaults.py...</text:p>
      <text:p text:style-name="Код">parsing /usr/lib/python2.7/site-packages/django/views/__init__.py...</text:p>
      <text:p text:style-name="Код">parsing /usr/lib/python2.7/site-packages/django/views/csrf.py...</text:p>
      <text:p text:style-name="Код">parsing /usr/lib/python2.7/site-packages/django/views/generic/detail.py...</text:p>
      <text:p text:style-name="Код">parsing /usr/lib/python2.7/site-packages/django/views/generic/simple.py...</text:p>
      <text:p text:style-name="Код">parsing /usr/lib/python2.7/site-packages/django/views/generic/base.py...</text:p>
      <text:p text:style-name="Код">parsing /usr/lib/python2.7/site-packages/django/views/generic/edit.py...</text:p>
      <text:p text:style-name="Код"><text:soft-page-break/>parsing /usr/lib/python2.7/site-packages/django/views/generic/dates.py...</text:p>
      <text:p text:style-name="Код">parsing /usr/lib/python2.7/site-packages/django/views/generic/create_update.py...</text:p>
      <text:p text:style-name="Код">parsing /usr/lib/python2.7/site-packages/django/views/generic/list.py...</text:p>
      <text:p text:style-name="Код">parsing /usr/lib/python2.7/site-packages/django/views/generic/date_based.py...</text:p>
      <text:p text:style-name="Код">parsing /usr/lib/python2.7/site-packages/django/views/generic/__init__.py...</text:p>
      <text:p text:style-name="Код">parsing /usr/lib/python2.7/site-packages/django/views/generic/list_detail.py...</text:p>
      <text:p text:style-name="Код">parsing /usr/lib/python2.7/site-packages/django/views/decorators/http.py...</text:p>
      <text:p text:style-name="Код">parsing /usr/lib/python2.7/site-packages/django/views/decorators/vary.py...</text:p>
      <text:p text:style-name="Код">parsing /usr/lib/python2.7/site-packages/django/views/decorators/gzip.py...</text:p>
      <text:p text:style-name="Код">parsing /usr/lib/python2.7/site-packages/django/views/decorators/cache.py...</text:p>
      <text:p text:style-name="Код">parsing /usr/lib/python2.7/site-packages/django/views/decorators/__init__.py...</text:p>
      <text:p text:style-name="Код">parsing /usr/lib/python2.7/site-packages/django/views/decorators/csrf.py...</text:p>
      <text:p text:style-name="Код">parsing /usr/lib/python2.7/site-packages/django/test/utils.py...</text:p>
      <text:p text:style-name="Код">parsing /usr/lib/python2.7/site-packages/django/test/simple.py...</text:p>
      <text:p text:style-name="Код">parsing /usr/lib/python2.7/site-packages/django/test/signals.py...</text:p>
      <text:p text:style-name="Код">parsing /usr/lib/python2.7/site-packages/django/test/_doctest.py...</text:p>
      <text:p text:style-name="Код">parsing /usr/lib/python2.7/site-packages/django/test/client.py...</text:p>
      <text:p text:style-name="Код">parsing /usr/lib/python2.7/site-packages/django/test/testcases.py...</text:p>
      <text:p text:style-name="Код">parsing /usr/lib/python2.7/site-packages/django/test/__init__.py...</text:p>
      <text:p text:style-name="Код">parsing /usr/lib/python2.7/site-packages/django/shortcuts/__init__.py...</text:p>
      <text:p text:style-name="Код">parsing /usr/lib/python2.7/site-packages/django/template/base.py...</text:p>
      <text:p text:style-name="Код">parsing /usr/lib/python2.7/site-packages/django/template/response.py...</text:p>
      <text:p text:style-name="Код">parsing /usr/lib/python2.7/site-packages/django/template/defaulttags.py...</text:p>
      <text:p text:style-name="Код">parsing /usr/lib/python2.7/site-packages/django/template/context.py...</text:p>
      <text:p text:style-name="Код">parsing /usr/lib/python2.7/site-packages/django/template/debug.py...</text:p>
      <text:p text:style-name="Код">parsing /usr/lib/python2.7/site-packages/django/template/loader_tags.py...</text:p>
      <text:p text:style-name="Код">parsing /usr/lib/python2.7/site-packages/django/template/loader.py...</text:p>
      <text:p text:style-name="Код">parsing /usr/lib/python2.7/site-packages/django/template/smartif.py...</text:p>
      <text:p text:style-name="Код">parsing /usr/lib/python2.7/site-packages/django/template/__init__.py...</text:p>
      <text:p text:style-name="Код">parsing /usr/lib/python2.7/site-packages/django/template/defaultfilters.py...</text:p>
      <text:p text:style-name="Код">parsing /usr/lib/python2.7/site-packages/django/template/loaders/cached.py...</text:p>
      <text:p text:style-name="Код">parsing /usr/lib/python2.7/site-packages/django/template/loaders/eggs.py...</text:p>
      <text:p text:style-name="Код">parsing /usr/lib/python2.7/site-packages/django/template/loaders/filesystem.py...</text:p>
      <text:p text:style-name="Код">parsing /usr/lib/python2.7/site-packages/django/template/loaders/app_directories.py...</text:p>
      <text:p text:style-name="Код">parsing /usr/lib/python2.7/site-packages/django/template/loaders/__init__.py...</text:p>
      <text:p text:style-name="Код">parsing /usr/lib/python2.7/site-packages/django/core/exceptions.py...</text:p>
      <text:p text:style-name="Код">parsing /usr/lib/python2.7/site-packages/django/core/template_loader.py...</text:p>
      <text:p text:style-name="Код">parsing /usr/lib/python2.7/site-packages/django/core/context_processors.py...</text:p>
      <text:p text:style-name="Код">parsing /usr/lib/python2.7/site-packages/django/core/signals.py...</text:p>
      <text:p text:style-name="Код">parsing /usr/lib/python2.7/site-packages/django/core/paginator.py...</text:p>
      <text:p text:style-name="Код">parsing /usr/lib/python2.7/site-packages/django/core/xheaders.py...</text:p>
      <text:p text:style-name="Код">parsing /usr/lib/python2.7/site-packages/django/core/urlresolvers.py...</text:p>
      <text:p text:style-name="Код">parsing /usr/lib/python2.7/site-packages/django/core/__init__.py...</text:p>
      <text:p text:style-name="Код">parsing /usr/lib/python2.7/site-packages/django/core/validators.py...</text:p>
      <text:p text:style-name="Код">parsing /usr/lib/python2.7/site-packages/django/core/management/base.py...</text:p>
      <text:p text:style-name="Код">parsing /usr/lib/python2.7/site-packages/django/core/management/validation.py...</text:p>
      <text:p text:style-name="Код">parsing /usr/lib/python2.7/site-packages/django/core/management/color.py...</text:p>
      <text:p text:style-name="Код">parsing /usr/lib/python2.7/site-packages/django/core/management/__init__.py...</text:p>
      <text:p text:style-name="Код">parsing /usr/lib/python2.7/site-packages/django/core/management/sql.py...</text:p>
      <text:p text:style-name="Код">parsing /usr/lib/python2.7/site-packages/django/core/management/commands/compilemessages.py...</text:p>
      <text:p text:style-name="Код">parsing /usr/lib/python2.7/site-packages/django/core/management/commands/sqlinitialdata.py...</text:p>
      <text:p text:style-name="Код">parsing /usr/lib/python2.7/site-packages/django/core/management/commands/sqlclear.py...</text:p>
      <text:p text:style-name="Код">parsing /usr/lib/python2.7/site-packages/django/core/management/commands/syncdb.py...</text:p>
      <text:p text:style-name="Код">parsing /usr/lib/python2.7/site-packages/django/core/management/commands/dumpdata.py...</text:p>
      <text:p text:style-name="Код">parsing /usr/lib/python2.7/site-packages/django/core/management/commands/reset.py...</text:p>
      <text:p text:style-name="Код">parsing /usr/lib/python2.7/site-packages/django/core/management/commands/sqlcustom.py...</text:p>
      <text:p text:style-name="Код">parsing /usr/lib/python2.7/site-packages/django/core/management/commands/validate.py...</text:p>
      <text:p text:style-name="Код">parsing /usr/lib/python2.7/site-packages/django/core/management/commands/test.py...</text:p>
      <text:p text:style-name="Код">parsing /usr/lib/python2.7/site-packages/django/core/management/commands/testserver.py...</text:p>
      <text:p text:style-name="Код">parsing /usr/lib/python2.7/site-packages/django/core/management/commands/sqlindexes.py...</text:p>
      <text:p text:style-name="Код">parsing /usr/lib/python2.7/site-packages/django/core/management/commands/shell.py...</text:p>
      <text:p text:style-name="Код">parsing /usr/lib/python2.7/site-packages/django/core/management/commands/sqlall.py...</text:p>
      <text:p text:style-name="Код">parsing /usr/lib/python2.7/site-packages/django/core/management/commands/inspectdb.py...</text:p>
      <text:p text:style-name="Код">parsing /usr/lib/python2.7/site-packages/django/core/management/commands/sqlsequencereset.py...</text:p>
      <text:p text:style-name="Код">parsing /usr/lib/python2.7/site-packages/django/core/management/commands/runfcgi.py...</text:p>
      <text:p text:style-name="Код">parsing /usr/lib/python2.7/site-packages/django/core/management/commands/cleanup.py...</text:p>
      <text:p text:style-name="Код">parsing /usr/lib/python2.7/site-packages/django/core/management/commands/makemessages.py...</text:p>
      <text:p text:style-name="Код">parsing /usr/lib/python2.7/site-packages/django/core/management/commands/runserver.py...</text:p>
      <text:p text:style-name="Код">parsing /usr/lib/python2.7/site-packages/django/core/management/commands/startapp.py...</text:p>
      <text:p text:style-name="Код">parsing /usr/lib/python2.7/site-packages/django/core/management/commands/dbshell.py...</text:p>
      <text:p text:style-name="Код">parsing /usr/lib/python2.7/site-packages/django/core/management/commands/createcachetable.py...</text:p>
      <text:p text:style-name="Код">parsing /usr/lib/python2.7/site-packages/django/core/management/commands/diffsettings.py...</text:p>
      <text:p text:style-name="Код">parsing /usr/lib/python2.7/site-packages/django/core/management/commands/flush.py...</text:p>
      <text:p text:style-name="Код">parsing /usr/lib/python2.7/site-packages/django/core/management/commands/sqlreset.py...</text:p>
      <text:p text:style-name="Код">parsing /usr/lib/python2.7/site-packages/django/core/management/commands/sqlflush.py...</text:p>
      <text:p text:style-name="Код">parsing /usr/lib/python2.7/site-packages/django/core/management/commands/__init__.py...</text:p>
      <text:p text:style-name="Код">parsing /usr/lib/python2.7/site-packages/django/core/management/commands/sql.py...</text:p>
      <text:p text:style-name="Код">parsing /usr/lib/python2.7/site-packages/django/core/management/commands/startproject.py...</text:p>
      <text:p text:style-name="Код">parsing /usr/lib/python2.7/site-packages/django/core/management/commands/loaddata.py...</text:p>
      <text:p text:style-name="Код">parsing /usr/lib/python2.7/site-packages/django/core/serializers/base.py...</text:p>
      <text:p text:style-name="Код">parsing /usr/lib/python2.7/site-packages/django/core/serializers/json.py...</text:p>
      <text:p text:style-name="Код">parsing /usr/lib/python2.7/site-packages/django/core/serializers/python.py...</text:p>
      <text:p text:style-name="Код">parsing /usr/lib/python2.7/site-packages/django/core/serializers/xml_serializer.py...</text:p>
      <text:p text:style-name="Код">parsing /usr/lib/python2.7/site-packages/django/core/serializers/pyyaml.py...</text:p>
      <text:p text:style-name="Код">parsing /usr/lib/python2.7/site-packages/django/core/serializers/__init__.py...</text:p>
      <text:p text:style-name="Код">parsing /usr/lib/python2.7/site-packages/django/core/mail/utils.py...</text:p>
      <text:p text:style-name="Код">parsing /usr/lib/python2.7/site-packages/django/core/mail/message.py...</text:p>
      <text:p text:style-name="Код">parsing /usr/lib/python2.7/site-packages/django/core/mail/__init__.py...</text:p>
      <text:p text:style-name="Код">parsing /usr/lib/python2.7/site-packages/django/core/mail/backends/base.py...</text:p>
      <text:p text:style-name="Код">parsing /usr/lib/python2.7/site-packages/django/core/mail/backends/locmem.py...</text:p>
      <text:p text:style-name="Код"><text:soft-page-break/>parsing /usr/lib/python2.7/site-packages/django/core/mail/backends/filebased.py...</text:p>
      <text:p text:style-name="Код">parsing /usr/lib/python2.7/site-packages/django/core/mail/backends/smtp.py...</text:p>
      <text:p text:style-name="Код">parsing /usr/lib/python2.7/site-packages/django/core/mail/backends/console.py...</text:p>
      <text:p text:style-name="Код">parsing /usr/lib/python2.7/site-packages/django/core/mail/backends/__init__.py...</text:p>
      <text:p text:style-name="Код">parsing /usr/lib/python2.7/site-packages/django/core/mail/backends/dummy.py...</text:p>
      <text:p text:style-name="Код">parsing /usr/lib/python2.7/site-packages/django/core/servers/basehttp.py...</text:p>
      <text:p text:style-name="Код">parsing /usr/lib/python2.7/site-packages/django/core/servers/fastcgi.py...</text:p>
      <text:p text:style-name="Код">parsing /usr/lib/python2.7/site-packages/django/core/servers/__init__.py...</text:p>
      <text:p text:style-name="Код">parsing /usr/lib/python2.7/site-packages/django/core/handlers/base.py...</text:p>
      <text:p text:style-name="Код">parsing /usr/lib/python2.7/site-packages/django/core/handlers/modpython.py...</text:p>
      <text:p text:style-name="Код">parsing /usr/lib/python2.7/site-packages/django/core/handlers/wsgi.py...</text:p>
      <text:p text:style-name="Код">parsing /usr/lib/python2.7/site-packages/django/core/handlers/profiler-hotshot.py...</text:p>
      <text:p text:style-name="Код">parsing /usr/lib/python2.7/site-packages/django/core/handlers/__init__.py...</text:p>
      <text:p text:style-name="Код">parsing /usr/lib/python2.7/site-packages/django/core/files/utils.py...</text:p>
      <text:p text:style-name="Код">parsing /usr/lib/python2.7/site-packages/django/core/files/base.py...</text:p>
      <text:p text:style-name="Код">parsing /usr/lib/python2.7/site-packages/django/core/files/move.py...</text:p>
      <text:p text:style-name="Код">parsing /usr/lib/python2.7/site-packages/django/core/files/uploadhandler.py...</text:p>
      <text:p text:style-name="Код">parsing /usr/lib/python2.7/site-packages/django/core/files/images.py...</text:p>
      <text:p text:style-name="Код">parsing /usr/lib/python2.7/site-packages/django/core/files/locks.py...</text:p>
      <text:p text:style-name="Код">parsing /usr/lib/python2.7/site-packages/django/core/files/temp.py...</text:p>
      <text:p text:style-name="Код">parsing /usr/lib/python2.7/site-packages/django/core/files/uploadedfile.py...</text:p>
      <text:p text:style-name="Код">parsing /usr/lib/python2.7/site-packages/django/core/files/__init__.py...</text:p>
      <text:p text:style-name="Код">parsing /usr/lib/python2.7/site-packages/django/core/files/storage.py...</text:p>
      <text:p text:style-name="Код">parsing /usr/lib/python2.7/site-packages/django/core/cache/__init__.py...</text:p>
      <text:p text:style-name="Код">parsing /usr/lib/python2.7/site-packages/django/core/cache/backends/base.py...</text:p>
      <text:p text:style-name="Код">parsing /usr/lib/python2.7/site-packages/django/core/cache/backends/memcached.py...</text:p>
      <text:p text:style-name="Код">parsing /usr/lib/python2.7/site-packages/django/core/cache/backends/db.py...</text:p>
      <text:p text:style-name="Код">parsing /usr/lib/python2.7/site-packages/django/core/cache/backends/locmem.py...</text:p>
      <text:p text:style-name="Код">parsing /usr/lib/python2.7/site-packages/django/core/cache/backends/filebased.py...</text:p>
      <text:p text:style-name="Код">parsing /usr/lib/python2.7/site-packages/django/core/cache/backends/__init__.py...</text:p>
      <text:p text:style-name="Код">parsing /usr/lib/python2.7/site-packages/django/core/cache/backends/dummy.py...</text:p>
      <text:p text:style-name="Код">parsing /usr/lib/python2.7/site-packages/django/templatetags/static.py...</text:p>
      <text:p text:style-name="Код">parsing /usr/lib/python2.7/site-packages/django/templatetags/i18n.py...</text:p>
      <text:p text:style-name="Код">parsing /usr/lib/python2.7/site-packages/django/templatetags/l10n.py...</text:p>
      <text:p text:style-name="Код">parsing /usr/lib/python2.7/site-packages/django/templatetags/cache.py...</text:p>
      <text:p text:style-name="Код">parsing /usr/lib/python2.7/site-packages/django/templatetags/future.py...</text:p>
      <text:p text:style-name="Код">parsing /usr/lib/python2.7/site-packages/django/templatetags/__init__.py...</text:p>
      <text:p text:style-name="Код">parsing /usr/lib/python2.7/site-packages/django/bin/daily_cleanup.py...</text:p>
      <text:p text:style-name="Код">parsing /usr/lib/python2.7/site-packages/django/bin/django-admin.py...</text:p>
      <text:p text:style-name="Код">parsing /usr/lib/python2.7/site-packages/django/bin/unique-messages.py...</text:p>
      <text:p text:style-name="Код">parsing /usr/lib/python2.7/site-packages/django/bin/__init__.py...</text:p>
      <text:p text:style-name="Код">parsing /usr/lib/python2.7/site-packages/django/bin/profiling/gather_profile_stats.py...</text:p>
      <text:p text:style-name="Код">parsing /usr/lib/python2.7/site-packages/django/bin/profiling/__init__.py...</text:p>
      <text:p text:style-name="Код">parsing /usr/lib/python2.7/site-packages/django/http/utils.py...</text:p>
      <text:p text:style-name="Код">parsing /usr/lib/python2.7/site-packages/django/http/multipartparser.py...</text:p>
      <text:p text:style-name="Код">parsing /usr/lib/python2.7/site-packages/django/http/__init__.py...</text:p>
      <text:p text:style-name="Код">parsing /usr/lib/python2.7/site-packages/django/utils/http.py...</text:p>
      <text:p text:style-name="Код">parsing /usr/lib/python2.7/site-packages/django/utils/checksums.py...</text:p>
      <text:p text:style-name="Код">parsing /usr/lib/python2.7/site-packages/django/utils/tree.py...</text:p>
      <text:p text:style-name="Код">parsing /usr/lib/python2.7/site-packages/django/utils/dates.py...</text:p>
      <text:p text:style-name="Код">parsing /usr/lib/python2.7/site-packages/django/utils/hashcompat.py...</text:p>
      <text:p text:style-name="Код">parsing /usr/lib/python2.7/site-packages/django/utils/dictconfig.py...</text:p>
      <text:p text:style-name="Код">parsing /usr/lib/python2.7/site-packages/django/utils/stopwords.py...</text:p>
      <text:p text:style-name="Код">parsing /usr/lib/python2.7/site-packages/django/utils/html.py...</text:p>
      <text:p text:style-name="Код">parsing /usr/lib/python2.7/site-packages/django/utils/text.py...</text:p>
      <text:p text:style-name="Код">parsing /usr/lib/python2.7/site-packages/django/utils/importlib.py...</text:p>
      <text:p text:style-name="Код">parsing /usr/lib/python2.7/site-packages/django/utils/itercompat.py...</text:p>
      <text:p text:style-name="Код">parsing /usr/lib/python2.7/site-packages/django/utils/crypto.py...</text:p>
      <text:p text:style-name="Код">parsing /usr/lib/python2.7/site-packages/django/utils/decorators.py...</text:p>
      <text:p text:style-name="Код">parsing /usr/lib/python2.7/site-packages/django/utils/copycompat.py...</text:p>
      <text:p text:style-name="Код">parsing /usr/lib/python2.7/site-packages/django/utils/termcolors.py...</text:p>
      <text:p text:style-name="Код">parsing /usr/lib/python2.7/site-packages/django/utils/encoding.py...</text:p>
      <text:p text:style-name="Код">parsing /usr/lib/python2.7/site-packages/django/utils/dateformat.py...</text:p>
      <text:p text:style-name="Код">parsing /usr/lib/python2.7/site-packages/django/utils/version.py...</text:p>
      <text:p text:style-name="Код">parsing /usr/lib/python2.7/site-packages/django/utils/log.py...</text:p>
      <text:p text:style-name="Код">parsing /usr/lib/python2.7/site-packages/django/utils/daemonize.py...</text:p>
      <text:p text:style-name="Код">parsing /usr/lib/python2.7/site-packages/django/utils/functional.py...</text:p>
      <text:p text:style-name="Код">parsing /usr/lib/python2.7/site-packages/django/utils/datastructures.py...</text:p>
      <text:p text:style-name="Код">parsing /usr/lib/python2.7/site-packages/django/utils/feedgenerator.py...</text:p>
      <text:p text:style-name="Код">parsing /usr/lib/python2.7/site-packages/django/utils/formats.py...</text:p>
      <text:p text:style-name="Код">parsing /usr/lib/python2.7/site-packages/django/utils/regex_helper.py...</text:p>
      <text:p text:style-name="Код">parsing /usr/lib/python2.7/site-packages/django/utils/datetime_safe.py...</text:p>
      <text:p text:style-name="Код">parsing /usr/lib/python2.7/site-packages/django/utils/xmlutils.py...</text:p>
      <text:p text:style-name="Код">parsing /usr/lib/python2.7/site-packages/django/utils/cache.py...</text:p>
      <text:p text:style-name="Код">parsing /usr/lib/python2.7/site-packages/django/utils/_os.py...</text:p>
      <text:p text:style-name="Код">parsing /usr/lib/python2.7/site-packages/django/utils/numberformat.py...</text:p>
      <text:p text:style-name="Код">parsing /usr/lib/python2.7/site-packages/django/utils/__init__.py...</text:p>
      <text:p text:style-name="Код">parsing /usr/lib/python2.7/site-packages/django/utils/_threading_local.py...</text:p>
      <text:p text:style-name="Код">parsing /usr/lib/python2.7/site-packages/django/utils/timesince.py...</text:p>
      <text:p text:style-name="Код">parsing /usr/lib/python2.7/site-packages/django/utils/tzinfo.py...</text:p>
      <text:p text:style-name="Код">parsing /usr/lib/python2.7/site-packages/django/utils/synch.py...</text:p>
      <text:p text:style-name="Код">parsing /usr/lib/python2.7/site-packages/django/utils/autoreload.py...</text:p>
      <text:p text:style-name="Код">parsing /usr/lib/python2.7/site-packages/django/utils/safestring.py...</text:p>
      <text:p text:style-name="Код">parsing /usr/lib/python2.7/site-packages/django/utils/module_loading.py...</text:p>
      <text:p text:style-name="Код">parsing /usr/lib/python2.7/site-packages/django/utils/translation/trans_real.py...</text:p>
      <text:p text:style-name="Код">parsing /usr/lib/python2.7/site-packages/django/utils/translation/trans_null.py...</text:p>
      <text:p text:style-name="Код">parsing /usr/lib/python2.7/site-packages/django/utils/translation/__init__.py...</text:p>
      <text:p text:style-name="Код">parsing /usr/lib/python2.7/site-packages/django/utils/simplejson/encoder.py...</text:p>
      <text:p text:style-name="Код">parsing /usr/lib/python2.7/site-packages/django/utils/simplejson/tool.py...</text:p>
      <text:p text:style-name="Код">parsing /usr/lib/python2.7/site-packages/django/utils/simplejson/decoder.py...</text:p>
      <text:p text:style-name="Код"><text:soft-page-break/>parsing /usr/lib/python2.7/site-packages/django/utils/simplejson/scanner.py...</text:p>
      <text:p text:style-name="Код">parsing /usr/lib/python2.7/site-packages/django/utils/simplejson/__init__.py...</text:p>
      <text:p text:style-name="Код">parsing /usr/lib/python2.7/site-packages/django/utils/unittest/case.py...</text:p>
      <text:p text:style-name="Код">parsing /usr/lib/python2.7/site-packages/django/utils/unittest/main.py...</text:p>
      <text:p text:style-name="Код">parsing /usr/lib/python2.7/site-packages/django/utils/unittest/signals.py...</text:p>
      <text:p text:style-name="Код">parsing /usr/lib/python2.7/site-packages/django/utils/unittest/suite.py...</text:p>
      <text:p text:style-name="Код">parsing /usr/lib/python2.7/site-packages/django/utils/unittest/collector.py...</text:p>
      <text:p text:style-name="Код">parsing /usr/lib/python2.7/site-packages/django/utils/unittest/util.py...</text:p>
      <text:p text:style-name="Код">parsing /usr/lib/python2.7/site-packages/django/utils/unittest/loader.py...</text:p>
      <text:p text:style-name="Код">parsing /usr/lib/python2.7/site-packages/django/utils/unittest/result.py...</text:p>
      <text:p text:style-name="Код">parsing /usr/lib/python2.7/site-packages/django/utils/unittest/runner.py...</text:p>
      <text:p text:style-name="Код">parsing /usr/lib/python2.7/site-packages/django/utils/unittest/compatibility.py...</text:p>
      <text:p text:style-name="Код">parsing /usr/lib/python2.7/site-packages/django/utils/unittest/__init__.py...</text:p>
      <text:p text:style-name="Код">parsing /usr/lib/python2.7/site-packages/django/utils/unittest/__main__.py...</text:p>
      <text:p text:style-name="Код">parsing /usr/lib/python2.7/site-packages/django/dispatch/dispatcher.py...</text:p>
      <text:p text:style-name="Код">parsing /usr/lib/python2.7/site-packages/django/dispatch/saferef.py...</text:p>
      <text:p text:style-name="Код">parsing /usr/lib/python2.7/site-packages/django/dispatch/__init__.py...</text:p>
      <text:p text:style-name="Код">parsing /usr/lib/python2.7/site-packages/django/db/utils.py...</text:p>
      <text:p text:style-name="Код">parsing /usr/lib/python2.7/site-packages/django/db/transaction.py...</text:p>
      <text:p text:style-name="Код">parsing /usr/lib/python2.7/site-packages/django/db/__init__.py...</text:p>
      <text:p text:style-name="Код">parsing /usr/lib/python2.7/site-packages/django/db/backends/signals.py...</text:p>
      <text:p text:style-name="Код">parsing /usr/lib/python2.7/site-packages/django/db/backends/util.py...</text:p>
      <text:p text:style-name="Код">parsing /usr/lib/python2.7/site-packages/django/db/backends/creation.py...</text:p>
      <text:p text:style-name="Код">parsing /usr/lib/python2.7/site-packages/django/db/backends/__init__.py...</text:p>
      <text:p text:style-name="Код">parsing /usr/lib/python2.7/site-packages/django/db/backends/postgresql/base.py...</text:p>
      <text:p text:style-name="Код">parsing /usr/lib/python2.7/site-packages/django/db/backends/postgresql/introspection.py...</text:p>
      <text:p text:style-name="Код">parsing /usr/lib/python2.7/site-packages/django/db/backends/postgresql/version.py...</text:p>
      <text:p text:style-name="Код">parsing /usr/lib/python2.7/site-packages/django/db/backends/postgresql/client.py...</text:p>
      <text:p text:style-name="Код">parsing /usr/lib/python2.7/site-packages/django/db/backends/postgresql/creation.py...</text:p>
      <text:p text:style-name="Код">parsing /usr/lib/python2.7/site-packages/django/db/backends/postgresql/operations.py...</text:p>
      <text:p text:style-name="Код">parsing /usr/lib/python2.7/site-packages/django/db/backends/postgresql/__init__.py...</text:p>
      <text:p text:style-name="Код">parsing /usr/lib/python2.7/site-packages/django/db/backends/mysql/base.py...</text:p>
      <text:p text:style-name="Код">parsing /usr/lib/python2.7/site-packages/django/db/backends/mysql/introspection.py...</text:p>
      <text:p text:style-name="Код">parsing /usr/lib/python2.7/site-packages/django/db/backends/mysql/validation.py...</text:p>
      <text:p text:style-name="Код">parsing /usr/lib/python2.7/site-packages/django/db/backends/mysql/client.py...</text:p>
      <text:p text:style-name="Код">parsing /usr/lib/python2.7/site-packages/django/db/backends/mysql/creation.py...</text:p>
      <text:p text:style-name="Код">parsing /usr/lib/python2.7/site-packages/django/db/backends/mysql/__init__.py...</text:p>
      <text:p text:style-name="Код">parsing /usr/lib/python2.7/site-packages/django/db/backends/mysql/compiler.py...</text:p>
      <text:p text:style-name="Код">parsing /usr/lib/python2.7/site-packages/django/db/backends/postgresql_psycopg2/base.py...</text:p>
      <text:p text:style-name="Код">parsing /usr/lib/python2.7/site-packages/django/db/backends/postgresql_psycopg2/introspection.py...</text:p>
      <text:p text:style-name="Код">parsing /usr/lib/python2.7/site-packages/django/db/backends/postgresql_psycopg2/__init__.py...</text:p>
      <text:p text:style-name="Код">parsing /usr/lib/python2.7/site-packages/django/db/backends/oracle/base.py...</text:p>
      <text:p text:style-name="Код">parsing /usr/lib/python2.7/site-packages/django/db/backends/oracle/introspection.py...</text:p>
      <text:p text:style-name="Код">parsing /usr/lib/python2.7/site-packages/django/db/backends/oracle/client.py...</text:p>
      <text:p text:style-name="Код">parsing /usr/lib/python2.7/site-packages/django/db/backends/oracle/creation.py...</text:p>
      <text:p text:style-name="Код">parsing /usr/lib/python2.7/site-packages/django/db/backends/oracle/__init__.py...</text:p>
      <text:p text:style-name="Код">parsing /usr/lib/python2.7/site-packages/django/db/backends/oracle/compiler.py...</text:p>
      <text:p text:style-name="Код">parsing /usr/lib/python2.7/site-packages/django/db/backends/sqlite3/base.py...</text:p>
      <text:p text:style-name="Код">parsing /usr/lib/python2.7/site-packages/django/db/backends/sqlite3/introspection.py...</text:p>
      <text:p text:style-name="Код">parsing /usr/lib/python2.7/site-packages/django/db/backends/sqlite3/client.py...</text:p>
      <text:p text:style-name="Код">parsing /usr/lib/python2.7/site-packages/django/db/backends/sqlite3/creation.py...</text:p>
      <text:p text:style-name="Код">parsing /usr/lib/python2.7/site-packages/django/db/backends/sqlite3/__init__.py...</text:p>
      <text:p text:style-name="Код">parsing /usr/lib/python2.7/site-packages/django/db/backends/dummy/base.py...</text:p>
      <text:p text:style-name="Код">parsing /usr/lib/python2.7/site-packages/django/db/backends/dummy/__init__.py...</text:p>
      <text:p text:style-name="Код">parsing /usr/lib/python2.7/site-packages/django/db/models/loading.py...</text:p>
      <text:p text:style-name="Код">parsing /usr/lib/python2.7/site-packages/django/db/models/query.py...</text:p>
      <text:p text:style-name="Код">parsing /usr/lib/python2.7/site-packages/django/db/models/base.py...</text:p>
      <text:p text:style-name="Код">parsing /usr/lib/python2.7/site-packages/django/db/models/expressions.py...</text:p>
      <text:p text:style-name="Код">parsing /usr/lib/python2.7/site-packages/django/db/models/deletion.py...</text:p>
      <text:p text:style-name="Код">parsing /usr/lib/python2.7/site-packages/django/db/models/signals.py...</text:p>
      <text:p text:style-name="Код">parsing /usr/lib/python2.7/site-packages/django/db/models/related.py...</text:p>
      <text:p text:style-name="Код">parsing /usr/lib/python2.7/site-packages/django/db/models/options.py...</text:p>
      <text:p text:style-name="Код">parsing /usr/lib/python2.7/site-packages/django/db/models/aggregates.py...</text:p>
      <text:p text:style-name="Код">parsing /usr/lib/python2.7/site-packages/django/db/models/query_utils.py...</text:p>
      <text:p text:style-name="Код">parsing /usr/lib/python2.7/site-packages/django/db/models/manager.py...</text:p>
      <text:p text:style-name="Код">parsing /usr/lib/python2.7/site-packages/django/db/models/__init__.py...</text:p>
      <text:p text:style-name="Код">parsing /usr/lib/python2.7/site-packages/django/db/models/sql/query.py...</text:p>
      <text:p text:style-name="Код">parsing /usr/lib/python2.7/site-packages/django/db/models/sql/expressions.py...</text:p>
      <text:p text:style-name="Код">parsing /usr/lib/python2.7/site-packages/django/db/models/sql/datastructures.py...</text:p>
      <text:p text:style-name="Код">parsing /usr/lib/python2.7/site-packages/django/db/models/sql/aggregates.py...</text:p>
      <text:p text:style-name="Код">parsing /usr/lib/python2.7/site-packages/django/db/models/sql/constants.py...</text:p>
      <text:p text:style-name="Код">parsing /usr/lib/python2.7/site-packages/django/db/models/sql/where.py...</text:p>
      <text:p text:style-name="Код">parsing /usr/lib/python2.7/site-packages/django/db/models/sql/subqueries.py...</text:p>
      <text:p text:style-name="Код">parsing /usr/lib/python2.7/site-packages/django/db/models/sql/__init__.py...</text:p>
      <text:p text:style-name="Код">parsing /usr/lib/python2.7/site-packages/django/db/models/sql/compiler.py...</text:p>
      <text:p text:style-name="Код">parsing /usr/lib/python2.7/site-packages/django/db/models/fields/files.py...</text:p>
      <text:p text:style-name="Код">parsing /usr/lib/python2.7/site-packages/django/db/models/fields/proxy.py...</text:p>
      <text:p text:style-name="Код">parsing /usr/lib/python2.7/site-packages/django/db/models/fields/related.py...</text:p>
      <text:p text:style-name="Код">parsing /usr/lib/python2.7/site-packages/django/db/models/fields/subclassing.py...</text:p>
      <text:p text:style-name="Код">parsing /usr/lib/python2.7/site-packages/django/db/models/fields/__init__.py...</text:p>
      <text:p text:style-name="Код">parsing /usr/lib/python2.7/site-packages/django/contrib/__init__.py...</text:p>
      <text:p text:style-name="Код">parsing /usr/lib/python2.7/site-packages/django/contrib/humanize/__init__.py...</text:p>
      <text:p text:style-name="Код">parsing /usr/lib/python2.7/site-packages/django/contrib/humanize/templatetags/humanize.py...</text:p>
      <text:p text:style-name="Код">parsing /usr/lib/python2.7/site-packages/django/contrib/humanize/templatetags/__init__.py...</text:p>
      <text:p text:style-name="Код">parsing /usr/lib/python2.7/site-packages/django/contrib/csrf/middleware.py...</text:p>
      <text:p text:style-name="Код">parsing /usr/lib/python2.7/site-packages/django/contrib/csrf/__init__.py...</text:p>
      <text:p text:style-name="Код">parsing /usr/lib/python2.7/site-packages/django/contrib/syndication/views.py...</text:p>
      <text:p text:style-name="Код">parsing /usr/lib/python2.7/site-packages/django/contrib/syndication/feeds.py...</text:p>
      <text:p text:style-name="Код">parsing /usr/lib/python2.7/site-packages/django/contrib/syndication/__init__.py...</text:p>
      <text:p text:style-name="Код">parsing /usr/lib/python2.7/site-packages/django/contrib/sites/management.py...</text:p>
      <text:p text:style-name="Код"><text:soft-page-break/>parsing /usr/lib/python2.7/site-packages/django/contrib/sites/tests.py...</text:p>
      <text:p text:style-name="Код">parsing /usr/lib/python2.7/site-packages/django/contrib/sites/models.py...</text:p>
      <text:p text:style-name="Код">parsing /usr/lib/python2.7/site-packages/django/contrib/sites/managers.py...</text:p>
      <text:p text:style-name="Код">parsing /usr/lib/python2.7/site-packages/django/contrib/sites/admin.py...</text:p>
      <text:p text:style-name="Код">parsing /usr/lib/python2.7/site-packages/django/contrib/sites/__init__.py...</text:p>
      <text:p text:style-name="Код">parsing /usr/lib/python2.7/site-packages/django/contrib/formtools/utils.py...</text:p>
      <text:p text:style-name="Код">parsing /usr/lib/python2.7/site-packages/django/contrib/formtools/wizard.py...</text:p>
      <text:p text:style-name="Код">parsing /usr/lib/python2.7/site-packages/django/contrib/formtools/models.py...</text:p>
      <text:p text:style-name="Код">parsing /usr/lib/python2.7/site-packages/django/contrib/formtools/__init__.py...</text:p>
      <text:p text:style-name="Код">parsing /usr/lib/python2.7/site-packages/django/contrib/formtools/preview.py...</text:p>
      <text:p text:style-name="Код">parsing /usr/lib/python2.7/site-packages/django/contrib/formtools/tests/__init__.py...</text:p>
      <text:p text:style-name="Код">parsing /usr/lib/python2.7/site-packages/django/contrib/formtools/tests/urls.py...</text:p>
      <text:p text:style-name="Код">parsing /usr/lib/python2.7/site-packages/django/contrib/gis/models.py...</text:p>
      <text:p text:style-name="Код">parsing /usr/lib/python2.7/site-packages/django/contrib/gis/feeds.py...</text:p>
      <text:p text:style-name="Код">parsing /usr/lib/python2.7/site-packages/django/contrib/gis/shortcuts.py...</text:p>
      <text:p text:style-name="Код">parsing /usr/lib/python2.7/site-packages/django/contrib/gis/measure.py...</text:p>
      <text:p text:style-name="Код">parsing /usr/lib/python2.7/site-packages/django/contrib/gis/__init__.py...</text:p>
      <text:p text:style-name="Код">parsing /usr/lib/python2.7/site-packages/django/contrib/gis/forms/__init__.py...</text:p>
      <text:p text:style-name="Код">parsing /usr/lib/python2.7/site-packages/django/contrib/gis/forms/fields.py...</text:p>
      <text:p text:style-name="Код">parsing /usr/lib/python2.7/site-packages/django/contrib/gis/maps/__init__.py...</text:p>
      <text:p text:style-name="Код">parsing /usr/lib/python2.7/site-packages/django/contrib/gis/maps/google/overlays.py...</text:p>
      <text:p text:style-name="Код">parsing /usr/lib/python2.7/site-packages/django/contrib/gis/maps/google/gmap.py...</text:p>
      <text:p text:style-name="Код">parsing /usr/lib/python2.7/site-packages/django/contrib/gis/maps/google/zoom.py...</text:p>
      <text:p text:style-name="Код">parsing /usr/lib/python2.7/site-packages/django/contrib/gis/maps/google/__init__.py...</text:p>
      <text:p text:style-name="Код">parsing /usr/lib/python2.7/site-packages/django/contrib/gis/maps/openlayers/__init__.py...</text:p>
      <text:p text:style-name="Код">parsing /usr/lib/python2.7/site-packages/django/contrib/gis/tests/utils.py...</text:p>
      <text:p text:style-name="Код">parsing /usr/lib/python2.7/site-packages/django/contrib/gis/tests/test_geoforms.py...</text:p>
      <text:p text:style-name="Код">parsing /usr/lib/python2.7/site-packages/django/contrib/gis/tests/test_geoip.py...</text:p>
      <text:p text:style-name="Код">parsing /usr/lib/python2.7/site-packages/django/contrib/gis/tests/test_spatialrefsys.py...</text:p>
      <text:p text:style-name="Код">parsing /usr/lib/python2.7/site-packages/django/contrib/gis/tests/test_measure.py...</text:p>
      <text:p text:style-name="Код">parsing /usr/lib/python2.7/site-packages/django/contrib/gis/tests/__init__.py...</text:p>
      <text:p text:style-name="Код">parsing /usr/lib/python2.7/site-packages/django/contrib/gis/tests/geoapp/tests.py...</text:p>
      <text:p text:style-name="Код">parsing /usr/lib/python2.7/site-packages/django/contrib/gis/tests/geoapp/sitemaps.py...</text:p>
      <text:p text:style-name="Код">parsing /usr/lib/python2.7/site-packages/django/contrib/gis/tests/geoapp/models.py...</text:p>
      <text:p text:style-name="Код">parsing /usr/lib/python2.7/site-packages/django/contrib/gis/tests/geoapp/test_regress.py...</text:p>
      <text:p text:style-name="Код">parsing /usr/lib/python2.7/site-packages/django/contrib/gis/tests/geoapp/test_sitemaps.py...</text:p>
      <text:p text:style-name="Код">parsing /usr/lib/python2.7/site-packages/django/contrib/gis/tests/geoapp/feeds.py...</text:p>
      <text:p text:style-name="Код">parsing /usr/lib/python2.7/site-packages/django/contrib/gis/tests/geoapp/test_feeds.py...</text:p>
      <text:p text:style-name="Код">parsing /usr/lib/python2.7/site-packages/django/contrib/gis/tests/geoapp/__init__.py...</text:p>
      <text:p text:style-name="Код">parsing /usr/lib/python2.7/site-packages/django/contrib/gis/tests/geoapp/urls.py...</text:p>
      <text:p text:style-name="Код">parsing /usr/lib/python2.7/site-packages/django/contrib/gis/tests/geo3d/tests.py...</text:p>
      <text:p text:style-name="Код">parsing /usr/lib/python2.7/site-packages/django/contrib/gis/tests/geo3d/views.py...</text:p>
      <text:p text:style-name="Код">parsing /usr/lib/python2.7/site-packages/django/contrib/gis/tests/geo3d/models.py...</text:p>
      <text:p text:style-name="Код">parsing /usr/lib/python2.7/site-packages/django/contrib/gis/tests/geo3d/__init__.py...</text:p>
      <text:p text:style-name="Код">parsing /usr/lib/python2.7/site-packages/django/contrib/gis/tests/geogapp/tests.py...</text:p>
      <text:p text:style-name="Код">parsing /usr/lib/python2.7/site-packages/django/contrib/gis/tests/geogapp/models.py...</text:p>
      <text:p text:style-name="Код">parsing /usr/lib/python2.7/site-packages/django/contrib/gis/tests/geogapp/__init__.py...</text:p>
      <text:p text:style-name="Код">parsing /usr/lib/python2.7/site-packages/django/contrib/gis/tests/relatedapp/tests.py...</text:p>
      <text:p text:style-name="Код">parsing /usr/lib/python2.7/site-packages/django/contrib/gis/tests/relatedapp/models.py...</text:p>
      <text:p text:style-name="Код">parsing /usr/lib/python2.7/site-packages/django/contrib/gis/tests/relatedapp/__init__.py...</text:p>
      <text:p text:style-name="Код">parsing /usr/lib/python2.7/site-packages/django/contrib/gis/tests/distapp/tests.py...</text:p>
      <text:p text:style-name="Код">parsing /usr/lib/python2.7/site-packages/django/contrib/gis/tests/distapp/models.py...</text:p>
      <text:p text:style-name="Код">parsing /usr/lib/python2.7/site-packages/django/contrib/gis/tests/distapp/__init__.py...</text:p>
      <text:p text:style-name="Код">parsing /usr/lib/python2.7/site-packages/django/contrib/gis/tests/layermap/tests.py...</text:p>
      <text:p text:style-name="Код">parsing /usr/lib/python2.7/site-packages/django/contrib/gis/tests/layermap/models.py...</text:p>
      <text:p text:style-name="Код">parsing /usr/lib/python2.7/site-packages/django/contrib/gis/tests/layermap/__init__.py...</text:p>
      <text:p text:style-name="Код">parsing /usr/lib/python2.7/site-packages/django/contrib/gis/management/base.py...</text:p>
      <text:p text:style-name="Код">parsing /usr/lib/python2.7/site-packages/django/contrib/gis/management/__init__.py...</text:p>
      <text:p text:style-name="Код">parsing /usr/lib/python2.7/site-packages/django/contrib/gis/management/commands/ogrinspect.py...</text:p>
      <text:p text:style-name="Код">parsing /usr/lib/python2.7/site-packages/django/contrib/gis/management/commands/inspectdb.py...</text:p>
      <text:p text:style-name="Код">parsing /usr/lib/python2.7/site-packages/django/contrib/gis/management/commands/__init__.py...</text:p>
      <text:p text:style-name="Код">parsing /usr/lib/python2.7/site-packages/django/contrib/gis/sitemaps/kml.py...</text:p>
      <text:p text:style-name="Код">parsing /usr/lib/python2.7/site-packages/django/contrib/gis/sitemaps/views.py...</text:p>
      <text:p text:style-name="Код">parsing /usr/lib/python2.7/site-packages/django/contrib/gis/sitemaps/georss.py...</text:p>
      <text:p text:style-name="Код">parsing /usr/lib/python2.7/site-packages/django/contrib/gis/sitemaps/__init__.py...</text:p>
      <text:p text:style-name="Код">parsing /usr/lib/python2.7/site-packages/django/contrib/gis/geometry/test_data.py...</text:p>
      <text:p text:style-name="Код">parsing /usr/lib/python2.7/site-packages/django/contrib/gis/geometry/regex.py...</text:p>
      <text:p text:style-name="Код">parsing /usr/lib/python2.7/site-packages/django/contrib/gis/geometry/__init__.py...</text:p>
      <text:p text:style-name="Код">parsing /usr/lib/python2.7/site-packages/django/contrib/gis/geometry/backend/geos.py...</text:p>
      <text:p text:style-name="Код">parsing /usr/lib/python2.7/site-packages/django/contrib/gis/geometry/backend/__init__.py...</text:p>
      <text:p text:style-name="Код">parsing /usr/lib/python2.7/site-packages/django/contrib/gis/utils/layermapping.py...</text:p>
      <text:p text:style-name="Код">parsing /usr/lib/python2.7/site-packages/django/contrib/gis/utils/ogrinspect.py...</text:p>
      <text:p text:style-name="Код">parsing /usr/lib/python2.7/site-packages/django/contrib/gis/utils/wkt.py...</text:p>
      <text:p text:style-name="Код">parsing /usr/lib/python2.7/site-packages/django/contrib/gis/utils/srs.py...</text:p>
      <text:p text:style-name="Код">parsing /usr/lib/python2.7/site-packages/django/contrib/gis/utils/geoip.py...</text:p>
      <text:p text:style-name="Код">parsing /usr/lib/python2.7/site-packages/django/contrib/gis/utils/ogrinfo.py...</text:p>
      <text:p text:style-name="Код">parsing /usr/lib/python2.7/site-packages/django/contrib/gis/utils/__init__.py...</text:p>
      <text:p text:style-name="Код">parsing /usr/lib/python2.7/site-packages/django/contrib/gis/admin/widgets.py...</text:p>
      <text:p text:style-name="Код">parsing /usr/lib/python2.7/site-packages/django/contrib/gis/admin/options.py...</text:p>
      <text:p text:style-name="Код">parsing /usr/lib/python2.7/site-packages/django/contrib/gis/admin/__init__.py...</text:p>
      <text:p text:style-name="Код">parsing /usr/lib/python2.7/site-packages/django/contrib/gis/geos/factory.py...</text:p>
      <text:p text:style-name="Код">parsing /usr/lib/python2.7/site-packages/django/contrib/gis/geos/linestring.py...</text:p>
      <text:p text:style-name="Код">parsing /usr/lib/python2.7/site-packages/django/contrib/gis/geos/base.py...</text:p>
      <text:p text:style-name="Код">parsing /usr/lib/python2.7/site-packages/django/contrib/gis/geos/mutable_list.py...</text:p>
      <text:p text:style-name="Код">parsing /usr/lib/python2.7/site-packages/django/contrib/gis/geos/polygon.py...</text:p>
      <text:p text:style-name="Код">parsing /usr/lib/python2.7/site-packages/django/contrib/gis/geos/error.py...</text:p>
      <text:p text:style-name="Код">parsing /usr/lib/python2.7/site-packages/django/contrib/gis/geos/coordseq.py...</text:p>
      <text:p text:style-name="Код">parsing /usr/lib/python2.7/site-packages/django/contrib/gis/geos/collections.py...</text:p>
      <text:p text:style-name="Код">parsing /usr/lib/python2.7/site-packages/django/contrib/gis/geos/prepared.py...</text:p>
      <text:p text:style-name="Код">parsing /usr/lib/python2.7/site-packages/django/contrib/gis/geos/libgeos.py...</text:p>
      <text:p text:style-name="Код"><text:soft-page-break/>parsing /usr/lib/python2.7/site-packages/django/contrib/gis/geos/io.py...</text:p>
      <text:p text:style-name="Код">parsing /usr/lib/python2.7/site-packages/django/contrib/gis/geos/geometry.py...</text:p>
      <text:p text:style-name="Код">parsing /usr/lib/python2.7/site-packages/django/contrib/gis/geos/point.py...</text:p>
      <text:p text:style-name="Код">parsing /usr/lib/python2.7/site-packages/django/contrib/gis/geos/__init__.py...</text:p>
      <text:p text:style-name="Код">parsing /usr/lib/python2.7/site-packages/django/contrib/gis/geos/tests/test_io.py...</text:p>
      <text:p text:style-name="Код">parsing /usr/lib/python2.7/site-packages/django/contrib/gis/geos/tests/test_geos.py...</text:p>
      <text:p text:style-name="Код">parsing /usr/lib/python2.7/site-packages/django/contrib/gis/geos/tests/test_mutable_list.py...</text:p>
      <text:p text:style-name="Код">parsing /usr/lib/python2.7/site-packages/django/contrib/gis/geos/tests/__init__.py...</text:p>
      <text:p text:style-name="Код">parsing /usr/lib/python2.7/site-packages/django/contrib/gis/geos/tests/test_geos_mutation.py...</text:p>
      <text:p text:style-name="Код">parsing /usr/lib/python2.7/site-packages/django/contrib/gis/geos/prototypes/errcheck.py...</text:p>
      <text:p text:style-name="Код">parsing /usr/lib/python2.7/site-packages/django/contrib/gis/geos/prototypes/threadsafe.py...</text:p>
      <text:p text:style-name="Код">parsing /usr/lib/python2.7/site-packages/django/contrib/gis/geos/prototypes/geom.py...</text:p>
      <text:p text:style-name="Код">parsing /usr/lib/python2.7/site-packages/django/contrib/gis/geos/prototypes/predicates.py...</text:p>
      <text:p text:style-name="Код">parsing /usr/lib/python2.7/site-packages/django/contrib/gis/geos/prototypes/coordseq.py...</text:p>
      <text:p text:style-name="Код">parsing /usr/lib/python2.7/site-packages/django/contrib/gis/geos/prototypes/prepared.py...</text:p>
      <text:p text:style-name="Код">parsing /usr/lib/python2.7/site-packages/django/contrib/gis/geos/prototypes/topology.py...</text:p>
      <text:p text:style-name="Код">parsing /usr/lib/python2.7/site-packages/django/contrib/gis/geos/prototypes/io.py...</text:p>
      <text:p text:style-name="Код">parsing /usr/lib/python2.7/site-packages/django/contrib/gis/geos/prototypes/misc.py...</text:p>
      <text:p text:style-name="Код">parsing /usr/lib/python2.7/site-packages/django/contrib/gis/geos/prototypes/__init__.py...</text:p>
      <text:p text:style-name="Код">parsing /usr/lib/python2.7/site-packages/django/contrib/gis/gdal/field.py...</text:p>
      <text:p text:style-name="Код">parsing /usr/lib/python2.7/site-packages/django/contrib/gis/gdal/geomtype.py...</text:p>
      <text:p text:style-name="Код">parsing /usr/lib/python2.7/site-packages/django/contrib/gis/gdal/datasource.py...</text:p>
      <text:p text:style-name="Код">parsing /usr/lib/python2.7/site-packages/django/contrib/gis/gdal/base.py...</text:p>
      <text:p text:style-name="Код">parsing /usr/lib/python2.7/site-packages/django/contrib/gis/gdal/error.py...</text:p>
      <text:p text:style-name="Код">parsing /usr/lib/python2.7/site-packages/django/contrib/gis/gdal/feature.py...</text:p>
      <text:p text:style-name="Код">parsing /usr/lib/python2.7/site-packages/django/contrib/gis/gdal/layer.py...</text:p>
      <text:p text:style-name="Код">parsing /usr/lib/python2.7/site-packages/django/contrib/gis/gdal/envelope.py...</text:p>
      <text:p text:style-name="Код">parsing /usr/lib/python2.7/site-packages/django/contrib/gis/gdal/srs.py...</text:p>
      <text:p text:style-name="Код">parsing /usr/lib/python2.7/site-packages/django/contrib/gis/gdal/driver.py...</text:p>
      <text:p text:style-name="Код">parsing /usr/lib/python2.7/site-packages/django/contrib/gis/gdal/libgdal.py...</text:p>
      <text:p text:style-name="Код">parsing /usr/lib/python2.7/site-packages/django/contrib/gis/gdal/geometries.py...</text:p>
      <text:p text:style-name="Код">parsing /usr/lib/python2.7/site-packages/django/contrib/gis/gdal/__init__.py...</text:p>
      <text:p text:style-name="Код">parsing /usr/lib/python2.7/site-packages/django/contrib/gis/gdal/tests/test_envelope.py...</text:p>
      <text:p text:style-name="Код">parsing /usr/lib/python2.7/site-packages/django/contrib/gis/gdal/tests/test_geom.py...</text:p>
      <text:p text:style-name="Код">parsing /usr/lib/python2.7/site-packages/django/contrib/gis/gdal/tests/test_ds.py...</text:p>
      <text:p text:style-name="Код">parsing /usr/lib/python2.7/site-packages/django/contrib/gis/gdal/tests/test_srs.py...</text:p>
      <text:p text:style-name="Код">parsing /usr/lib/python2.7/site-packages/django/contrib/gis/gdal/tests/test_driver.py...</text:p>
      <text:p text:style-name="Код">parsing /usr/lib/python2.7/site-packages/django/contrib/gis/gdal/tests/__init__.py...</text:p>
      <text:p text:style-name="Код">parsing /usr/lib/python2.7/site-packages/django/contrib/gis/gdal/prototypes/errcheck.py...</text:p>
      <text:p text:style-name="Код">parsing /usr/lib/python2.7/site-packages/django/contrib/gis/gdal/prototypes/geom.py...</text:p>
      <text:p text:style-name="Код">parsing /usr/lib/python2.7/site-packages/django/contrib/gis/gdal/prototypes/srs.py...</text:p>
      <text:p text:style-name="Код">parsing /usr/lib/python2.7/site-packages/django/contrib/gis/gdal/prototypes/ds.py...</text:p>
      <text:p text:style-name="Код">parsing /usr/lib/python2.7/site-packages/django/contrib/gis/gdal/prototypes/__init__.py...</text:p>
      <text:p text:style-name="Код">parsing /usr/lib/python2.7/site-packages/django/contrib/gis/gdal/prototypes/generation.py...</text:p>
      <text:p text:style-name="Код">parsing /usr/lib/python2.7/site-packages/django/contrib/gis/db/__init__.py...</text:p>
      <text:p text:style-name="Код">parsing /usr/lib/python2.7/site-packages/django/contrib/gis/db/backends/base.py...</text:p>
      <text:p text:style-name="Код">parsing /usr/lib/python2.7/site-packages/django/contrib/gis/db/backends/adapter.py...</text:p>
      <text:p text:style-name="Код">parsing /usr/lib/python2.7/site-packages/django/contrib/gis/db/backends/util.py...</text:p>
      <text:p text:style-name="Код">parsing /usr/lib/python2.7/site-packages/django/contrib/gis/db/backends/__init__.py...</text:p>
      <text:p text:style-name="Код">parsing /usr/lib/python2.7/site-packages/django/contrib/gis/db/backends/mysql/base.py...</text:p>
      <text:p text:style-name="Код">parsing /usr/lib/python2.7/site-packages/django/contrib/gis/db/backends/mysql/introspection.py...</text:p>
      <text:p text:style-name="Код">parsing /usr/lib/python2.7/site-packages/django/contrib/gis/db/backends/mysql/creation.py...</text:p>
      <text:p text:style-name="Код">parsing /usr/lib/python2.7/site-packages/django/contrib/gis/db/backends/mysql/operations.py...</text:p>
      <text:p text:style-name="Код">parsing /usr/lib/python2.7/site-packages/django/contrib/gis/db/backends/mysql/__init__.py...</text:p>
      <text:p text:style-name="Код">parsing /usr/lib/python2.7/site-packages/django/contrib/gis/db/backends/spatialite/base.py...</text:p>
      <text:p text:style-name="Код">parsing /usr/lib/python2.7/site-packages/django/contrib/gis/db/backends/spatialite/introspection.py...</text:p>
      <text:p text:style-name="Код">parsing /usr/lib/python2.7/site-packages/django/contrib/gis/db/backends/spatialite/models.py...</text:p>
      <text:p text:style-name="Код">parsing /usr/lib/python2.7/site-packages/django/contrib/gis/db/backends/spatialite/adapter.py...</text:p>
      <text:p text:style-name="Код">parsing /usr/lib/python2.7/site-packages/django/contrib/gis/db/backends/spatialite/client.py...</text:p>
      <text:p text:style-name="Код">parsing /usr/lib/python2.7/site-packages/django/contrib/gis/db/backends/spatialite/creation.py...</text:p>
      <text:p text:style-name="Код">parsing /usr/lib/python2.7/site-packages/django/contrib/gis/db/backends/spatialite/operations.py...</text:p>
      <text:p text:style-name="Код">parsing /usr/lib/python2.7/site-packages/django/contrib/gis/db/backends/spatialite/__init__.py...</text:p>
      <text:p text:style-name="Код">parsing /usr/lib/python2.7/site-packages/django/contrib/gis/db/backends/spatialite/compiler.py...</text:p>
      <text:p text:style-name="Код">parsing /usr/lib/python2.7/site-packages/django/contrib/gis/db/backends/postgis/base.py...</text:p>
      <text:p text:style-name="Код">parsing /usr/lib/python2.7/site-packages/django/contrib/gis/db/backends/postgis/introspection.py...</text:p>
      <text:p text:style-name="Код">parsing /usr/lib/python2.7/site-packages/django/contrib/gis/db/backends/postgis/models.py...</text:p>
      <text:p text:style-name="Код">parsing /usr/lib/python2.7/site-packages/django/contrib/gis/db/backends/postgis/adapter.py...</text:p>
      <text:p text:style-name="Код">parsing /usr/lib/python2.7/site-packages/django/contrib/gis/db/backends/postgis/creation.py...</text:p>
      <text:p text:style-name="Код">parsing /usr/lib/python2.7/site-packages/django/contrib/gis/db/backends/postgis/operations.py...</text:p>
      <text:p text:style-name="Код">parsing /usr/lib/python2.7/site-packages/django/contrib/gis/db/backends/postgis/__init__.py...</text:p>
      <text:p text:style-name="Код">parsing /usr/lib/python2.7/site-packages/django/contrib/gis/db/backends/oracle/base.py...</text:p>
      <text:p text:style-name="Код">parsing /usr/lib/python2.7/site-packages/django/contrib/gis/db/backends/oracle/introspection.py...</text:p>
      <text:p text:style-name="Код">parsing /usr/lib/python2.7/site-packages/django/contrib/gis/db/backends/oracle/models.py...</text:p>
      <text:p text:style-name="Код">parsing /usr/lib/python2.7/site-packages/django/contrib/gis/db/backends/oracle/adapter.py...</text:p>
      <text:p text:style-name="Код">parsing /usr/lib/python2.7/site-packages/django/contrib/gis/db/backends/oracle/creation.py...</text:p>
      <text:p text:style-name="Код">parsing /usr/lib/python2.7/site-packages/django/contrib/gis/db/backends/oracle/operations.py...</text:p>
      <text:p text:style-name="Код">parsing /usr/lib/python2.7/site-packages/django/contrib/gis/db/backends/oracle/__init__.py...</text:p>
      <text:p text:style-name="Код">parsing /usr/lib/python2.7/site-packages/django/contrib/gis/db/backends/oracle/compiler.py...</text:p>
      <text:p text:style-name="Код">parsing /usr/lib/python2.7/site-packages/django/contrib/gis/db/models/query.py...</text:p>
      <text:p text:style-name="Код">parsing /usr/lib/python2.7/site-packages/django/contrib/gis/db/models/proxy.py...</text:p>
      <text:p text:style-name="Код">parsing /usr/lib/python2.7/site-packages/django/contrib/gis/db/models/aggregates.py...</text:p>
      <text:p text:style-name="Код">parsing /usr/lib/python2.7/site-packages/django/contrib/gis/db/models/manager.py...</text:p>
      <text:p text:style-name="Код">parsing /usr/lib/python2.7/site-packages/django/contrib/gis/db/models/__init__.py...</text:p>
      <text:p text:style-name="Код">parsing /usr/lib/python2.7/site-packages/django/contrib/gis/db/models/fields.py...</text:p>
      <text:p text:style-name="Код">parsing /usr/lib/python2.7/site-packages/django/contrib/gis/db/models/sql/query.py...</text:p>
      <text:p text:style-name="Код">parsing /usr/lib/python2.7/site-packages/django/contrib/gis/db/models/sql/aggregates.py...</text:p>
      <text:p text:style-name="Код">parsing /usr/lib/python2.7/site-packages/django/contrib/gis/db/models/sql/where.py...</text:p>
      <text:p text:style-name="Код">parsing /usr/lib/python2.7/site-packages/django/contrib/gis/db/models/sql/conversion.py...</text:p>
      <text:p text:style-name="Код">parsing /usr/lib/python2.7/site-packages/django/contrib/gis/db/models/sql/__init__.py...</text:p>
      <text:p text:style-name="Код">parsing /usr/lib/python2.7/site-packages/django/contrib/gis/db/models/sql/compiler.py...</text:p>
      <text:p text:style-name="Код"><text:soft-page-break/>parsing /usr/lib/python2.7/site-packages/django/contrib/gis/db/backend/__init__.py...</text:p>
      <text:p text:style-name="Код">parsing /usr/lib/python2.7/site-packages/django/contrib/markup/tests.py...</text:p>
      <text:p text:style-name="Код">parsing /usr/lib/python2.7/site-packages/django/contrib/markup/models.py...</text:p>
      <text:p text:style-name="Код">parsing /usr/lib/python2.7/site-packages/django/contrib/markup/__init__.py...</text:p>
      <text:p text:style-name="Код">parsing /usr/lib/python2.7/site-packages/django/contrib/markup/templatetags/markup.py...</text:p>
      <text:p text:style-name="Код">parsing /usr/lib/python2.7/site-packages/django/contrib/markup/templatetags/__init__.py...</text:p>
      <text:p text:style-name="Код">parsing /usr/lib/python2.7/site-packages/django/contrib/staticfiles/utils.py...</text:p>
      <text:p text:style-name="Код">parsing /usr/lib/python2.7/site-packages/django/contrib/staticfiles/finders.py...</text:p>
      <text:p text:style-name="Код">parsing /usr/lib/python2.7/site-packages/django/contrib/staticfiles/views.py...</text:p>
      <text:p text:style-name="Код">parsing /usr/lib/python2.7/site-packages/django/contrib/staticfiles/models.py...</text:p>
      <text:p text:style-name="Код">parsing /usr/lib/python2.7/site-packages/django/contrib/staticfiles/handlers.py...</text:p>
      <text:p text:style-name="Код">parsing /usr/lib/python2.7/site-packages/django/contrib/staticfiles/__init__.py...</text:p>
      <text:p text:style-name="Код">parsing /usr/lib/python2.7/site-packages/django/contrib/staticfiles/storage.py...</text:p>
      <text:p text:style-name="Код">parsing /usr/lib/python2.7/site-packages/django/contrib/staticfiles/urls.py...</text:p>
      <text:p text:style-name="Код">parsing /usr/lib/python2.7/site-packages/django/contrib/staticfiles/management/__init__.py...</text:p>
      <text:p text:style-name="Код">parsing /usr/lib/python2.7/site-packages/django/contrib/staticfiles/management/commands/findstatic.py...</text:p>
      <text:p text:style-name="Код">parsing /usr/lib/python2.7/site-packages/django/contrib/staticfiles/management/commands/runserver.py...</text:p>
      <text:p text:style-name="Код">parsing /usr/lib/python2.7/site-packages/django/contrib/staticfiles/management/commands/collectstatic.py...</text:p>
      <text:p text:style-name="Код">parsing /usr/lib/python2.7/site-packages/django/contrib/staticfiles/management/commands/__init__.py...</text:p>
      <text:p text:style-name="Код">parsing /usr/lib/python2.7/site-packages/django/contrib/messages/utils.py...</text:p>
      <text:p text:style-name="Код">parsing /usr/lib/python2.7/site-packages/django/contrib/messages/api.py...</text:p>
      <text:p text:style-name="Код">parsing /usr/lib/python2.7/site-packages/django/contrib/messages/models.py...</text:p>
      <text:p text:style-name="Код">parsing /usr/lib/python2.7/site-packages/django/contrib/messages/context_processors.py...</text:p>
      <text:p text:style-name="Код">parsing /usr/lib/python2.7/site-packages/django/contrib/messages/middleware.py...</text:p>
      <text:p text:style-name="Код">parsing /usr/lib/python2.7/site-packages/django/contrib/messages/constants.py...</text:p>
      <text:p text:style-name="Код">parsing /usr/lib/python2.7/site-packages/django/contrib/messages/__init__.py...</text:p>
      <text:p text:style-name="Код">parsing /usr/lib/python2.7/site-packages/django/contrib/messages/tests/fallback.py...</text:p>
      <text:p text:style-name="Код">parsing /usr/lib/python2.7/site-packages/django/contrib/messages/tests/base.py...</text:p>
      <text:p text:style-name="Код">parsing /usr/lib/python2.7/site-packages/django/contrib/messages/tests/user_messages.py...</text:p>
      <text:p text:style-name="Код">parsing /usr/lib/python2.7/site-packages/django/contrib/messages/tests/session.py...</text:p>
      <text:p text:style-name="Код">parsing /usr/lib/python2.7/site-packages/django/contrib/messages/tests/middleware.py...</text:p>
      <text:p text:style-name="Код">parsing /usr/lib/python2.7/site-packages/django/contrib/messages/tests/cookie.py...</text:p>
      <text:p text:style-name="Код">parsing /usr/lib/python2.7/site-packages/django/contrib/messages/tests/__init__.py...</text:p>
      <text:p text:style-name="Код">parsing /usr/lib/python2.7/site-packages/django/contrib/messages/tests/urls.py...</text:p>
      <text:p text:style-name="Код">parsing /usr/lib/python2.7/site-packages/django/contrib/messages/storage/fallback.py...</text:p>
      <text:p text:style-name="Код">parsing /usr/lib/python2.7/site-packages/django/contrib/messages/storage/base.py...</text:p>
      <text:p text:style-name="Код">parsing /usr/lib/python2.7/site-packages/django/contrib/messages/storage/user_messages.py...</text:p>
      <text:p text:style-name="Код">parsing /usr/lib/python2.7/site-packages/django/contrib/messages/storage/session.py...</text:p>
      <text:p text:style-name="Код">parsing /usr/lib/python2.7/site-packages/django/contrib/messages/storage/cookie.py...</text:p>
      <text:p text:style-name="Код">parsing /usr/lib/python2.7/site-packages/django/contrib/messages/storage/__init__.py...</text:p>
      <text:p text:style-name="Код">parsing /usr/lib/python2.7/site-packages/django/contrib/webdesign/tests.py...</text:p>
      <text:p text:style-name="Код">parsing /usr/lib/python2.7/site-packages/django/contrib/webdesign/models.py...</text:p>
      <text:p text:style-name="Код">parsing /usr/lib/python2.7/site-packages/django/contrib/webdesign/lorem_ipsum.py...</text:p>
      <text:p text:style-name="Код">parsing /usr/lib/python2.7/site-packages/django/contrib/webdesign/__init__.py...</text:p>
      <text:p text:style-name="Код">parsing /usr/lib/python2.7/site-packages/django/contrib/webdesign/templatetags/webdesign.py...</text:p>
      <text:p text:style-name="Код">parsing /usr/lib/python2.7/site-packages/django/contrib/webdesign/templatetags/__init__.py...</text:p>
      <text:p text:style-name="Код">parsing /usr/lib/python2.7/site-packages/django/contrib/databrowse/views.py...</text:p>
      <text:p text:style-name="Код">parsing /usr/lib/python2.7/site-packages/django/contrib/databrowse/sites.py...</text:p>
      <text:p text:style-name="Код">parsing /usr/lib/python2.7/site-packages/django/contrib/databrowse/datastructures.py...</text:p>
      <text:p text:style-name="Код">parsing /usr/lib/python2.7/site-packages/django/contrib/databrowse/__init__.py...</text:p>
      <text:p text:style-name="Код">parsing /usr/lib/python2.7/site-packages/django/contrib/databrowse/urls.py...</text:p>
      <text:p text:style-name="Код">parsing /usr/lib/python2.7/site-packages/django/contrib/databrowse/plugins/objects.py...</text:p>
      <text:p text:style-name="Код">parsing /usr/lib/python2.7/site-packages/django/contrib/databrowse/plugins/calendars.py...</text:p>
      <text:p text:style-name="Код">parsing /usr/lib/python2.7/site-packages/django/contrib/databrowse/plugins/fieldchoices.py...</text:p>
      <text:p text:style-name="Код">parsing /usr/lib/python2.7/site-packages/django/contrib/databrowse/plugins/__init__.py...</text:p>
      <text:p text:style-name="Код">parsing /usr/lib/python2.7/site-packages/django/contrib/contenttypes/management.py...</text:p>
      <text:p text:style-name="Код">parsing /usr/lib/python2.7/site-packages/django/contrib/contenttypes/tests.py...</text:p>
      <text:p text:style-name="Код">parsing /usr/lib/python2.7/site-packages/django/contrib/contenttypes/views.py...</text:p>
      <text:p text:style-name="Код">parsing /usr/lib/python2.7/site-packages/django/contrib/contenttypes/models.py...</text:p>
      <text:p text:style-name="Код">parsing /usr/lib/python2.7/site-packages/django/contrib/contenttypes/generic.py...</text:p>
      <text:p text:style-name="Код">parsing /usr/lib/python2.7/site-packages/django/contrib/contenttypes/__init__.py...</text:p>
      <text:p text:style-name="Код">parsing /usr/lib/python2.7/site-packages/django/contrib/sitemaps/views.py...</text:p>
      <text:p text:style-name="Код">parsing /usr/lib/python2.7/site-packages/django/contrib/sitemaps/models.py...</text:p>
      <text:p text:style-name="Код">parsing /usr/lib/python2.7/site-packages/django/contrib/sitemaps/__init__.py...</text:p>
      <text:p text:style-name="Код">parsing /usr/lib/python2.7/site-packages/django/contrib/sitemaps/tests/basic.py...</text:p>
      <text:p text:style-name="Код">parsing /usr/lib/python2.7/site-packages/django/contrib/sitemaps/tests/__init__.py...</text:p>
      <text:p text:style-name="Код">parsing /usr/lib/python2.7/site-packages/django/contrib/sitemaps/tests/urls.py...</text:p>
      <text:p text:style-name="Код">parsing /usr/lib/python2.7/site-packages/django/contrib/sitemaps/management/__init__.py...</text:p>
      <text:p text:style-name="Код">parsing /usr/lib/python2.7/site-packages/django/contrib/sitemaps/management/commands/__init__.py...</text:p>
      <text:p text:style-name="Код">parsing /usr/lib/python2.7/site-packages/django/contrib/sitemaps/management/commands/ping_google.py...</text:p>
      <text:p text:style-name="Код">parsing /usr/lib/python2.7/site-packages/django/contrib/redirects/models.py...</text:p>
      <text:p text:style-name="Код">parsing /usr/lib/python2.7/site-packages/django/contrib/redirects/middleware.py...</text:p>
      <text:p text:style-name="Код">parsing /usr/lib/python2.7/site-packages/django/contrib/redirects/admin.py...</text:p>
      <text:p text:style-name="Код">parsing /usr/lib/python2.7/site-packages/django/contrib/redirects/__init__.py...</text:p>
      <text:p text:style-name="Код">parsing /usr/lib/python2.7/site-packages/django/contrib/auth/backends.py...</text:p>
      <text:p text:style-name="Код">parsing /usr/lib/python2.7/site-packages/django/contrib/auth/create_superuser.py...</text:p>
      <text:p text:style-name="Код">parsing /usr/lib/python2.7/site-packages/django/contrib/auth/views.py...</text:p>
      <text:p text:style-name="Код">parsing /usr/lib/python2.7/site-packages/django/contrib/auth/models.py...</text:p>
      <text:p text:style-name="Код">parsing /usr/lib/python2.7/site-packages/django/contrib/auth/decorators.py...</text:p>
      <text:p text:style-name="Код">parsing /usr/lib/python2.7/site-packages/django/contrib/auth/context_processors.py...</text:p>
      <text:p text:style-name="Код">parsing /usr/lib/python2.7/site-packages/django/contrib/auth/signals.py...</text:p>
      <text:p text:style-name="Код">parsing /usr/lib/python2.7/site-packages/django/contrib/auth/forms.py...</text:p>
      <text:p text:style-name="Код">parsing /usr/lib/python2.7/site-packages/django/contrib/auth/middleware.py...</text:p>
      <text:p text:style-name="Код">parsing /usr/lib/python2.7/site-packages/django/contrib/auth/admin.py...</text:p>
      <text:p text:style-name="Код">parsing /usr/lib/python2.7/site-packages/django/contrib/auth/tokens.py...</text:p>
      <text:p text:style-name="Код">parsing /usr/lib/python2.7/site-packages/django/contrib/auth/__init__.py...</text:p>
      <text:p text:style-name="Код">parsing /usr/lib/python2.7/site-packages/django/contrib/auth/urls.py...</text:p>
      <text:p text:style-name="Код">parsing /usr/lib/python2.7/site-packages/django/contrib/auth/tests/auth_backends.py...</text:p>
      <text:p text:style-name="Код">parsing /usr/lib/python2.7/site-packages/django/contrib/auth/tests/basic.py...</text:p>
      <text:p text:style-name="Код">parsing /usr/lib/python2.7/site-packages/django/contrib/auth/tests/views.py...</text:p>
      <text:p text:style-name="Код"><text:soft-page-break/>parsing /usr/lib/python2.7/site-packages/django/contrib/auth/tests/models.py...</text:p>
      <text:p text:style-name="Код">parsing /usr/lib/python2.7/site-packages/django/contrib/auth/tests/decorators.py...</text:p>
      <text:p text:style-name="Код">parsing /usr/lib/python2.7/site-packages/django/contrib/auth/tests/signals.py...</text:p>
      <text:p text:style-name="Код">parsing /usr/lib/python2.7/site-packages/django/contrib/auth/tests/remote_user.py...</text:p>
      <text:p text:style-name="Код">parsing /usr/lib/python2.7/site-packages/django/contrib/auth/tests/forms.py...</text:p>
      <text:p text:style-name="Код">parsing /usr/lib/python2.7/site-packages/django/contrib/auth/tests/permissions.py...</text:p>
      <text:p text:style-name="Код">parsing /usr/lib/python2.7/site-packages/django/contrib/auth/tests/tokens.py...</text:p>
      <text:p text:style-name="Код">parsing /usr/lib/python2.7/site-packages/django/contrib/auth/tests/__init__.py...</text:p>
      <text:p text:style-name="Код">parsing /usr/lib/python2.7/site-packages/django/contrib/auth/tests/urls.py...</text:p>
      <text:p text:style-name="Код">parsing /usr/lib/python2.7/site-packages/django/contrib/auth/management/__init__.py...</text:p>
      <text:p text:style-name="Код">parsing /usr/lib/python2.7/site-packages/django/contrib/auth/management/commands/createsuperuser.py...</text:p>
      <text:p text:style-name="Код">parsing /usr/lib/python2.7/site-packages/django/contrib/auth/management/commands/changepassword.py...</text:p>
      <text:p text:style-name="Код">parsing /usr/lib/python2.7/site-packages/django/contrib/auth/management/commands/__init__.py...</text:p>
      <text:p text:style-name="Код">parsing /usr/lib/python2.7/site-packages/django/contrib/auth/handlers/modpython.py...</text:p>
      <text:p text:style-name="Код">parsing /usr/lib/python2.7/site-packages/django/contrib/auth/handlers/__init__.py...</text:p>
      <text:p text:style-name="Код">parsing /usr/lib/python2.7/site-packages/django/contrib/sessions/tests.py...</text:p>
      <text:p text:style-name="Код">parsing /usr/lib/python2.7/site-packages/django/contrib/sessions/models.py...</text:p>
      <text:p text:style-name="Код">parsing /usr/lib/python2.7/site-packages/django/contrib/sessions/middleware.py...</text:p>
      <text:p text:style-name="Код">parsing /usr/lib/python2.7/site-packages/django/contrib/sessions/__init__.py...</text:p>
      <text:p text:style-name="Код">parsing /usr/lib/python2.7/site-packages/django/contrib/sessions/backends/base.py...</text:p>
      <text:p text:style-name="Код">parsing /usr/lib/python2.7/site-packages/django/contrib/sessions/backends/db.py...</text:p>
      <text:p text:style-name="Код">parsing /usr/lib/python2.7/site-packages/django/contrib/sessions/backends/cached_db.py...</text:p>
      <text:p text:style-name="Код">parsing /usr/lib/python2.7/site-packages/django/contrib/sessions/backends/file.py...</text:p>
      <text:p text:style-name="Код">parsing /usr/lib/python2.7/site-packages/django/contrib/sessions/backends/cache.py...</text:p>
      <text:p text:style-name="Код">parsing /usr/lib/python2.7/site-packages/django/contrib/sessions/backends/__init__.py...</text:p>
      <text:p text:style-name="Код">parsing /usr/lib/python2.7/site-packages/django/contrib/localflavor/__init__.py...</text:p>
      <text:p text:style-name="Код">parsing /usr/lib/python2.7/site-packages/django/contrib/localflavor/au/au_states.py...</text:p>
      <text:p text:style-name="Код">parsing /usr/lib/python2.7/site-packages/django/contrib/localflavor/au/forms.py...</text:p>
      <text:p text:style-name="Код">parsing /usr/lib/python2.7/site-packages/django/contrib/localflavor/au/__init__.py...</text:p>
      <text:p text:style-name="Код">parsing /usr/lib/python2.7/site-packages/django/contrib/localflavor/cl/cl_regions.py...</text:p>
      <text:p text:style-name="Код">parsing /usr/lib/python2.7/site-packages/django/contrib/localflavor/cl/forms.py...</text:p>
      <text:p text:style-name="Код">parsing /usr/lib/python2.7/site-packages/django/contrib/localflavor/cl/__init__.py...</text:p>
      <text:p text:style-name="Код">parsing /usr/lib/python2.7/site-packages/django/contrib/localflavor/fr/fr_department.py...</text:p>
      <text:p text:style-name="Код">parsing /usr/lib/python2.7/site-packages/django/contrib/localflavor/fr/forms.py...</text:p>
      <text:p text:style-name="Код">parsing /usr/lib/python2.7/site-packages/django/contrib/localflavor/fr/__init__.py...</text:p>
      <text:p text:style-name="Код">parsing /usr/lib/python2.7/site-packages/django/contrib/localflavor/de/de_states.py...</text:p>
      <text:p text:style-name="Код">parsing /usr/lib/python2.7/site-packages/django/contrib/localflavor/de/forms.py...</text:p>
      <text:p text:style-name="Код">parsing /usr/lib/python2.7/site-packages/django/contrib/localflavor/de/__init__.py...</text:p>
      <text:p text:style-name="Код">parsing /usr/lib/python2.7/site-packages/django/contrib/localflavor/za/za_provinces.py...</text:p>
      <text:p text:style-name="Код">parsing /usr/lib/python2.7/site-packages/django/contrib/localflavor/za/forms.py...</text:p>
      <text:p text:style-name="Код">parsing /usr/lib/python2.7/site-packages/django/contrib/localflavor/za/__init__.py...</text:p>
      <text:p text:style-name="Код">parsing /usr/lib/python2.7/site-packages/django/contrib/localflavor/is_/forms.py...</text:p>
      <text:p text:style-name="Код">parsing /usr/lib/python2.7/site-packages/django/contrib/localflavor/is_/is_postalcodes.py...</text:p>
      <text:p text:style-name="Код">parsing /usr/lib/python2.7/site-packages/django/contrib/localflavor/is_/__init__.py...</text:p>
      <text:p text:style-name="Код">parsing /usr/lib/python2.7/site-packages/django/contrib/localflavor/mx/forms.py...</text:p>
      <text:p text:style-name="Код">parsing /usr/lib/python2.7/site-packages/django/contrib/localflavor/mx/mx_states.py...</text:p>
      <text:p text:style-name="Код">parsing /usr/lib/python2.7/site-packages/django/contrib/localflavor/mx/__init__.py...</text:p>
      <text:p text:style-name="Код">parsing /usr/lib/python2.7/site-packages/django/contrib/localflavor/pt/forms.py...</text:p>
      <text:p text:style-name="Код">parsing /usr/lib/python2.7/site-packages/django/contrib/localflavor/pt/__init__.py...</text:p>
      <text:p text:style-name="Код">parsing /usr/lib/python2.7/site-packages/django/contrib/localflavor/ro/ro_counties.py...</text:p>
      <text:p text:style-name="Код">parsing /usr/lib/python2.7/site-packages/django/contrib/localflavor/ro/forms.py...</text:p>
      <text:p text:style-name="Код">parsing /usr/lib/python2.7/site-packages/django/contrib/localflavor/ro/__init__.py...</text:p>
      <text:p text:style-name="Код">parsing /usr/lib/python2.7/site-packages/django/contrib/localflavor/ie/forms.py...</text:p>
      <text:p text:style-name="Код">parsing /usr/lib/python2.7/site-packages/django/contrib/localflavor/ie/ie_counties.py...</text:p>
      <text:p text:style-name="Код">parsing /usr/lib/python2.7/site-packages/django/contrib/localflavor/ie/__init__.py...</text:p>
      <text:p text:style-name="Код">parsing /usr/lib/python2.7/site-packages/django/contrib/localflavor/nl/forms.py...</text:p>
      <text:p text:style-name="Код">parsing /usr/lib/python2.7/site-packages/django/contrib/localflavor/nl/__init__.py...</text:p>
      <text:p text:style-name="Код">parsing /usr/lib/python2.7/site-packages/django/contrib/localflavor/nl/nl_provinces.py...</text:p>
      <text:p text:style-name="Код">parsing /usr/lib/python2.7/site-packages/django/contrib/localflavor/il/forms.py...</text:p>
      <text:p text:style-name="Код">parsing /usr/lib/python2.7/site-packages/django/contrib/localflavor/il/__init__.py...</text:p>
      <text:p text:style-name="Код">parsing /usr/lib/python2.7/site-packages/django/contrib/localflavor/sk/sk_regions.py...</text:p>
      <text:p text:style-name="Код">parsing /usr/lib/python2.7/site-packages/django/contrib/localflavor/sk/sk_districts.py...</text:p>
      <text:p text:style-name="Код">parsing /usr/lib/python2.7/site-packages/django/contrib/localflavor/sk/forms.py...</text:p>
      <text:p text:style-name="Код">parsing /usr/lib/python2.7/site-packages/django/contrib/localflavor/sk/__init__.py...</text:p>
      <text:p text:style-name="Код">parsing /usr/lib/python2.7/site-packages/django/contrib/localflavor/uy/forms.py...</text:p>
      <text:p text:style-name="Код">parsing /usr/lib/python2.7/site-packages/django/contrib/localflavor/uy/util.py...</text:p>
      <text:p text:style-name="Код">parsing /usr/lib/python2.7/site-packages/django/contrib/localflavor/uy/__init__.py...</text:p>
      <text:p text:style-name="Код">parsing /usr/lib/python2.7/site-packages/django/contrib/localflavor/uy/uy_departaments.py...</text:p>
      <text:p text:style-name="Код">parsing /usr/lib/python2.7/site-packages/django/contrib/localflavor/cz/cz_regions.py...</text:p>
      <text:p text:style-name="Код">parsing /usr/lib/python2.7/site-packages/django/contrib/localflavor/cz/forms.py...</text:p>
      <text:p text:style-name="Код">parsing /usr/lib/python2.7/site-packages/django/contrib/localflavor/cz/__init__.py...</text:p>
      <text:p text:style-name="Код">parsing /usr/lib/python2.7/site-packages/django/contrib/localflavor/generic/forms.py...</text:p>
      <text:p text:style-name="Код">parsing /usr/lib/python2.7/site-packages/django/contrib/localflavor/generic/__init__.py...</text:p>
      <text:p text:style-name="Код">parsing /usr/lib/python2.7/site-packages/django/contrib/localflavor/es/es_provinces.py...</text:p>
      <text:p text:style-name="Код">parsing /usr/lib/python2.7/site-packages/django/contrib/localflavor/es/es_regions.py...</text:p>
      <text:p text:style-name="Код">parsing /usr/lib/python2.7/site-packages/django/contrib/localflavor/es/forms.py...</text:p>
      <text:p text:style-name="Код">parsing /usr/lib/python2.7/site-packages/django/contrib/localflavor/es/__init__.py...</text:p>
      <text:p text:style-name="Код">parsing /usr/lib/python2.7/site-packages/django/contrib/localflavor/ca/ca_provinces.py...</text:p>
      <text:p text:style-name="Код">parsing /usr/lib/python2.7/site-packages/django/contrib/localflavor/ca/forms.py...</text:p>
      <text:p text:style-name="Код">parsing /usr/lib/python2.7/site-packages/django/contrib/localflavor/ca/__init__.py...</text:p>
      <text:p text:style-name="Код">parsing /usr/lib/python2.7/site-packages/django/contrib/localflavor/id/id_choices.py...</text:p>
      <text:p text:style-name="Код">parsing /usr/lib/python2.7/site-packages/django/contrib/localflavor/id/forms.py...</text:p>
      <text:p text:style-name="Код">parsing /usr/lib/python2.7/site-packages/django/contrib/localflavor/id/__init__.py...</text:p>
      <text:p text:style-name="Код">parsing /usr/lib/python2.7/site-packages/django/contrib/localflavor/in_/in_states.py...</text:p>
      <text:p text:style-name="Код">parsing /usr/lib/python2.7/site-packages/django/contrib/localflavor/in_/forms.py...</text:p>
      <text:p text:style-name="Код">parsing /usr/lib/python2.7/site-packages/django/contrib/localflavor/in_/__init__.py...</text:p>
      <text:p text:style-name="Код">parsing /usr/lib/python2.7/site-packages/django/contrib/localflavor/uk/forms.py...</text:p>
      <text:p text:style-name="Код">parsing /usr/lib/python2.7/site-packages/django/contrib/localflavor/uk/uk_regions.py...</text:p>
      <text:p text:style-name="Код">parsing /usr/lib/python2.7/site-packages/django/contrib/localflavor/uk/__init__.py...</text:p>
      <text:p text:style-name="Код">parsing /usr/lib/python2.7/site-packages/django/contrib/localflavor/no/no_municipalities.py...</text:p>
      <text:p text:style-name="Код"><text:soft-page-break/>parsing /usr/lib/python2.7/site-packages/django/contrib/localflavor/no/forms.py...</text:p>
      <text:p text:style-name="Код">parsing /usr/lib/python2.7/site-packages/django/contrib/localflavor/no/__init__.py...</text:p>
      <text:p text:style-name="Код">parsing /usr/lib/python2.7/site-packages/django/contrib/localflavor/pl/pl_administrativeunits.py...</text:p>
      <text:p text:style-name="Код">parsing /usr/lib/python2.7/site-packages/django/contrib/localflavor/pl/forms.py...</text:p>
      <text:p text:style-name="Код">parsing /usr/lib/python2.7/site-packages/django/contrib/localflavor/pl/__init__.py...</text:p>
      <text:p text:style-name="Код">parsing /usr/lib/python2.7/site-packages/django/contrib/localflavor/pl/pl_voivodeships.py...</text:p>
      <text:p text:style-name="Код">parsing /usr/lib/python2.7/site-packages/django/contrib/localflavor/ch/forms.py...</text:p>
      <text:p text:style-name="Код">parsing /usr/lib/python2.7/site-packages/django/contrib/localflavor/ch/__init__.py...</text:p>
      <text:p text:style-name="Код">parsing /usr/lib/python2.7/site-packages/django/contrib/localflavor/ch/ch_states.py...</text:p>
      <text:p text:style-name="Код">parsing /usr/lib/python2.7/site-packages/django/contrib/localflavor/it/it_province.py...</text:p>
      <text:p text:style-name="Код">parsing /usr/lib/python2.7/site-packages/django/contrib/localflavor/it/it_region.py...</text:p>
      <text:p text:style-name="Код">parsing /usr/lib/python2.7/site-packages/django/contrib/localflavor/it/forms.py...</text:p>
      <text:p text:style-name="Код">parsing /usr/lib/python2.7/site-packages/django/contrib/localflavor/it/util.py...</text:p>
      <text:p text:style-name="Код">parsing /usr/lib/python2.7/site-packages/django/contrib/localflavor/it/__init__.py...</text:p>
      <text:p text:style-name="Код">parsing /usr/lib/python2.7/site-packages/django/contrib/localflavor/tr/forms.py...</text:p>
      <text:p text:style-name="Код">parsing /usr/lib/python2.7/site-packages/django/contrib/localflavor/tr/__init__.py...</text:p>
      <text:p text:style-name="Код">parsing /usr/lib/python2.7/site-packages/django/contrib/localflavor/tr/tr_provinces.py...</text:p>
      <text:p text:style-name="Код">parsing /usr/lib/python2.7/site-packages/django/contrib/localflavor/fi/fi_municipalities.py...</text:p>
      <text:p text:style-name="Код">parsing /usr/lib/python2.7/site-packages/django/contrib/localflavor/fi/forms.py...</text:p>
      <text:p text:style-name="Код">parsing /usr/lib/python2.7/site-packages/django/contrib/localflavor/fi/__init__.py...</text:p>
      <text:p text:style-name="Код">parsing /usr/lib/python2.7/site-packages/django/contrib/localflavor/br/forms.py...</text:p>
      <text:p text:style-name="Код">parsing /usr/lib/python2.7/site-packages/django/contrib/localflavor/br/__init__.py...</text:p>
      <text:p text:style-name="Код">parsing /usr/lib/python2.7/site-packages/django/contrib/localflavor/br/br_states.py...</text:p>
      <text:p text:style-name="Код">parsing /usr/lib/python2.7/site-packages/django/contrib/localflavor/jp/forms.py...</text:p>
      <text:p text:style-name="Код">parsing /usr/lib/python2.7/site-packages/django/contrib/localflavor/jp/jp_prefectures.py...</text:p>
      <text:p text:style-name="Код">parsing /usr/lib/python2.7/site-packages/django/contrib/localflavor/jp/__init__.py...</text:p>
      <text:p text:style-name="Код">parsing /usr/lib/python2.7/site-packages/django/contrib/localflavor/be/be_regions.py...</text:p>
      <text:p text:style-name="Код">parsing /usr/lib/python2.7/site-packages/django/contrib/localflavor/be/forms.py...</text:p>
      <text:p text:style-name="Код">parsing /usr/lib/python2.7/site-packages/django/contrib/localflavor/be/be_provinces.py...</text:p>
      <text:p text:style-name="Код">parsing /usr/lib/python2.7/site-packages/django/contrib/localflavor/be/__init__.py...</text:p>
      <text:p text:style-name="Код">parsing /usr/lib/python2.7/site-packages/django/contrib/localflavor/pe/pe_region.py...</text:p>
      <text:p text:style-name="Код">parsing /usr/lib/python2.7/site-packages/django/contrib/localflavor/pe/forms.py...</text:p>
      <text:p text:style-name="Код">parsing /usr/lib/python2.7/site-packages/django/contrib/localflavor/pe/__init__.py...</text:p>
      <text:p text:style-name="Код">parsing /usr/lib/python2.7/site-packages/django/contrib/localflavor/ar/ar_provinces.py...</text:p>
      <text:p text:style-name="Код">parsing /usr/lib/python2.7/site-packages/django/contrib/localflavor/ar/forms.py...</text:p>
      <text:p text:style-name="Код">parsing /usr/lib/python2.7/site-packages/django/contrib/localflavor/ar/__init__.py...</text:p>
      <text:p text:style-name="Код">parsing /usr/lib/python2.7/site-packages/django/contrib/localflavor/us/models.py...</text:p>
      <text:p text:style-name="Код">parsing /usr/lib/python2.7/site-packages/django/contrib/localflavor/us/forms.py...</text:p>
      <text:p text:style-name="Код">parsing /usr/lib/python2.7/site-packages/django/contrib/localflavor/us/__init__.py...</text:p>
      <text:p text:style-name="Код">parsing /usr/lib/python2.7/site-packages/django/contrib/localflavor/us/us_states.py...</text:p>
      <text:p text:style-name="Код">parsing /usr/lib/python2.7/site-packages/django/contrib/localflavor/se/utils.py...</text:p>
      <text:p text:style-name="Код">parsing /usr/lib/python2.7/site-packages/django/contrib/localflavor/se/forms.py...</text:p>
      <text:p text:style-name="Код">parsing /usr/lib/python2.7/site-packages/django/contrib/localflavor/se/se_counties.py...</text:p>
      <text:p text:style-name="Код">parsing /usr/lib/python2.7/site-packages/django/contrib/localflavor/se/__init__.py...</text:p>
      <text:p text:style-name="Код">parsing /usr/lib/python2.7/site-packages/django/contrib/localflavor/at/at_states.py...</text:p>
      <text:p text:style-name="Код">parsing /usr/lib/python2.7/site-packages/django/contrib/localflavor/at/forms.py...</text:p>
      <text:p text:style-name="Код">parsing /usr/lib/python2.7/site-packages/django/contrib/localflavor/at/__init__.py...</text:p>
      <text:p text:style-name="Код">parsing /usr/lib/python2.7/site-packages/django/contrib/localflavor/kw/forms.py...</text:p>
      <text:p text:style-name="Код">parsing /usr/lib/python2.7/site-packages/django/contrib/localflavor/kw/__init__.py...</text:p>
      <text:p text:style-name="Код">parsing /usr/lib/python2.7/site-packages/django/contrib/admin/widgets.py...</text:p>
      <text:p text:style-name="Код">parsing /usr/lib/python2.7/site-packages/django/contrib/admin/helpers.py...</text:p>
      <text:p text:style-name="Код">parsing /usr/lib/python2.7/site-packages/django/contrib/admin/filterspecs.py...</text:p>
      <text:p text:style-name="Код">parsing /usr/lib/python2.7/site-packages/django/contrib/admin/actions.py...</text:p>
      <text:p text:style-name="Код">parsing /usr/lib/python2.7/site-packages/django/contrib/admin/models.py...</text:p>
      <text:p text:style-name="Код">parsing /usr/lib/python2.7/site-packages/django/contrib/admin/sites.py...</text:p>
      <text:p text:style-name="Код">parsing /usr/lib/python2.7/site-packages/django/contrib/admin/validation.py...</text:p>
      <text:p text:style-name="Код">parsing /usr/lib/python2.7/site-packages/django/contrib/admin/forms.py...</text:p>
      <text:p text:style-name="Код">parsing /usr/lib/python2.7/site-packages/django/contrib/admin/options.py...</text:p>
      <text:p text:style-name="Код">parsing /usr/lib/python2.7/site-packages/django/contrib/admin/util.py...</text:p>
      <text:p text:style-name="Код">parsing /usr/lib/python2.7/site-packages/django/contrib/admin/__init__.py...</text:p>
      <text:p text:style-name="Код">parsing /usr/lib/python2.7/site-packages/django/contrib/admin/views/main.py...</text:p>
      <text:p text:style-name="Код">parsing /usr/lib/python2.7/site-packages/django/contrib/admin/views/decorators.py...</text:p>
      <text:p text:style-name="Код">parsing /usr/lib/python2.7/site-packages/django/contrib/admin/views/__init__.py...</text:p>
      <text:p text:style-name="Код">parsing /usr/lib/python2.7/site-packages/django/contrib/admin/templatetags/adminmedia.py...</text:p>
      <text:p text:style-name="Код">parsing /usr/lib/python2.7/site-packages/django/contrib/admin/templatetags/admin_modify.py...</text:p>
      <text:p text:style-name="Код">parsing /usr/lib/python2.7/site-packages/django/contrib/admin/templatetags/log.py...</text:p>
      <text:p text:style-name="Код">parsing /usr/lib/python2.7/site-packages/django/contrib/admin/templatetags/admin_list.py...</text:p>
      <text:p text:style-name="Код">parsing /usr/lib/python2.7/site-packages/django/contrib/admin/templatetags/__init__.py...</text:p>
      <text:p text:style-name="Код">parsing /usr/lib/python2.7/site-packages/django/contrib/admindocs/utils.py...</text:p>
      <text:p text:style-name="Код">parsing /usr/lib/python2.7/site-packages/django/contrib/admindocs/views.py...</text:p>
      <text:p text:style-name="Код">parsing /usr/lib/python2.7/site-packages/django/contrib/admindocs/models.py...</text:p>
      <text:p text:style-name="Код">parsing /usr/lib/python2.7/site-packages/django/contrib/admindocs/__init__.py...</text:p>
      <text:p text:style-name="Код">parsing /usr/lib/python2.7/site-packages/django/contrib/admindocs/urls.py...</text:p>
      <text:p text:style-name="Код">parsing /usr/lib/python2.7/site-packages/django/contrib/admindocs/tests/__init__.py...</text:p>
      <text:p text:style-name="Код">parsing /usr/lib/python2.7/site-packages/django/contrib/admindocs/tests/fields.py...</text:p>
      <text:p text:style-name="Код">parsing /usr/lib/python2.7/site-packages/django/contrib/comments/models.py...</text:p>
      <text:p text:style-name="Код">parsing /usr/lib/python2.7/site-packages/django/contrib/comments/feeds.py...</text:p>
      <text:p text:style-name="Код">parsing /usr/lib/python2.7/site-packages/django/contrib/comments/signals.py...</text:p>
      <text:p text:style-name="Код">parsing /usr/lib/python2.7/site-packages/django/contrib/comments/forms.py...</text:p>
      <text:p text:style-name="Код">parsing /usr/lib/python2.7/site-packages/django/contrib/comments/moderation.py...</text:p>
      <text:p text:style-name="Код">parsing /usr/lib/python2.7/site-packages/django/contrib/comments/managers.py...</text:p>
      <text:p text:style-name="Код">parsing /usr/lib/python2.7/site-packages/django/contrib/comments/admin.py...</text:p>
      <text:p text:style-name="Код">parsing /usr/lib/python2.7/site-packages/django/contrib/comments/__init__.py...</text:p>
      <text:p text:style-name="Код">parsing /usr/lib/python2.7/site-packages/django/contrib/comments/urls.py...</text:p>
      <text:p text:style-name="Код">parsing /usr/lib/python2.7/site-packages/django/contrib/comments/views/utils.py...</text:p>
      <text:p text:style-name="Код">parsing /usr/lib/python2.7/site-packages/django/contrib/comments/views/comments.py...</text:p>
      <text:p text:style-name="Код">parsing /usr/lib/python2.7/site-packages/django/contrib/comments/views/moderation.py...</text:p>
      <text:p text:style-name="Код">parsing /usr/lib/python2.7/site-packages/django/contrib/comments/views/__init__.py...</text:p>
      <text:p text:style-name="Код">parsing /usr/lib/python2.7/site-packages/django/contrib/comments/templatetags/comments.py...</text:p>
      <text:p text:style-name="Код">parsing /usr/lib/python2.7/site-packages/django/contrib/comments/templatetags/__init__.py...</text:p>
      <text:p text:style-name="Код"><text:soft-page-break/>parsing /usr/lib/python2.7/site-packages/django/contrib/flatpages/views.py...</text:p>
      <text:p text:style-name="Код">parsing /usr/lib/python2.7/site-packages/django/contrib/flatpages/models.py...</text:p>
      <text:p text:style-name="Код">parsing /usr/lib/python2.7/site-packages/django/contrib/flatpages/middleware.py...</text:p>
      <text:p text:style-name="Код">parsing /usr/lib/python2.7/site-packages/django/contrib/flatpages/admin.py...</text:p>
      <text:p text:style-name="Код">parsing /usr/lib/python2.7/site-packages/django/contrib/flatpages/__init__.py...</text:p>
      <text:p text:style-name="Код">parsing /usr/lib/python2.7/site-packages/django/contrib/flatpages/urls.py...</text:p>
      <text:p text:style-name="Код">parsing /usr/lib/python2.7/site-packages/django/contrib/flatpages/tests/templatetags.py...</text:p>
      <text:p text:style-name="Код">parsing /usr/lib/python2.7/site-packages/django/contrib/flatpages/tests/views.py...</text:p>
      <text:p text:style-name="Код">parsing /usr/lib/python2.7/site-packages/django/contrib/flatpages/tests/forms.py...</text:p>
      <text:p text:style-name="Код">parsing /usr/lib/python2.7/site-packages/django/contrib/flatpages/tests/middleware.py...</text:p>
      <text:p text:style-name="Код">parsing /usr/lib/python2.7/site-packages/django/contrib/flatpages/tests/__init__.py...</text:p>
      <text:p text:style-name="Код">parsing /usr/lib/python2.7/site-packages/django/contrib/flatpages/tests/csrf.py...</text:p>
      <text:p text:style-name="Код">parsing /usr/lib/python2.7/site-packages/django/contrib/flatpages/tests/urls.py...</text:p>
      <text:p text:style-name="Код">parsing /usr/lib/python2.7/site-packages/django/contrib/flatpages/templatetags/flatpages.py...</text:p>
      <text:p text:style-name="Код">parsing /usr/lib/python2.7/site-packages/django/contrib/flatpages/templatetags/__init__.py...</text:p>
      <text:p text:style-name="P3">Unresolved From - from IPython.frontend.terminal.embed import TerminalInteractiveShell File - django.core.management.commands.shell Lineno - <text:s/>16</text:p>
      <text:p text:style-name="P3">Unresolved From - from IPython.Shell import IPShell File - django.core.management.commands.shell Lineno - <text:s/>24</text:p>
      <text:p text:style-name="P3">Unresolved Import, module name - <text:s/>win32con</text:p>
      <text:p text:style-name="P3">Unresolved Import, module name - <text:s/>win32file</text:p>
      <text:p text:style-name="P3">Unresolved Import, module name - <text:s/>pywintypes</text:p>
      <text:p text:style-name="P3">Unresolved Import, module name - <text:s/>cmemcache</text:p>
      <text:p text:style-name="P3">Unresolved Import, module name - <text:s/>pylibmc</text:p>
      <text:p text:style-name="P3">Unresolved From - from _systemrestart import SystemRestart File - django.utils.autoreload Lineno - <text:s/>121</text:p>
      <text:p text:style-name="P3">Unresolved Import, module name - <text:s/>unittest2</text:p>
      <text:p text:style-name="P3">Unresolved Import, module name - <text:s/>MySQLdb</text:p>
      <text:p text:style-name="P3">Unresolved From - from MySQLdb.converters import conversions File - django.db.backends.mysql.base Lineno - <text:s/>25</text:p>
      <text:p text:style-name="P3">Unresolved From - from MySQLdb.constants import FIELD_TYPE, FLAG, CLIENT File - django.db.backends.mysql.base Lineno - <text:s/>26</text:p>
      <text:p text:style-name="P3">Unresolved From - from MySQLdb.constants import FIELD_TYPE, FLAG, CLIENT File - django.db.backends.mysql.base Lineno - <text:s/>26</text:p>
      <text:p text:style-name="P3">Unresolved From - from MySQLdb.constants import FIELD_TYPE, FLAG, CLIENT File - django.db.backends.mysql.base Lineno - <text:s/>26</text:p>
      <text:p text:style-name="P3">Unresolved From - from MySQLdb import ProgrammingError, OperationalError File - django.db.backends.mysql.introspection Lineno - <text:s/>2</text:p>
      <text:p text:style-name="P3">Unresolved From - from MySQLdb import ProgrammingError, OperationalError File - django.db.backends.mysql.introspection Lineno - <text:s/>2</text:p>
      <text:p text:style-name="P3">Unresolved From - from MySQLdb.constants import FIELD_TYPE File - django.db.backends.mysql.introspection Lineno - <text:s/>3</text:p>
      <text:p text:style-name="P3">Unresolved Import, module name - <text:s/>cx_Oracle</text:p>
      <text:p text:style-name="P3">Unresolved Import, module name - <text:s/>cx_Oracle</text:p>
      <text:p text:style-name="P3">Unresolved From - from MySQLdb.constants import FIELD_TYPE File - django.contrib.gis.db.backends.mysql.introspection Lineno - <text:s/>1</text:p>
      <text:p text:style-name="P3">Unresolved Import, module name - <text:s/>cx_Oracle</text:p>
      <text:p text:style-name="P3">Unresolved From - from cx_Oracle import CLOB File - django.contrib.gis.db.backends.oracle.adapter Lineno - <text:s/>1</text:p>
      <text:p text:style-name="P3">Unresolved Import, module name - <text:s/>textile</text:p>
      <text:p text:style-name="P3">Unresolved Import, module name - <text:s/>textile</text:p>
      <text:p text:style-name="P3"/>
      <text:h text:style-name="P7" text:outline-level="2">SQLAlchemy</text:h>
      <text:p text:style-name="P3">$python2.7 test.py sqlalchemy ./SQLAlchemy.xml</text:p>
      <text:p text:style-name="Код">parsing /usr/lib/python2.7/site-packages/sqlalchemy/__init__.py...</text:p>
      <text:p text:style-name="Код">parsing /usr/lib/python2.7/site-packages/sqlalchemy/cprocessors.so...</text:p>
      <text:p text:style-name="Код">parsing /usr/lib/python2.7/site-packages/sqlalchemy/events.py...</text:p>
      <text:p text:style-name="Код">parsing /usr/lib/python2.7/site-packages/sqlalchemy/exc.py...</text:p>
      <text:p text:style-name="Код">parsing /usr/lib/python2.7/site-packages/sqlalchemy/schema.py...</text:p>
      <text:p text:style-name="Код">parsing /usr/lib/python2.7/site-packages/sqlalchemy/event.py...</text:p>
      <text:p text:style-name="Код">parsing /usr/lib/python2.7/site-packages/sqlalchemy/log.py...</text:p>
      <text:p text:style-name="Код">parsing /usr/lib/python2.7/site-packages/sqlalchemy/pool.py...</text:p>
      <text:p text:style-name="Код">parsing /usr/lib/python2.7/site-packages/sqlalchemy/interfaces.py...</text:p>
      <text:p text:style-name="Код">parsing /usr/lib/python2.7/site-packages/sqlalchemy/processors.py...</text:p>
      <text:p text:style-name="Код">parsing /usr/lib/python2.7/site-packages/sqlalchemy/types.py...</text:p>
      <text:p text:style-name="Код">parsing /usr/lib/python2.7/site-packages/sqlalchemy/__init__.py...</text:p>
      <text:p text:style-name="Код">parsing /usr/lib/python2.7/site-packages/sqlalchemy/cresultproxy.so...</text:p>
      <text:p text:style-name="Код">parsing /usr/lib/python2.7/site-packages/sqlalchemy/sql/visitors.py...</text:p>
      <text:p text:style-name="Код">parsing /usr/lib/python2.7/site-packages/sqlalchemy/sql/operators.py...</text:p>
      <text:p text:style-name="Код">parsing /usr/lib/python2.7/site-packages/sqlalchemy/sql/functions.py...</text:p>
      <text:p text:style-name="Код">parsing /usr/lib/python2.7/site-packages/sqlalchemy/sql/expression.py...</text:p>
      <text:p text:style-name="Код">parsing /usr/lib/python2.7/site-packages/sqlalchemy/sql/util.py...</text:p>
      <text:p text:style-name="Код">parsing /usr/lib/python2.7/site-packages/sqlalchemy/sql/__init__.py...</text:p>
      <text:p text:style-name="Код">parsing /usr/lib/python2.7/site-packages/sqlalchemy/sql/compiler.py...</text:p>
      <text:p text:style-name="Код">parsing /usr/lib/python2.7/site-packages/sqlalchemy/dialects/postgres.py...</text:p>
      <text:p text:style-name="Код">parsing /usr/lib/python2.7/site-packages/sqlalchemy/dialects/__init__.py...</text:p>
      <text:p text:style-name="Код">parsing /usr/lib/python2.7/site-packages/sqlalchemy/dialects/postgresql/psycopg2.py...</text:p>
      <text:p text:style-name="Код">parsing /usr/lib/python2.7/site-packages/sqlalchemy/dialects/postgresql/base.py...</text:p>
      <text:p text:style-name="Код">parsing /usr/lib/python2.7/site-packages/sqlalchemy/dialects/postgresql/zxjdbc.py...</text:p>
      <text:p text:style-name="Код">parsing /usr/lib/python2.7/site-packages/sqlalchemy/dialects/postgresql/pg8000.py...</text:p>
      <text:p text:style-name="Код">parsing /usr/lib/python2.7/site-packages/sqlalchemy/dialects/postgresql/pypostgresql.py...</text:p>
      <text:p text:style-name="Код">parsing /usr/lib/python2.7/site-packages/sqlalchemy/dialects/postgresql/__init__.py...</text:p>
      <text:p text:style-name="Код">parsing /usr/lib/python2.7/site-packages/sqlalchemy/dialects/informix/base.py...</text:p>
      <text:p text:style-name="Код">parsing /usr/lib/python2.7/site-packages/sqlalchemy/dialects/informix/informixdb.py...</text:p>
      <text:p text:style-name="Код">parsing /usr/lib/python2.7/site-packages/sqlalchemy/dialects/informix/__init__.py...</text:p>
      <text:p text:style-name="Код">parsing /usr/lib/python2.7/site-packages/sqlalchemy/dialects/mysql/base.py...</text:p>
      <text:p text:style-name="Код">parsing /usr/lib/python2.7/site-packages/sqlalchemy/dialects/mysql/pymysql.py...</text:p>
      <text:p text:style-name="Код">parsing /usr/lib/python2.7/site-packages/sqlalchemy/dialects/mysql/zxjdbc.py...</text:p>
      <text:p text:style-name="Код">parsing /usr/lib/python2.7/site-packages/sqlalchemy/dialects/mysql/oursql.py...</text:p>
      <text:p text:style-name="Код">parsing /usr/lib/python2.7/site-packages/sqlalchemy/dialects/mysql/mysqlconnector.py...</text:p>
      <text:p text:style-name="Код">parsing /usr/lib/python2.7/site-packages/sqlalchemy/dialects/mysql/pyodbc.py...</text:p>
      <text:p text:style-name="Код">parsing /usr/lib/python2.7/site-packages/sqlalchemy/dialects/mysql/mysqldb.py...</text:p>
      <text:p text:style-name="Код">parsing /usr/lib/python2.7/site-packages/sqlalchemy/dialects/mysql/__init__.py...</text:p>
      <text:p text:style-name="Код">parsing /usr/lib/python2.7/site-packages/sqlalchemy/dialects/firebird/base.py...</text:p>
      <text:p text:style-name="Код">parsing /usr/lib/python2.7/site-packages/sqlalchemy/dialects/firebird/kinterbasdb.py...</text:p>
      <text:p text:style-name="Код">parsing /usr/lib/python2.7/site-packages/sqlalchemy/dialects/firebird/__init__.py...</text:p>
      <text:p text:style-name="Код">parsing /usr/lib/python2.7/site-packages/sqlalchemy/dialects/mssql/information_schema.py...</text:p>
      <text:p text:style-name="Код">parsing /usr/lib/python2.7/site-packages/sqlalchemy/dialects/mssql/adodbapi.py...</text:p>
      <text:p text:style-name="Код">parsing /usr/lib/python2.7/site-packages/sqlalchemy/dialects/mssql/base.py...</text:p>
      <text:p text:style-name="Код">parsing /usr/lib/python2.7/site-packages/sqlalchemy/dialects/mssql/zxjdbc.py...</text:p>
      <text:p text:style-name="Код">parsing /usr/lib/python2.7/site-packages/sqlalchemy/dialects/mssql/pymssql.py...</text:p>
      <text:p text:style-name="Код">parsing /usr/lib/python2.7/site-packages/sqlalchemy/dialects/mssql/pyodbc.py...</text:p>
      <text:p text:style-name="Код">parsing /usr/lib/python2.7/site-packages/sqlalchemy/dialects/mssql/mxodbc.py...</text:p>
      <text:p text:style-name="Код">parsing /usr/lib/python2.7/site-packages/sqlalchemy/dialects/mssql/__init__.py...</text:p>
      <text:p text:style-name="Код">parsing /usr/lib/python2.7/site-packages/sqlalchemy/dialects/access/base.py...</text:p>
      <text:p text:style-name="Код">parsing /usr/lib/python2.7/site-packages/sqlalchemy/dialects/access/__init__.py...</text:p>
      <text:p text:style-name="Код">parsing /usr/lib/python2.7/site-packages/sqlalchemy/dialects/drizzle/base.py...</text:p>
      <text:p text:style-name="Код">parsing /usr/lib/python2.7/site-packages/sqlalchemy/dialects/drizzle/mysqldb.py...</text:p>
      <text:p text:style-name="Код">parsing /usr/lib/python2.7/site-packages/sqlalchemy/dialects/drizzle/__init__.py...</text:p>
      <text:p text:style-name="Код">parsing /usr/lib/python2.7/site-packages/sqlalchemy/dialects/oracle/base.py...</text:p>
      <text:p text:style-name="Код">parsing /usr/lib/python2.7/site-packages/sqlalchemy/dialects/oracle/zxjdbc.py...</text:p>
      <text:p text:style-name="Код">parsing /usr/lib/python2.7/site-packages/sqlalchemy/dialects/oracle/__init__.py...</text:p>
      <text:p text:style-name="Код">parsing /usr/lib/python2.7/site-packages/sqlalchemy/dialects/oracle/cx_oracle.py...</text:p>
      <text:p text:style-name="Код">parsing /usr/lib/python2.7/site-packages/sqlalchemy/dialects/maxdb/sapdb.py...</text:p>
      <text:p text:style-name="Код">parsing /usr/lib/python2.7/site-packages/sqlalchemy/dialects/maxdb/base.py...</text:p>
      <text:p text:style-name="Код">parsing /usr/lib/python2.7/site-packages/sqlalchemy/dialects/maxdb/__init__.py...</text:p>
      <text:p text:style-name="Код">parsing /usr/lib/python2.7/site-packages/sqlalchemy/dialects/sybase/base.py...</text:p>
      <text:p text:style-name="Код">parsing /usr/lib/python2.7/site-packages/sqlalchemy/dialects/sybase/pysybase.py...</text:p>
      <text:p text:style-name="Код">parsing /usr/lib/python2.7/site-packages/sqlalchemy/dialects/sybase/pyodbc.py...</text:p>
      <text:p text:style-name="Код">parsing /usr/lib/python2.7/site-packages/sqlalchemy/dialects/sybase/mxodbc.py...</text:p>
      <text:p text:style-name="Код">parsing /usr/lib/python2.7/site-packages/sqlalchemy/dialects/sybase/__init__.py...</text:p>
      <text:p text:style-name="Код">parsing /usr/lib/python2.7/site-packages/sqlalchemy/dialects/sqlite/base.py...</text:p>
      <text:p text:style-name="Код">parsing /usr/lib/python2.7/site-packages/sqlalchemy/dialects/sqlite/pysqlite.py...</text:p>
      <text:p text:style-name="Код">parsing /usr/lib/python2.7/site-packages/sqlalchemy/dialects/sqlite/__init__.py...</text:p>
      <text:p text:style-name="Код">parsing /usr/lib/python2.7/site-packages/sqlalchemy/util/deprecations.py...</text:p>
      <text:p text:style-name="Код">parsing /usr/lib/python2.7/site-packages/sqlalchemy/util/langhelpers.py...</text:p>
      <text:p text:style-name="Код">parsing /usr/lib/python2.7/site-packages/sqlalchemy/util/queue.py...</text:p>
      <text:p text:style-name="Код">parsing /usr/lib/python2.7/site-packages/sqlalchemy/util/__init__.py...</text:p>
      <text:p text:style-name="Код">parsing /usr/lib/python2.7/site-packages/sqlalchemy/util/_collections.py...</text:p>
      <text:p text:style-name="Код">parsing /usr/lib/python2.7/site-packages/sqlalchemy/util/compat.py...</text:p>
      <text:p text:style-name="Код">parsing /usr/lib/python2.7/site-packages/sqlalchemy/util/topological.py...</text:p>
      <text:p text:style-name="Код">parsing /usr/lib/python2.7/site-packages/sqlalchemy/orm/query.py...</text:p>
      <text:p text:style-name="Код">parsing /usr/lib/python2.7/site-packages/sqlalchemy/orm/state.py...</text:p>
      <text:p text:style-name="Код">parsing /usr/lib/python2.7/site-packages/sqlalchemy/orm/instrumentation.py...</text:p>
      <text:p text:style-name="Код">parsing /usr/lib/python2.7/site-packages/sqlalchemy/orm/shard.py...</text:p>
      <text:p text:style-name="Код">parsing /usr/lib/python2.7/site-packages/sqlalchemy/orm/deprecated_interfaces.py...</text:p>
      <text:p text:style-name="Код">parsing /usr/lib/python2.7/site-packages/sqlalchemy/orm/events.py...</text:p>
      <text:p text:style-name="Код">parsing /usr/lib/python2.7/site-packages/sqlalchemy/orm/strategies.py...</text:p>
      <text:p text:style-name="Код">parsing /usr/lib/python2.7/site-packages/sqlalchemy/orm/properties.py...</text:p>
      <text:p text:style-name="Код"><text:soft-page-break/>parsing /usr/lib/python2.7/site-packages/sqlalchemy/orm/exc.py...</text:p>
      <text:p text:style-name="Код">parsing /usr/lib/python2.7/site-packages/sqlalchemy/orm/identity.py...</text:p>
      <text:p text:style-name="Код">parsing /usr/lib/python2.7/site-packages/sqlalchemy/orm/descriptor_props.py...</text:p>
      <text:p text:style-name="Код">parsing /usr/lib/python2.7/site-packages/sqlalchemy/orm/collections.py...</text:p>
      <text:p text:style-name="Код">parsing /usr/lib/python2.7/site-packages/sqlalchemy/orm/dynamic.py...</text:p>
      <text:p text:style-name="Код">parsing /usr/lib/python2.7/site-packages/sqlalchemy/orm/session.py...</text:p>
      <text:p text:style-name="Код">parsing /usr/lib/python2.7/site-packages/sqlalchemy/orm/dependency.py...</text:p>
      <text:p text:style-name="Код">parsing /usr/lib/python2.7/site-packages/sqlalchemy/orm/sync.py...</text:p>
      <text:p text:style-name="Код">parsing /usr/lib/python2.7/site-packages/sqlalchemy/orm/interfaces.py...</text:p>
      <text:p text:style-name="Код">parsing /usr/lib/python2.7/site-packages/sqlalchemy/orm/attributes.py...</text:p>
      <text:p text:style-name="Код">parsing /usr/lib/python2.7/site-packages/sqlalchemy/orm/util.py...</text:p>
      <text:p text:style-name="Код">parsing /usr/lib/python2.7/site-packages/sqlalchemy/orm/unitofwork.py...</text:p>
      <text:p text:style-name="Код">parsing /usr/lib/python2.7/site-packages/sqlalchemy/orm/scoping.py...</text:p>
      <text:p text:style-name="Код">parsing /usr/lib/python2.7/site-packages/sqlalchemy/orm/evaluator.py...</text:p>
      <text:p text:style-name="Код">parsing /usr/lib/python2.7/site-packages/sqlalchemy/orm/__init__.py...</text:p>
      <text:p text:style-name="Код">parsing /usr/lib/python2.7/site-packages/sqlalchemy/orm/mapper.py...</text:p>
      <text:p text:style-name="Код">parsing /usr/lib/python2.7/site-packages/sqlalchemy/ext/serializer.py...</text:p>
      <text:p text:style-name="Код">parsing /usr/lib/python2.7/site-packages/sqlalchemy/ext/hybrid.py...</text:p>
      <text:p text:style-name="Код">parsing /usr/lib/python2.7/site-packages/sqlalchemy/ext/orderinglist.py...</text:p>
      <text:p text:style-name="Код">parsing /usr/lib/python2.7/site-packages/sqlalchemy/ext/horizontal_shard.py...</text:p>
      <text:p text:style-name="Код">parsing /usr/lib/python2.7/site-packages/sqlalchemy/ext/mutable.py...</text:p>
      <text:p text:style-name="Код">parsing /usr/lib/python2.7/site-packages/sqlalchemy/ext/sqlsoup.py...</text:p>
      <text:p text:style-name="Код">parsing /usr/lib/python2.7/site-packages/sqlalchemy/ext/declarative.py...</text:p>
      <text:p text:style-name="Код">parsing /usr/lib/python2.7/site-packages/sqlalchemy/ext/associationproxy.py...</text:p>
      <text:p text:style-name="Код">parsing /usr/lib/python2.7/site-packages/sqlalchemy/ext/__init__.py...</text:p>
      <text:p text:style-name="Код">parsing /usr/lib/python2.7/site-packages/sqlalchemy/ext/compiler.py...</text:p>
      <text:p text:style-name="Код">parsing /usr/lib/python2.7/site-packages/sqlalchemy/connectors/zxJDBC.py...</text:p>
      <text:p text:style-name="Код">parsing /usr/lib/python2.7/site-packages/sqlalchemy/connectors/pyodbc.py...</text:p>
      <text:p text:style-name="Код">parsing /usr/lib/python2.7/site-packages/sqlalchemy/connectors/mxodbc.py...</text:p>
      <text:p text:style-name="Код">parsing /usr/lib/python2.7/site-packages/sqlalchemy/connectors/mysqldb.py...</text:p>
      <text:p text:style-name="Код">parsing /usr/lib/python2.7/site-packages/sqlalchemy/connectors/__init__.py...</text:p>
      <text:p text:style-name="Код">parsing /usr/lib/python2.7/site-packages/sqlalchemy/engine/base.py...</text:p>
      <text:p text:style-name="Код">parsing /usr/lib/python2.7/site-packages/sqlalchemy/engine/strategies.py...</text:p>
      <text:p text:style-name="Код">parsing /usr/lib/python2.7/site-packages/sqlalchemy/engine/default.py...</text:p>
      <text:p text:style-name="Код">parsing /usr/lib/python2.7/site-packages/sqlalchemy/engine/threadlocal.py...</text:p>
      <text:p text:style-name="Код">parsing /usr/lib/python2.7/site-packages/sqlalchemy/engine/url.py...</text:p>
      <text:p text:style-name="Код">parsing /usr/lib/python2.7/site-packages/sqlalchemy/engine/ddl.py...</text:p>
      <text:p text:style-name="Код">parsing /usr/lib/python2.7/site-packages/sqlalchemy/engine/__init__.py...</text:p>
      <text:p text:style-name="Код">parsing /usr/lib/python2.7/site-packages/sqlalchemy/engine/reflection.py...</text:p>
      <text:p text:style-name="Код">parsing /usr/lib/python2.7/site-packages/sqlalchemy/databases/__init__.py...</text:p>
      <text:p text:style-name="P3">Unresolved From - from com.ziclix.python.sql.handler import PostgresqlDataHandler File - sqlalchemy.dialects.postgresql.zxjdbc Lineno - <text:s/>36</text:p>
      <text:p text:style-name="P3">Unresolved From - from postgresql.driver import dbapi20 File - sqlalchemy.dialects.postgresql.pypostgresql Lineno - <text:s/>58</text:p>
      <text:p text:style-name="P3">Unresolved From - from mysql import connector File - sqlalchemy.dialects.mysql.mysqlconnector Lineno - <text:s/>82</text:p>
      <text:p text:style-name="P3">Unresolved From - from mysql.connector.constants import ClientFlag File - sqlalchemy.dialects.mysql.mysqlconnector Lineno - <text:s/>98</text:p>
      <text:p text:style-name="P3">Unresolved From - from mysql.connector.constants import ClientFlag File - sqlalchemy.dialects.mysql.mysqlconnector Lineno - <text:s/>109</text:p>
      <text:p text:style-name="P3">Unresolved Import, module name - <text:s/>win32com</text:p>
      <text:p text:style-name="P3">Unresolved Import, module name - <text:s/>pythoncom</text:p>
      <text:p text:style-name="P3">Unresolved Import, module name - <text:s/>pyodbc</text:p>
      <text:p text:style-name="P3">Unresolved From - from java.sql import SQLException File - sqlalchemy.dialects.oracle.zxjdbc Lineno - <text:s/>188</text:p>
      <text:p text:style-name="P3">Unresolved From - from com.ziclix.python.sql import zxJDBC File - sqlalchemy.dialects.oracle.zxjdbc Lineno - <text:s/>189</text:p>
      <text:p text:style-name="P3">Unresolved From - from com.ziclix.python.sql.handler import OracleDataHandler File - sqlalchemy.dialects.oracle.zxjdbc Lineno - <text:s/>190</text:p>
      <text:p text:style-name="P3">Unresolved Import, module name - <text:s/>cx_Oracle</text:p>
      <text:p text:style-name="P3">Unresolved Import, module name - <text:s/>Sybase</text:p>
      <text:p text:style-name="P3">Unresolved From - from com.ziclix.python.sql import zxJDBC File - sqlalchemy.connectors.zxJDBC Lineno - <text:s/>26</text:p>
      <text:p text:style-name="P3">Unresolved From - from mx.ODBC.Error import Warning as MxOdbcWarning File - sqlalchemy.connectors.mxodbc Lineno - <text:s/>75</text:p>
      <text:p text:style-name="P3"/>
      <text:h text:style-name="P7" text:outline-level="2">LXML</text:h>
      <text:p text:style-name="P3">$ python2.7 test.py lxml ./LXML.xml</text:p>
      <text:p text:style-name="Код">parsing /usr/lib/python2.7/site-packages/lxml/__init__.py...</text:p>
      <text:p text:style-name="Код">parsing /usr/lib/python2.7/site-packages/lxml/sax.py...</text:p>
      <text:p text:style-name="Код">parsing /usr/lib/python2.7/site-packages/lxml/builder.py...</text:p>
      <text:p text:style-name="Код">parsing /usr/lib/python2.7/site-packages/lxml/ElementInclude.py...</text:p>
      <text:p text:style-name="Код">parsing /usr/lib/python2.7/site-packages/lxml/pyclasslookup.py...</text:p>
      <text:p text:style-name="Код">parsing /usr/lib/python2.7/site-packages/lxml/cssselect.py...</text:p>
      <text:p text:style-name="Код">parsing /usr/lib/python2.7/site-packages/lxml/doctestcompare.py...</text:p>
      <text:p text:style-name="Код">parsing /usr/lib/python2.7/site-packages/lxml/etree.so...</text:p>
      <text:p text:style-name="Код">parsing /usr/lib/python2.7/site-packages/lxml/_elementpath.py...</text:p>
      <text:p text:style-name="Код">parsing /usr/lib/python2.7/site-packages/lxml/__init__.py...</text:p>
      <text:p text:style-name="Код">parsing /usr/lib/python2.7/site-packages/lxml/usedoctest.py...</text:p>
      <text:p text:style-name="Код">parsing /usr/lib/python2.7/site-packages/lxml/objectify.so...</text:p>
      <text:p text:style-name="Код">parsing /usr/lib/python2.7/site-packages/lxml/html/builder.py...</text:p>
      <text:p text:style-name="Код">parsing /usr/lib/python2.7/site-packages/lxml/html/diff.py...</text:p>
      <text:p text:style-name="Код">parsing /usr/lib/python2.7/site-packages/lxml/html/_dictmixin.py...</text:p>
      <text:p text:style-name="Код">parsing /usr/lib/python2.7/site-packages/lxml/html/html5parser.py...</text:p>
      <text:p text:style-name="Код">parsing /usr/lib/python2.7/site-packages/lxml/html/soupparser.py...</text:p>
      <text:p text:style-name="Код">parsing /usr/lib/python2.7/site-packages/lxml/html/ElementSoup.py...</text:p>
      <text:p text:style-name="Код">parsing /usr/lib/python2.7/site-packages/lxml/html/_setmixin.py...</text:p>
      <text:p text:style-name="Код">parsing /usr/lib/python2.7/site-packages/lxml/html/_diffcommand.py...</text:p>
      <text:p text:style-name="Код">parsing /usr/lib/python2.7/site-packages/lxml/html/clean.py...</text:p>
      <text:p text:style-name="Код">parsing /usr/lib/python2.7/site-packages/lxml/html/_html5builder.py...</text:p>
      <text:p text:style-name="Код">parsing /usr/lib/python2.7/site-packages/lxml/html/__init__.py...</text:p>
      <text:p text:style-name="Код">parsing /usr/lib/python2.7/site-packages/lxml/html/usedoctest.py...</text:p>
      <text:p text:style-name="Код">parsing /usr/lib/python2.7/site-packages/lxml/html/formfill.py...</text:p>
      <text:p text:style-name="Код">parsing /usr/lib/python2.7/site-packages/lxml/html/defs.py...</text:p>
      <text:p text:style-name="Код">parsing /usr/lib/python2.7/site-packages/lxml/isoschematron/__init__.py...</text:p>
      <text:p text:style-name="Код">Unresolved From - from html5lib import HTMLParser as _HTMLParser File - lxml.html.html5parser Lineno - <text:s/>7</text:p>
      <text:p text:style-name="Код">Unresolved From - from html5lib.treebuilders.etree_lxml import TreeBuilder File - lxml.html.html5parser Lineno - <text:s/>8</text:p>
      <text:p text:style-name="Код">Unresolved From - from html5lib import XHTMLParser as _XHTMLParser File - lxml.html.html5parser Lineno - <text:s/>28</text:p>
      <text:p text:style-name="Код">Unresolved From - from BeautifulSoup import BeautifulSoup, Tag, Comment, ProcessingInstruction, NavigableString File - lxml.html.soupparser Lineno - <text:s/>7</text:p>
      <text:p text:style-name="Код">Unresolved From - from BeautifulSoup import BeautifulSoup, Tag, Comment, ProcessingInstruction, NavigableString File - lxml.html.soupparser Lineno - <text:s/>7</text:p>
      <text:p text:style-name="Код">Unresolved From - from BeautifulSoup import BeautifulSoup, Tag, Comment, ProcessingInstruction, NavigableString File - lxml.html.soupparser Lineno - <text:s/>7</text:p>
      <text:p text:style-name="Код">Unresolved From - from BeautifulSoup import BeautifulSoup, Tag, Comment, ProcessingInstruction, NavigableString File - lxml.html.soupparser Lineno - <text:s/>7</text:p>
      <text:p text:style-name="Код">Unresolved From - from BeautifulSoup import BeautifulSoup, Tag, Comment, ProcessingInstruction, NavigableString File - lxml.html.soupparser Lineno - <text:s/>7</text:p>
      <text:p text:style-name="Код">Unresolved From - from html.entities import name2codepoint File - lxml.html.soupparser Lineno - <text:s/>109</text:p>
      <text:p text:style-name="Код">Unresolved From - from html5lib.treebuilders import _base, etree as etree_builders File - lxml.html._html5builder Lineno - <text:s/>11</text:p>
      <text:p text:style-name="Код">Unresolved From - from html5lib.treebuilders import _base, etree as etree_builders File - lxml.html._html5builder Lineno - <text:s/>11</text:p>
      <text:p text:style-name="P3"/>
      <text:p text:style-name="P3"/>
      <text:h text:style-name="P8" text:outline-level="2">Pylint</text:h>
      <text:p text:style-name="P4">$ python2.7 test.py pylint ./Pylint.xml</text:p>
      <text:p text:style-name="P4">parsing /usr/lib/python2.7/site-packages/lxml/__init__.py...</text:p>
      <text:p text:style-name="P4">parsing /usr/lib/python2.7/site-packages/lxml/sax.py...</text:p>
      <text:p text:style-name="P4">parsing /usr/lib/python2.7/site-packages/lxml/builder.py...</text:p>
      <text:p text:style-name="P4">parsing /usr/lib/python2.7/site-packages/lxml/ElementInclude.py...</text:p>
      <text:p text:style-name="P4">parsing /usr/lib/python2.7/site-packages/lxml/pyclasslookup.py...</text:p>
      <text:p text:style-name="P4">parsing /usr/lib/python2.7/site-packages/lxml/cssselect.py...</text:p>
      <text:p text:style-name="P4">parsing /usr/lib/python2.7/site-packages/lxml/doctestcompare.py...</text:p>
      <text:p text:style-name="P4">parsing /usr/lib/python2.7/site-packages/lxml/etree.so...</text:p>
      <text:p text:style-name="P4">parsing /usr/lib/python2.7/site-packages/lxml/_elementpath.py...</text:p>
      <text:p text:style-name="P4">parsing /usr/lib/python2.7/site-packages/lxml/__init__.py...</text:p>
      <text:p text:style-name="P4">parsing /usr/lib/python2.7/site-packages/lxml/usedoctest.py...</text:p>
      <text:p text:style-name="P4">parsing /usr/lib/python2.7/site-packages/lxml/objectify.so...</text:p>
      <text:p text:style-name="P4">parsing /usr/lib/python2.7/site-packages/lxml/html/builder.py...</text:p>
      <text:p text:style-name="P4">parsing /usr/lib/python2.7/site-packages/lxml/html/diff.py...</text:p>
      <text:p text:style-name="P4">parsing /usr/lib/python2.7/site-packages/lxml/html/_dictmixin.py...</text:p>
      <text:p text:style-name="P4">parsing /usr/lib/python2.7/site-packages/lxml/html/html5parser.py...</text:p>
      <text:p text:style-name="P4">parsing /usr/lib/python2.7/site-packages/lxml/html/soupparser.py...</text:p>
      <text:p text:style-name="P4">parsing /usr/lib/python2.7/site-packages/lxml/html/ElementSoup.py...</text:p>
      <text:p text:style-name="P4">parsing /usr/lib/python2.7/site-packages/lxml/html/_setmixin.py...</text:p>
      <text:p text:style-name="P4">parsing /usr/lib/python2.7/site-packages/lxml/html/_diffcommand.py...</text:p>
      <text:p text:style-name="P4">parsing /usr/lib/python2.7/site-packages/lxml/html/clean.py...</text:p>
      <text:p text:style-name="P4">parsing /usr/lib/python2.7/site-packages/lxml/html/_html5builder.py...</text:p>
      <text:p text:style-name="P4">parsing /usr/lib/python2.7/site-packages/lxml/html/__init__.py...</text:p>
      <text:p text:style-name="P4">parsing /usr/lib/python2.7/site-packages/lxml/html/usedoctest.py...</text:p>
      <text:p text:style-name="P4">parsing /usr/lib/python2.7/site-packages/lxml/html/formfill.py...</text:p>
      <text:p text:style-name="P4">parsing /usr/lib/python2.7/site-packages/lxml/html/defs.py...</text:p>
      <text:p text:style-name="P4">parsing /usr/lib/python2.7/site-packages/lxml/isoschematron/__init__.py...</text:p>
      <text:p text:style-name="P3">Unresolved From - from html5lib import HTMLParser as _HTMLParser File - lxml.html.html5parser Lineno - <text:s/>7</text:p>
      <text:p text:style-name="P3">Unresolved From - from html5lib.treebuilders.etree_lxml import TreeBuilder File - lxml.html.html5parser Lineno - <text:s/>8</text:p>
      <text:p text:style-name="P3">Unresolved From - from html5lib import XHTMLParser as _XHTMLParser File - lxml.html.html5parser Lineno - <text:s/>28</text:p>
      <text:p text:style-name="P3">Unresolved From - from BeautifulSoup import BeautifulSoup, Tag, Comment, ProcessingInstruction, NavigableString File - lxml.html.soupparser Lineno - <text:s/>7</text:p>
      <text:p text:style-name="P3">Unresolved From - from BeautifulSoup import BeautifulSoup, Tag, Comment, ProcessingInstruction, NavigableString File - lxml.html.soupparser Lineno - <text:s/>7</text:p>
      <text:p text:style-name="P3">Unresolved From - from BeautifulSoup import BeautifulSoup, Tag, Comment, ProcessingInstruction, NavigableString File - lxml.html.soupparser Lineno - <text:s/>7</text:p>
      <text:p text:style-name="P3">Unresolved From - from BeautifulSoup import BeautifulSoup, Tag, Comment, ProcessingInstruction, NavigableString File - lxml.html.soupparser Lineno - <text:s/>7</text:p>
      <text:p text:style-name="P3">Unresolved From - from BeautifulSoup import BeautifulSoup, Tag, Comment, ProcessingInstruction, NavigableString File - lxml.html.soupparser Lineno - <text:s/>7</text:p>
      <text:p text:style-name="P3">Unresolved From - from html.entities import name2codepoint File - lxml.html.soupparser Lineno - <text:s/>109</text:p>
      <text:p text:style-name="P3">Unresolved From - from html5lib.treebuilders import _base, etree as etree_builders File - lxml.html._html5builder Lineno - <text:s/>11</text:p>
      <text:p text:style-name="P3">Unresolved From - from html5lib.treebuilders import _base, etree as etree_builders File - lxml.html._html5builder Lineno - <text:s/>11</text:p>
      <text:p text:style-name="P3"/>
      <text:p text:style-name="P3"/>
      <text:h text:style-name="P7" text:outline-level="2">Logilab</text:h>
      <text:p text:style-name="P3">$ python2.7 test.py logilab ./Logilab.xml</text:p>
      <text:p text:style-name="Код">parsing /usr/lib/python2.7/site-packages/logilab/__init__.py...</text:p>
      <text:p text:style-name="Код">parsing /usr/lib/python2.7/site-packages/logilab/__init__.py...</text:p>
      <text:p text:style-name="Код">parsing /usr/lib/python2.7/site-packages/logilab/common/changelog.py...</text:p>
      <text:p text:style-name="Код">parsing /usr/lib/python2.7/site-packages/logilab/common/shellutils.py...</text:p>
      <text:p text:style-name="Код">parsing /usr/lib/python2.7/site-packages/logilab/common/daemon.py...</text:p>
      <text:p text:style-name="Код">parsing /usr/lib/python2.7/site-packages/logilab/common/corbautils.py...</text:p>
      <text:p text:style-name="Код">parsing /usr/lib/python2.7/site-packages/logilab/common/interface.py...</text:p>
      <text:p text:style-name="Код">parsing /usr/lib/python2.7/site-packages/logilab/common/cli.py...</text:p>
      <text:p text:style-name="Код">parsing /usr/lib/python2.7/site-packages/logilab/common/tree.py...</text:p>
      <text:p text:style-name="Код">parsing /usr/lib/python2.7/site-packages/logilab/common/modutils.py...</text:p>
      <text:p text:style-name="Код">parsing /usr/lib/python2.7/site-packages/logilab/common/visitor.py...</text:p>
      <text:p text:style-name="Код">parsing /usr/lib/python2.7/site-packages/logilab/common/optparser.py...</text:p>
      <text:p text:style-name="Код">parsing /usr/lib/python2.7/site-packages/logilab/common/pyro_ext.py...</text:p>
      <text:p text:style-name="Код">parsing /usr/lib/python2.7/site-packages/logilab/common/hg.py...</text:p>
      <text:p text:style-name="Код">parsing /usr/lib/python2.7/site-packages/logilab/common/sphinx_ext.py...</text:p>
      <text:p text:style-name="Код">parsing /usr/lib/python2.7/site-packages/logilab/common/date.py...</text:p>
      <text:p text:style-name="Код">parsing /usr/lib/python2.7/site-packages/logilab/common/debugger.py...</text:p>
      <text:p text:style-name="Код">parsing /usr/lib/python2.7/site-packages/logilab/common/testlib.py...</text:p>
      <text:p text:style-name="Код">parsing /usr/lib/python2.7/site-packages/logilab/common/optik_ext.py...</text:p>
      <text:p text:style-name="Код">parsing /usr/lib/python2.7/site-packages/logilab/common/decorators.py...</text:p>
      <text:p text:style-name="Код">parsing /usr/lib/python2.7/site-packages/logilab/common/configuration.py...</text:p>
      <text:p text:style-name="Код">parsing /usr/lib/python2.7/site-packages/logilab/common/__pkginfo__.py...</text:p>
      <text:p text:style-name="Код">parsing /usr/lib/python2.7/site-packages/logilab/common/pdf_ext.py...</text:p>
      <text:p text:style-name="Код">parsing /usr/lib/python2.7/site-packages/logilab/common/vcgutils.py...</text:p>
      <text:p text:style-name="Код">parsing /usr/lib/python2.7/site-packages/logilab/common/logging_ext.py...</text:p>
      <text:p text:style-name="Код">parsing /usr/lib/python2.7/site-packages/logilab/common/clcommands.py...</text:p>
      <text:p text:style-name="Код">parsing /usr/lib/python2.7/site-packages/logilab/common/tasksqueue.py...</text:p>
      <text:p text:style-name="Код">parsing /usr/lib/python2.7/site-packages/logilab/common/deprecation.py...</text:p>
      <text:p text:style-name="Код">parsing /usr/lib/python2.7/site-packages/logilab/common/dbf.py...</text:p>
      <text:p text:style-name="Код">parsing /usr/lib/python2.7/site-packages/logilab/common/table.py...</text:p>
      <text:p text:style-name="Код">parsing /usr/lib/python2.7/site-packages/logilab/common/urllib2ext.py...</text:p>
      <text:p text:style-name="Код">parsing /usr/lib/python2.7/site-packages/logilab/common/graph.py...</text:p>
      <text:p text:style-name="Код">parsing /usr/lib/python2.7/site-packages/logilab/common/pytest.py...</text:p>
      <text:p text:style-name="Код">parsing /usr/lib/python2.7/site-packages/logilab/common/textutils.py...</text:p>
      <text:p text:style-name="Код">parsing /usr/lib/python2.7/site-packages/logilab/common/fileutils.py...</text:p>
      <text:p text:style-name="Код">parsing /usr/lib/python2.7/site-packages/logilab/common/umessage.py...</text:p>
      <text:p text:style-name="Код">parsing /usr/lib/python2.7/site-packages/logilab/common/xmlutils.py...</text:p>
      <text:p text:style-name="Код">parsing /usr/lib/python2.7/site-packages/logilab/common/cache.py...</text:p>
      <text:p text:style-name="Код">parsing /usr/lib/python2.7/site-packages/logilab/common/sphinxutils.py...</text:p>
      <text:p text:style-name="Код">parsing /usr/lib/python2.7/site-packages/logilab/common/__init__.py...</text:p>
      <text:p text:style-name="Код">parsing /usr/lib/python2.7/site-packages/logilab/common/compat.py...</text:p>
      <text:p text:style-name="Код">parsing /usr/lib/python2.7/site-packages/logilab/common/xmlrpcutils.py...</text:p>
      <text:p text:style-name="Код">parsing /usr/lib/python2.7/site-packages/logilab/common/proc.py...</text:p>
      <text:p text:style-name="Код">parsing /usr/lib/python2.7/site-packages/logilab/common/contexts.py...</text:p>
      <text:p text:style-name="Код">parsing /usr/lib/python2.7/site-packages/logilab/common/ureports/text_writer.py...</text:p>
      <text:p text:style-name="Код">parsing /usr/lib/python2.7/site-packages/logilab/common/ureports/docbook_writer.py...</text:p>
      <text:p text:style-name="Код">parsing /usr/lib/python2.7/site-packages/logilab/common/ureports/nodes.py...</text:p>
      <text:p text:style-name="Код">parsing /usr/lib/python2.7/site-packages/logilab/common/ureports/html_writer.py...</text:p>
      <text:p text:style-name="Код">parsing /usr/lib/python2.7/site-packages/logilab/common/ureports/__init__.py...</text:p>
      <text:p text:style-name="Код">parsing /usr/lib/python2.7/site-packages/logilab/astng/utils.py...</text:p>
      <text:p text:style-name="Код">parsing /usr/lib/python2.7/site-packages/logilab/astng/exceptions.py...</text:p>
      <text:p text:style-name="Код">parsing /usr/lib/python2.7/site-packages/logilab/astng/builder.py...</text:p>
      <text:p text:style-name="Код">parsing /usr/lib/python2.7/site-packages/logilab/astng/nodes.py...</text:p>
      <text:p text:style-name="Код">parsing /usr/lib/python2.7/site-packages/logilab/astng/inspector.py...</text:p>
      <text:p text:style-name="Код">parsing /usr/lib/python2.7/site-packages/logilab/astng/inference.py...</text:p>
      <text:p text:style-name="Код">parsing /usr/lib/python2.7/site-packages/logilab/astng/__pkginfo__.py...</text:p>
      <text:p text:style-name="Код">parsing /usr/lib/python2.7/site-packages/logilab/astng/mixins.py...</text:p>
      <text:p text:style-name="Код">parsing /usr/lib/python2.7/site-packages/logilab/astng/node_classes.py...</text:p>
      <text:p text:style-name="Код">parsing /usr/lib/python2.7/site-packages/logilab/astng/raw_building.py...</text:p>
      <text:p text:style-name="Код">parsing /usr/lib/python2.7/site-packages/logilab/astng/scoped_nodes.py...</text:p>
      <text:p text:style-name="Код">parsing /usr/lib/python2.7/site-packages/logilab/astng/bases.py...</text:p>
      <text:p text:style-name="Код">parsing /usr/lib/python2.7/site-packages/logilab/astng/protocols.py...</text:p>
      <text:p text:style-name="Код">parsing /usr/lib/python2.7/site-packages/logilab/astng/rebuilder.py...</text:p>
      <text:p text:style-name="Код">parsing /usr/lib/python2.7/site-packages/logilab/astng/as_string.py...</text:p>
      <text:p text:style-name="Код">parsing /usr/lib/python2.7/site-packages/logilab/astng/manager.py...</text:p>
      <text:p text:style-name="Код">parsing /usr/lib/python2.7/site-packages/logilab/astng/__init__.py...</text:p>
      <text:p text:style-name="P3">Unresolved From - from omniORB import CORBA, PortableServer File - logilab.common.corbautils Lineno - <text:s/>26</text:p>
      <text:p text:style-name="P3">Unresolved From - from omniORB import CORBA, PortableServer File - logilab.common.corbautils Lineno - <text:s/>26</text:p>
      <text:p text:style-name="P3">Unresolved Import, module name - <text:s/>CosNaming</text:p>
      <text:p text:style-name="P3">Unresolved From - from Pyro import core, naming, errors, util, config File - logilab.common.pyro_ext Lineno - <text:s/>33</text:p>
      <text:p text:style-name="P3">Unresolved From - from Pyro import core, naming, errors, util, config File - logilab.common.pyro_ext Lineno - <text:s/>33</text:p>
      <text:p text:style-name="P3">Unresolved From - from Pyro import core, naming, errors, util, config File - logilab.common.pyro_ext Lineno - <text:s/>33</text:p>
      <text:p text:style-name="P3">Unresolved From - from Pyro import core, naming, errors, util, config File - logilab.common.pyro_ext Lineno - <text:s/>33</text:p>
      <text:p text:style-name="P3">Unresolved From - from Pyro import core, naming, errors, util, config File - logilab.common.pyro_ext Lineno - <text:s/>33</text:p>
      <text:p text:style-name="P3">Unresolved From - from mercurial.error import RepoError File - logilab.common.hg Lineno - <text:s/>27</text:p>
      <text:p text:style-name="P3">Unresolved From - from mercurial.__version__ import version as hg_version File - logilab.common.hg Lineno - <text:s/>28</text:p>
      <text:p text:style-name="P3">Unresolved From - from mercurial.repo import RepoError File - logilab.common.hg Lineno - <text:s/>30</text:p>
      <text:p text:style-name="P3">Unresolved From - from mercurial.version import get_version File - logilab.common.hg Lineno - <text:s/>31</text:p>
      <text:p text:style-name="P3">Unresolved From - from mercurial.hg import repository as Repository File - logilab.common.hg Lineno - <text:s/>34</text:p>
      <text:p text:style-name="P3">Unresolved From - from mercurial.ui import ui as Ui File - logilab.common.hg Lineno - <text:s/>35</text:p>
      <text:p text:style-name="P3">Unresolved From - from mercurial.node import short File - logilab.common.hg Lineno - <text:s/>36</text:p>
      <text:p text:style-name="P3">Unresolved From - from mercurial.cmdutil import walkchangerevs File - logilab.common.hg Lineno - <text:s/>39</text:p>
      <text:p text:style-name="P3">Unresolved From - from mercurial.commands import walkchangerevs File - logilab.common.hg Lineno - <text:s/>41</text:p>
      <text:p text:style-name="P3">Unresolved From - from mercurial.util import cachefunc File - logilab.common.hg Lineno - <text:s/>44</text:p>
      <text:p text:style-name="P3">Unresolved From - from mercurial import encoding File - logilab.common.hg Lineno - <text:s/>50</text:p>
      <text:p text:style-name="P3"><text:soft-page-break/>Unresolved From - from mercurial.util import _encoding File - logilab.common.hg Lineno - <text:s/>54</text:p>
      <text:p text:style-name="P3">Unresolved From - from mercurial import demandimport File - logilab.common.hg Lineno - <text:s/>74</text:p>
      <text:p text:style-name="P3">Unresolved From - from mercurial import hg, discovery File - logilab.common.hg Lineno - <text:s/>106</text:p>
      <text:p text:style-name="P3">Unresolved From - from mercurial import hg, discovery File - logilab.common.hg Lineno - <text:s/>106</text:p>
      <text:p text:style-name="P3">Unresolved From - from mercurial import bundlerepo, changegroup File - logilab.common.hg Lineno - <text:s/>111</text:p>
      <text:p text:style-name="P3">Unresolved From - from mercurial import bundlerepo, changegroup File - logilab.common.hg Lineno - <text:s/>111</text:p>
      <text:p text:style-name="P3">Unresolved From - from mercurial import hg, discovery File - logilab.common.hg Lineno - <text:s/>127</text:p>
      <text:p text:style-name="P3">Unresolved From - from mercurial import hg, discovery File - logilab.common.hg Lineno - <text:s/>127</text:p>
      <text:p text:style-name="P3">Unresolved From - from sphinx.ext import autodoc File - logilab.common.sphinx_ext Lineno - <text:s/>20</text:p>
      <text:p text:style-name="P3">Unresolved From - from sphinx.ext.autodoc import ViewList, Options, AutodocReporter, nodes, assemble_option_dict, nested_parse_with_titles File - logilab.common.sphinx_ext Lineno - <text:s/>44</text:p>
      <text:p text:style-name="P3">Unresolved From - from sphinx.ext.autodoc import ViewList, Options, AutodocReporter, nodes, assemble_option_dict, nested_parse_with_titles File - logilab.common.sphinx_ext Lineno - <text:s/>44</text:p>
      <text:p text:style-name="P3">Unresolved From - from sphinx.ext.autodoc import ViewList, Options, AutodocReporter, nodes, assemble_option_dict, nested_parse_with_titles File - logilab.common.sphinx_ext Lineno - <text:s/>44</text:p>
      <text:p text:style-name="P3">Unresolved From - from sphinx.ext.autodoc import ViewList, Options, AutodocReporter, nodes, assemble_option_dict, nested_parse_with_titles File - logilab.common.sphinx_ext Lineno - <text:s/>44</text:p>
      <text:p text:style-name="P3">Unresolved From - from sphinx.ext.autodoc import ViewList, Options, AutodocReporter, nodes, assemble_option_dict, nested_parse_with_titles File - logilab.common.sphinx_ext Lineno - <text:s/>44</text:p>
      <text:p text:style-name="P3">Unresolved From - from sphinx.ext.autodoc import ViewList, Options, AutodocReporter, nodes, assemble_option_dict, nested_parse_with_titles File - logilab.common.sphinx_ext Lineno - <text:s/>44</text:p>
      <text:p text:style-name="P3">Unresolved From - from IPython import PyColorize File - logilab.common.debugger Lineno - <text:s/>43</text:p>
      <text:p text:style-name="P3">Unresolved Import, module name - <text:s/>unittest2</text:p>
      <text:p text:style-name="P3">Unresolved From - from unittest2 import SkipTest File - logilab.common.testlib Lineno - <text:s/>63</text:p>
      <text:p text:style-name="P3">Unresolved From - from elementtree.ElementTree import fromstring File - logilab.common.testlib Lineno - <text:s/>849</text:p>
      <text:p text:style-name="P3">Unresolved Import, module name - <text:s/>kerberos</text:p>
      <text:p text:style-name="P3">Unresolved Import, module name - <text:s/>unittest2</text:p>
      <text:p text:style-name="P3">Unresolved From - from logilab.devtools.lib.coverage import Coverage File - logilab.common.pytest Lineno - <text:s/>635</text:p>
      <text:p text:style-name="P3">Unresolved From - from logilab.devtools.lib.coverage import Coverage File - logilab.common.pytest Lineno - <text:s/>692</text:p>
      <text:p text:style-name="P3">Unresolved From - from logilab.aspects.weaver import weaver File - logilab.common.pytest Lineno - <text:s/>1152</text:p>
      <text:p text:style-name="P3">Unresolved From - from logilab.aspects.lib.contracts import ContractAspect File - logilab.common.pytest Lineno - <text:s/>1153</text:p>
      <text:p text:style-name="P3">Unresolved Import, module name - <text:s/>configparser</text:p>
      <text:p text:style-name="P3"/>
      <text:p text:style-name="Код"/>
      <text:p text:style-name="Код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OpenSymbol" svg:font-family="OpenSymbol"/>
    <style:font-face style:name="Monospace" svg:font-family="Monospace" style:font-pitch="fixed"/>
    <style:font-face style:name="Courier New" svg:font-family="'Courier New'" style:font-adornments="Negreta cursiva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3pt" fo:font-style="italic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Код" style:family="paragraph" style:parent-style-name="Heading_20_4" style:default-outline-level="" style:list-style-name="" style:class="text" style:master-page-name="">
      <style:paragraph-properties fo:margin-top="0cm" fo:margin-bottom="0cm" style:page-number="auto" fo:keep-with-next="auto"/>
      <style:text-properties style:font-name="Courier New" fo:font-size="60%" fo:font-weight="normal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1T13:46:49</meta:creation-date>
    <meta:editing-duration>P0D</meta:editing-duration>
    <meta:editing-cycles>1</meta:editing-cycles>
    <meta:generator>OpenOffice.org/3.3$Linux OpenOffice.org_project/330m20$Build-9567</meta:generator>
    <meta:document-statistic meta:table-count="0" meta:image-count="0" meta:object-count="0" meta:page-count="34" meta:paragraph-count="2287" meta:word-count="8453" meta:character-count="185426"/>
  </office:meta>
</office:document-meta>
</file>